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/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T2_16" style:family="text"/>
    <style:style style:name="T2_17" style:family="text"/>
    <style:style style:name="T2_18" style:family="text"/>
    <style:style style:name="T2_19" style:family="text"/>
    <style:style style:name="T2_20" style:family="text"/>
    <style:style style:name="T2_21" style:family="text"/>
    <style:style style:name="T2_22" style:family="text"/>
    <style:style style:name="T2_23" style:family="text"/>
    <style:style style:name="T2_24" style:family="text"/>
    <style:style style:name="T2_25" style:family="text"/>
    <style:style style:name="T2_26" style:family="text"/>
    <style:style style:name="T2_27" style:family="text"/>
    <style:style style:name="T2_28" style:family="text"/>
    <style:style style:name="T2_29" style:family="text"/>
    <style:style style:name="T2_30" style:family="text"/>
    <style:style style:name="T2_31" style:family="text"/>
    <style:style style:name="T2_32" style:family="text"/>
    <style:style style:name="T2_33" style:family="text"/>
    <style:style style:name="T2_34" style:family="text"/>
    <style:style style:name="T2_35" style:family="text"/>
    <style:style style:name="T2_36" style:family="text"/>
    <style:style style:name="T2_37" style:family="text"/>
    <style:style style:name="T2_38" style:family="text"/>
    <style:style style:name="T2_39" style:family="text"/>
    <style:style style:name="T2_40" style:family="text"/>
    <style:style style:name="T2_41" style:family="text"/>
    <style:style style:name="T2_42" style:family="text"/>
    <style:style style:name="T2_43" style:family="text"/>
    <style:style style:name="T2_44" style:family="text"/>
    <style:style style:name="T2_45" style:family="text"/>
    <style:style style:name="T2_46" style:family="text"/>
    <style:style style:name="T2_47" style:family="text"/>
    <style:style style:name="T2_48" style:family="text"/>
    <style:style style:name="T2_49" style:family="text"/>
    <style:style style:name="T2_50" style:family="text"/>
    <style:style style:name="T2_51" style:family="text"/>
    <style:style style:name="T2_52" style:family="text"/>
    <style:style style:name="T2_53" style:family="text"/>
    <style:style style:name="T2_54" style:family="text"/>
    <style:style style:name="T2_55" style:family="text"/>
    <style:style style:name="T2_56" style:family="text"/>
    <style:style style:name="T2_57" style:family="text"/>
    <style:style style:name="T2_58" style:family="text"/>
    <style:style style:name="T2_59" style:family="text"/>
    <style:style style:name="T2_60" style:family="text"/>
    <style:style style:name="T2_61" style:family="text"/>
    <style:style style:name="T2_62" style:family="text"/>
    <style:style style:name="T2_63" style:family="text"/>
    <style:style style:name="T2_64" style:family="text"/>
    <style:style style:name="P3" style:family="paragraph" style:parent-style-name="Heading_20_4">
      <style:paragraph-properties fo:break-before="auto" fo:line-height="115%" fo:margin-top="0.423cm" fo:margin-bottom="0.071cm" style:writing-mode="lr-tb"/>
    </style:style>
    <style:style style:name="T3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T4_9" style:family="text"/>
    <style:style style:name="T4_10" style:family="text"/>
    <style:style style:name="T4_11" style:family="text"/>
    <style:style style:name="T4_12" style:family="text"/>
    <style:style style:name="T4_13" style:family="text"/>
    <style:style style:name="T4_14" style:family="text"/>
    <style:style style:name="T4_15" style:family="text"/>
    <style:style style:name="T4_16" style:family="text"/>
    <style:style style:name="T4_17" style:family="text"/>
    <style:style style:name="T4_18" style:family="text"/>
    <style:style style:name="T4_19" style:family="text"/>
    <style:style style:name="T4_20" style:family="text"/>
    <style:style style:name="T4_21" style:family="text"/>
    <style:style style:name="T4_22" style:family="text"/>
    <style:style style:name="T4_23" style:family="text"/>
    <style:style style:name="T4_24" style:family="text"/>
    <style:style style:name="T4_25" style:family="text"/>
    <style:style style:name="T4_26" style:family="text"/>
    <style:style style:name="T4_27" style:family="text"/>
    <style:style style:name="T4_28" style:family="text"/>
    <style:style style:name="T4_29" style:family="text"/>
    <style:style style:name="T4_30" style:family="text"/>
    <style:style style:name="T4_31" style:family="text"/>
    <style:style style:name="T4_32" style:family="text"/>
    <style:style style:name="T4_33" style:family="text"/>
    <style:style style:name="T4_34" style:family="text"/>
    <style:style style:name="T4_35" style:family="text"/>
    <style:style style:name="T4_36" style:family="text"/>
    <style:style style:name="T4_37" style:family="text"/>
    <style:style style:name="T4_38" style:family="text"/>
    <style:style style:name="T4_39" style:family="text"/>
    <style:style style:name="T4_40" style:family="text"/>
    <style:style style:name="T4_41" style:family="text"/>
    <style:style style:name="T4_42" style:family="text"/>
    <style:style style:name="T4_43" style:family="text"/>
    <style:style style:name="T4_44" style:family="text"/>
    <style:style style:name="T4_45" style:family="text"/>
    <style:style style:name="T4_46" style:family="text"/>
    <style:style style:name="T4_47" style:family="text"/>
    <style:style style:name="T4_48" style:family="text"/>
    <style:style style:name="T4_49" style:family="text"/>
    <style:style style:name="T4_50" style:family="text"/>
    <style:style style:name="T4_51" style:family="text"/>
    <style:style style:name="T4_52" style:family="text"/>
    <style:style style:name="T4_53" style:family="text"/>
    <style:style style:name="T4_54" style:family="text"/>
    <style:style style:name="T4_55" style:family="text"/>
    <style:style style:name="T4_56" style:family="text"/>
    <style:style style:name="T4_57" style:family="text"/>
    <style:style style:name="T4_58" style:family="text"/>
    <style:style style:name="T4_59" style:family="text"/>
    <style:style style:name="T4_60" style:family="text"/>
    <style:style style:name="T4_61" style:family="text"/>
    <style:style style:name="T4_62" style:family="text"/>
    <style:style style:name="T4_63" style:family="text"/>
    <style:style style:name="T4_64" style:family="text"/>
    <style:style style:name="T4_65" style:family="text"/>
    <style:style style:name="T4_66" style:family="text"/>
    <style:style style:name="T4_67" style:family="text"/>
    <style:style style:name="T4_68" style:family="text"/>
    <style:style style:name="T4_69" style:family="text"/>
    <style:style style:name="T4_70" style:family="text"/>
    <style:style style:name="T4_71" style:family="text"/>
    <style:style style:name="T4_72" style:family="text"/>
    <style:style style:name="T4_73" style:family="text"/>
    <style:style style:name="T4_74" style:family="text"/>
    <style:style style:name="T4_75" style:family="text"/>
    <style:style style:name="T4_76" style:family="text"/>
    <style:style style:name="T4_77" style:family="text"/>
    <style:style style:name="T4_78" style:family="text"/>
    <style:style style:name="T4_79" style:family="text"/>
    <style:style style:name="T4_80" style:family="text"/>
    <style:style style:name="T4_81" style:family="text"/>
    <style:style style:name="T4_82" style:family="text"/>
    <style:style style:name="T4_83" style:family="text"/>
    <style:style style:name="T4_84" style:family="text"/>
    <style:style style:name="T4_85" style:family="text"/>
    <style:style style:name="T4_86" style:family="text"/>
    <style:style style:name="T4_87" style:family="text"/>
    <style:style style:name="T4_88" style:family="text"/>
    <style:style style:name="T4_89" style:family="text"/>
    <style:style style:name="T4_90" style:family="text"/>
    <style:style style:name="T4_91" style:family="text"/>
    <style:style style:name="T4_92" style:family="text"/>
    <style:style style:name="T4_93" style:family="text"/>
    <style:style style:name="T4_94" style:family="text"/>
    <style:style style:name="T4_95" style:family="text"/>
    <style:style style:name="T4_96" style:family="text"/>
    <style:style style:name="T4_97" style:family="text"/>
    <style:style style:name="T4_98" style:family="text"/>
    <style:style style:name="T4_99" style:family="text"/>
    <style:style style:name="T4_100" style:family="text"/>
    <style:style style:name="T4_101" style:family="text"/>
    <style:style style:name="T4_102" style:family="text"/>
    <style:style style:name="T4_103" style:family="text"/>
    <style:style style:name="T4_104" style:family="text"/>
    <style:style style:name="T4_105" style:family="text"/>
    <style:style style:name="T4_106" style:family="text"/>
    <style:style style:name="T4_107" style:family="text"/>
    <style:style style:name="T4_108" style:family="text"/>
    <style:style style:name="T4_109" style:family="text"/>
    <style:style style:name="T4_110" style:family="text"/>
    <style:style style:name="T4_111" style:family="text"/>
    <style:style style:name="T4_112" style:family="text"/>
    <style:style style:name="T4_113" style:family="text"/>
    <style:style style:name="T4_114" style:family="text"/>
    <style:style style:name="T4_115" style:family="text"/>
    <style:style style:name="T4_116" style:family="text"/>
    <style:style style:name="T4_117" style:family="text"/>
    <style:style style:name="T4_118" style:family="text"/>
    <style:style style:name="T4_119" style:family="text"/>
    <style:style style:name="T4_120" style:family="text"/>
    <style:style style:name="T4_121" style:family="text"/>
    <style:style style:name="T4_122" style:family="text"/>
    <style:style style:name="T4_123" style:family="text"/>
    <style:style style:name="T4_124" style:family="text"/>
    <style:style style:name="T4_125" style:family="text"/>
    <style:style style:name="T4_126" style:family="text"/>
    <style:style style:name="T4_127" style:family="text"/>
    <style:style style:name="T4_128" style:family="text"/>
    <style:style style:name="T4_129" style:family="text"/>
    <style:style style:name="T4_130" style:family="text"/>
    <style:style style:name="T4_131" style:family="text"/>
    <style:style style:name="T4_132" style:family="text"/>
    <style:style style:name="T4_133" style:family="text"/>
    <style:style style:name="T4_134" style:family="text"/>
    <style:style style:name="T4_135" style:family="text"/>
    <style:style style:name="T4_136" style:family="text"/>
    <style:style style:name="T4_137" style:family="text"/>
    <style:style style:name="T4_138" style:family="text"/>
    <style:style style:name="T4_139" style:family="text"/>
    <style:style style:name="T4_140" style:family="text"/>
    <style:style style:name="T4_141" style:family="text"/>
    <style:style style:name="T4_142" style:family="text"/>
    <style:style style:name="T4_143" style:family="text"/>
    <style:style style:name="T4_144" style:family="text"/>
    <style:style style:name="T4_145" style:family="text"/>
    <style:style style:name="T4_146" style:family="text"/>
    <style:style style:name="T4_147" style:family="text"/>
    <style:style style:name="T4_148" style:family="text"/>
    <style:style style:name="T4_149" style:family="text"/>
    <style:style style:name="T4_150" style:family="text"/>
    <style:style style:name="T4_151" style:family="text"/>
    <style:style style:name="T4_152" style:family="text"/>
    <style:style style:name="T4_153" style:family="text"/>
    <style:style style:name="T4_154" style:family="text"/>
    <style:style style:name="T4_155" style:family="text"/>
    <style:style style:name="T4_156" style:family="text"/>
    <style:style style:name="T4_157" style:family="text"/>
    <style:style style:name="T4_158" style:family="text"/>
    <style:style style:name="T4_159" style:family="text"/>
    <style:style style:name="T4_160" style:family="text"/>
    <style:style style:name="T4_161" style:family="text"/>
    <style:style style:name="T4_162" style:family="text"/>
    <style:style style:name="T4_163" style:family="text"/>
    <style:style style:name="T4_164" style:family="text"/>
    <style:style style:name="T4_165" style:family="text"/>
    <style:style style:name="T4_166" style:family="text"/>
    <style:style style:name="T4_167" style:family="text"/>
    <style:style style:name="T4_168" style:family="text"/>
    <style:style style:name="T4_169" style:family="text"/>
    <style:style style:name="T4_170" style:family="text"/>
    <style:style style:name="T4_171" style:family="text"/>
    <style:style style:name="T4_172" style:family="text"/>
    <style:style style:name="T4_173" style:family="text"/>
    <style:style style:name="T4_174" style:family="text"/>
    <style:style style:name="T4_175" style:family="text"/>
    <style:style style:name="T4_176" style:family="text"/>
    <style:style style:name="T4_177" style:family="text"/>
    <style:style style:name="T4_178" style:family="text"/>
    <style:style style:name="T4_179" style:family="text"/>
    <style:style style:name="T4_180" style:family="text"/>
    <style:style style:name="T4_181" style:family="text"/>
    <style:style style:name="T4_182" style:family="text"/>
    <style:style style:name="T4_183" style:family="text"/>
    <style:style style:name="T4_184" style:family="text"/>
    <style:style style:name="T4_185" style:family="text"/>
    <style:style style:name="T4_186" style:family="text"/>
    <style:style style:name="T4_187" style:family="text"/>
    <style:style style:name="T4_188" style:family="text"/>
    <style:style style:name="T4_189" style:family="text"/>
    <style:style style:name="T4_190" style:family="text"/>
    <style:style style:name="T4_191" style:family="text"/>
    <style:style style:name="T4_192" style:family="text"/>
    <style:style style:name="T4_193" style:family="text"/>
    <style:style style:name="T4_194" style:family="text"/>
    <style:style style:name="T4_195" style:family="text"/>
    <style:style style:name="T4_196" style:family="text"/>
    <style:style style:name="T4_197" style:family="text"/>
    <style:style style:name="T4_198" style:family="text"/>
    <style:style style:name="T4_199" style:family="text"/>
    <style:style style:name="T4_200" style:family="text"/>
    <style:style style:name="T4_201" style:family="text"/>
    <style:style style:name="T4_202" style:family="text"/>
    <style:style style:name="T4_203" style:family="text"/>
    <style:style style:name="T4_204" style:family="text"/>
    <style:style style:name="T4_205" style:family="text"/>
    <style:style style:name="T4_206" style:family="text"/>
    <style:style style:name="T4_207" style:family="text"/>
    <style:style style:name="T4_208" style:family="text"/>
    <style:style style:name="T4_209" style:family="text"/>
    <style:style style:name="T4_210" style:family="text"/>
    <style:style style:name="T4_211" style:family="text"/>
    <style:style style:name="T4_212" style:family="text"/>
    <style:style style:name="T4_213" style:family="text"/>
    <style:style style:name="T4_214" style:family="text"/>
    <style:style style:name="T4_215" style:family="text"/>
    <style:style style:name="T4_216" style:family="text"/>
    <style:style style:name="T4_217" style:family="text"/>
    <style:style style:name="T4_218" style:family="text"/>
    <style:style style:name="T4_219" style:family="text"/>
    <style:style style:name="T4_220" style:family="text"/>
    <style:style style:name="T4_221" style:family="text"/>
    <style:style style:name="T4_222" style:family="text"/>
    <style:style style:name="T4_223" style:family="text"/>
    <style:style style:name="T4_224" style:family="text"/>
    <style:style style:name="T4_225" style:family="text"/>
    <style:style style:name="T4_226" style:family="text"/>
    <style:style style:name="T4_227" style:family="text"/>
    <style:style style:name="T4_228" style:family="text"/>
    <style:style style:name="T4_229" style:family="text"/>
    <style:style style:name="T4_230" style:family="text"/>
    <style:style style:name="T4_231" style:family="text"/>
    <style:style style:name="T4_232" style:family="text"/>
    <style:style style:name="T4_233" style:family="text"/>
    <style:style style:name="T4_234" style:family="text"/>
    <style:style style:name="T4_235" style:family="text"/>
    <style:style style:name="T4_236" style:family="text"/>
    <style:style style:name="T4_237" style:family="text"/>
    <style:style style:name="T4_238" style:family="text"/>
    <style:style style:name="T4_239" style:family="text"/>
    <style:style style:name="T4_240" style:family="text"/>
    <style:style style:name="T4_241" style:family="text"/>
    <style:style style:name="T4_242" style:family="text"/>
    <style:style style:name="T4_243" style:family="text"/>
    <style:style style:name="T4_244" style:family="text"/>
    <style:style style:name="T4_245" style:family="text"/>
    <style:style style:name="T4_246" style:family="text"/>
    <style:style style:name="T4_247" style:family="text"/>
    <style:style style:name="T4_248" style:family="text"/>
    <style:style style:name="T4_249" style:family="text"/>
    <style:style style:name="T4_250" style:family="text"/>
    <style:style style:name="T4_251" style:family="text"/>
    <style:style style:name="T4_252" style:family="text"/>
    <style:style style:name="T4_253" style:family="text"/>
    <style:style style:name="T4_254" style:family="text"/>
    <style:style style:name="T4_255" style:family="text"/>
    <style:style style:name="T4_256" style:family="text"/>
    <style:style style:name="T4_257" style:family="text"/>
    <style:style style:name="T4_258" style:family="text"/>
    <style:style style:name="T4_259" style:family="text"/>
    <style:style style:name="T4_260" style:family="text"/>
    <style:style style:name="T4_261" style:family="text"/>
    <style:style style:name="T4_262" style:family="text"/>
    <style:style style:name="T4_263" style:family="text"/>
    <style:style style:name="T4_264" style:family="text"/>
    <style:style style:name="T4_265" style:family="text"/>
    <style:style style:name="T4_266" style:family="text"/>
    <style:style style:name="T4_267" style:family="text"/>
    <style:style style:name="T4_268" style:family="text"/>
    <style:style style:name="T4_269" style:family="text"/>
    <style:style style:name="T4_270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>
      <style:text-properties fo:font-style="italic" style:font-style-asian="italic" style:font-style-complex="italic"/>
    </style:style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>
      <style:text-properties fo:font-style="italic" style:font-style-asian="italic" style:font-style-complex="italic"/>
    </style:style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T5_119" style:family="text"/>
    <style:style style:name="T5_120" style:family="text"/>
    <style:style style:name="T5_121" style:family="text"/>
    <style:style style:name="T5_122" style:family="text"/>
    <style:style style:name="T5_123" style:family="text"/>
    <style:style style:name="T5_124" style:family="text"/>
    <style:style style:name="T5_125" style:family="text"/>
    <style:style style:name="T5_126" style:family="text"/>
    <style:style style:name="T5_127" style:family="text"/>
    <style:style style:name="T5_128" style:family="text"/>
    <style:style style:name="T5_129" style:family="text"/>
    <style:style style:name="T5_130" style:family="text"/>
    <style:style style:name="T5_131" style:family="text"/>
    <style:style style:name="T5_132" style:family="text"/>
    <style:style style:name="T5_133" style:family="text"/>
    <style:style style:name="T5_134" style:family="text"/>
    <style:style style:name="T5_135" style:family="text"/>
    <style:style style:name="T5_136" style:family="text"/>
    <style:style style:name="T5_137" style:family="text"/>
    <style:style style:name="T5_138" style:family="text"/>
    <style:style style:name="T5_139" style:family="text"/>
    <style:style style:name="T5_140" style:family="text"/>
    <style:style style:name="T5_141" style:family="text"/>
    <style:style style:name="T5_142" style:family="text"/>
    <style:style style:name="T5_143" style:family="text"/>
    <style:style style:name="T5_144" style:family="text"/>
    <style:style style:name="T5_145" style:family="text"/>
    <style:style style:name="T5_146" style:family="text"/>
    <style:style style:name="T5_147" style:family="text"/>
    <style:style style:name="T5_148" style:family="text"/>
    <style:style style:name="T5_149" style:family="text"/>
    <style:style style:name="T5_150" style:family="text"/>
    <style:style style:name="T5_151" style:family="text"/>
    <style:style style:name="T5_152" style:family="text"/>
    <style:style style:name="T5_153" style:family="text"/>
    <style:style style:name="T5_154" style:family="text"/>
    <style:style style:name="T5_155" style:family="text"/>
    <style:style style:name="T5_156" style:family="text"/>
    <style:style style:name="T5_157" style:family="text"/>
    <style:style style:name="T5_158" style:family="text"/>
    <style:style style:name="T5_159" style:family="text"/>
    <style:style style:name="T5_160" style:family="text"/>
    <style:style style:name="T5_161" style:family="text"/>
    <style:style style:name="T5_162" style:family="text"/>
    <style:style style:name="T5_163" style:family="text"/>
    <style:style style:name="T5_164" style:family="text"/>
    <style:style style:name="T5_165" style:family="text"/>
    <style:style style:name="T5_166" style:family="text"/>
    <style:style style:name="T5_167" style:family="text"/>
    <style:style style:name="T5_168" style:family="text"/>
    <style:style style:name="T5_169" style:family="text"/>
    <style:style style:name="T5_170" style:family="text"/>
    <style:style style:name="T5_171" style:family="text"/>
    <style:style style:name="T5_172" style:family="text"/>
    <style:style style:name="T5_173" style:family="text"/>
    <style:style style:name="T5_174" style:family="text"/>
    <style:style style:name="T5_175" style:family="text"/>
    <style:style style:name="T5_176" style:family="text"/>
    <style:style style:name="T5_177" style:family="text"/>
    <style:style style:name="T5_178" style:family="text"/>
    <style:style style:name="T5_179" style:family="text"/>
    <style:style style:name="T5_180" style:family="text"/>
    <style:style style:name="T5_181" style:family="text"/>
    <style:style style:name="T5_182" style:family="text"/>
    <style:style style:name="T5_183" style:family="text"/>
    <style:style style:name="T5_184" style:family="text"/>
    <style:style style:name="T5_185" style:family="text"/>
    <style:style style:name="T5_18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>
      <style:text-properties fo:font-style="italic" style:font-style-asian="italic" style:font-style-complex="italic"/>
    </style:style>
    <style:style style:name="T7_73" style:family="text">
      <style:text-properties fo:font-style="italic" style:font-style-asian="italic" style:font-style-complex="italic"/>
    </style:style>
    <style:style style:name="T7_74" style:family="text">
      <style:text-properties fo:font-style="italic" style:font-style-asian="italic" style:font-style-complex="italic"/>
    </style:style>
    <style:style style:name="T7_75" style:family="text">
      <style:text-properties fo:font-style="italic" style:font-style-asian="italic" style:font-style-complex="italic"/>
    </style:style>
    <style:style style:name="T7_76" style:family="text">
      <style:text-properties fo:font-style="italic" style:font-style-asian="italic" style:font-style-complex="italic"/>
    </style:style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T7_116" style:family="text"/>
    <style:style style:name="T7_117" style:family="text"/>
    <style:style style:name="T7_118" style:family="text"/>
    <style:style style:name="T7_119" style:family="text"/>
    <style:style style:name="T7_120" style:family="text"/>
    <style:style style:name="T7_121" style:family="text"/>
    <style:style style:name="T7_122" style:family="text"/>
    <style:style style:name="T7_123" style:family="text"/>
    <style:style style:name="T7_124" style:family="text"/>
    <style:style style:name="T7_125" style:family="text"/>
    <style:style style:name="T7_126" style:family="text"/>
    <style:style style:name="T7_127" style:family="text"/>
    <style:style style:name="T7_128" style:family="text"/>
    <style:style style:name="T7_129" style:family="text"/>
    <style:style style:name="T7_130" style:family="text"/>
    <style:style style:name="T7_131" style:family="text"/>
    <style:style style:name="T7_132" style:family="text"/>
    <style:style style:name="T7_133" style:family="text"/>
    <style:style style:name="T7_134" style:family="text"/>
    <style:style style:name="T7_135" style:family="text"/>
    <style:style style:name="T7_136" style:family="text"/>
    <style:style style:name="T7_137" style:family="text"/>
    <style:style style:name="T7_138" style:family="text"/>
    <style:style style:name="T7_139" style:family="text"/>
    <style:style style:name="P8" style:family="paragraph" style:parent-style-name="Heading_20_4">
      <style:paragraph-properties fo:break-before="auto" fo:line-height="115%" fo:margin-top="0.423cm" fo:margin-bottom="0.071cm" style:writing-mode="lr-tb"/>
    </style:style>
    <style:style style:name="T8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8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8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8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8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8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8_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>
      <style:text-properties fo:color="#1155cc" style:text-underline-style="solid" style:text-underline-color="font-color"/>
    </style:style>
    <style:style style:name="T9_112" style:family="text"/>
    <style:style style:name="T9_113" style:family="text">
      <style:text-properties fo:color="#1155cc" style:text-underline-style="solid" style:text-underline-color="font-color"/>
    </style:style>
    <style:style style:name="T9_114" style:family="text"/>
    <style:style style:name="T9_115" style:family="text">
      <style:text-properties fo:color="#1155cc" style:text-underline-style="solid" style:text-underline-color="font-color"/>
    </style:style>
    <style:style style:name="T9_116" style:family="text"/>
    <style:style style:name="T9_117" style:family="text">
      <style:text-properties fo:color="#1155cc" style:text-underline-style="solid" style:text-underline-color="font-color"/>
    </style:style>
    <style:style style:name="T9_118" style:family="text"/>
    <style:style style:name="T9_119" style:family="text">
      <style:text-properties fo:color="#1155cc" style:text-underline-style="solid" style:text-underline-color="font-color"/>
    </style:style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T9_157" style:family="text"/>
    <style:style style:name="T9_158" style:family="text"/>
    <style:style style:name="T9_159" style:family="text"/>
    <style:style style:name="T9_160" style:family="text"/>
    <style:style style:name="T9_161" style:family="text"/>
    <style:style style:name="T9_162" style:family="text"/>
    <style:style style:name="T9_163" style:family="text"/>
    <style:style style:name="T9_164" style:family="text"/>
    <style:style style:name="T9_165" style:family="text"/>
    <style:style style:name="T9_166" style:family="text"/>
    <style:style style:name="T9_167" style:family="text"/>
    <style:style style:name="T9_168" style:family="text"/>
    <style:style style:name="T9_169" style:family="text"/>
    <style:style style:name="T9_170" style:family="text"/>
    <style:style style:name="T9_171" style:family="text"/>
    <style:style style:name="T9_172" style:family="text"/>
    <style:style style:name="T9_173" style:family="text"/>
    <style:style style:name="T9_174" style:family="text"/>
    <style:style style:name="T9_175" style:family="text"/>
    <style:style style:name="T9_176" style:family="text"/>
    <style:style style:name="T9_177" style:family="text"/>
    <style:style style:name="T9_178" style:family="text"/>
    <style:style style:name="T9_179" style:family="text"/>
    <style:style style:name="T9_180" style:family="text"/>
    <style:style style:name="T9_181" style:family="text"/>
    <style:style style:name="T9_182" style:family="text"/>
    <style:style style:name="T9_183" style:family="text"/>
    <style:style style:name="T9_184" style:family="text"/>
    <style:style style:name="T9_185" style:family="text"/>
    <style:style style:name="T9_186" style:family="text"/>
    <style:style style:name="T9_187" style:family="text"/>
    <style:style style:name="T9_188" style:family="text"/>
    <style:style style:name="T9_189" style:family="text"/>
    <style:style style:name="T9_190" style:family="text"/>
    <style:style style:name="T9_191" style:family="text"/>
    <style:style style:name="T9_192" style:family="text"/>
    <style:style style:name="T9_193" style:family="text"/>
    <style:style style:name="T9_194" style:family="text"/>
    <style:style style:name="T9_195" style:family="text"/>
    <style:style style:name="T9_196" style:family="text"/>
    <style:style style:name="T9_197" style:family="text"/>
    <style:style style:name="T9_198" style:family="text"/>
    <style:style style:name="T9_199" style:family="text"/>
    <style:style style:name="T9_200" style:family="text"/>
    <style:style style:name="T9_201" style:family="text"/>
    <style:style style:name="T9_202" style:family="text"/>
    <style:style style:name="T9_203" style:family="text"/>
    <style:style style:name="T9_204" style:family="text"/>
    <style:style style:name="T9_205" style:family="text"/>
    <style:style style:name="T9_206" style:family="text"/>
    <style:style style:name="T9_207" style:family="text"/>
    <style:style style:name="T9_208" style:family="text"/>
    <style:style style:name="T9_209" style:family="text"/>
    <style:style style:name="T9_210" style:family="text"/>
    <style:style style:name="T9_211" style:family="text"/>
    <style:style style:name="T9_212" style:family="text"/>
    <style:style style:name="T9_213" style:family="text"/>
    <style:style style:name="T9_214" style:family="text"/>
    <style:style style:name="T9_215" style:family="text"/>
    <style:style style:name="T9_216" style:family="text"/>
    <style:style style:name="T9_217" style:family="text"/>
    <style:style style:name="T9_218" style:family="text"/>
    <style:style style:name="T9_219" style:family="text"/>
    <style:style style:name="T9_220" style:family="text"/>
    <style:style style:name="T9_221" style:family="text"/>
    <style:style style:name="T9_222" style:family="text"/>
    <style:style style:name="T9_223" style:family="text"/>
    <style:style style:name="T9_224" style:family="text"/>
    <style:style style:name="T9_225" style:family="text"/>
    <style:style style:name="T9_226" style:family="text"/>
    <style:style style:name="T9_227" style:family="text"/>
    <style:style style:name="T9_228" style:family="text"/>
    <style:style style:name="T9_229" style:family="text"/>
    <style:style style:name="T9_230" style:family="text"/>
    <style:style style:name="T9_231" style:family="text"/>
    <style:style style:name="T9_232" style:family="text"/>
    <style:style style:name="T9_233" style:family="text"/>
    <style:style style:name="T9_234" style:family="text"/>
    <style:style style:name="T9_235" style:family="text"/>
    <style:style style:name="T9_236" style:family="text"/>
    <style:style style:name="T9_237" style:family="text"/>
    <style:style style:name="T9_238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T10_45" style:family="text"/>
    <style:style style:name="T10_46" style:family="text"/>
    <style:style style:name="T10_47" style:family="text"/>
    <style:style style:name="T10_48" style:family="text"/>
    <style:style style:name="T10_49" style:family="text"/>
    <style:style style:name="T10_50" style:family="text"/>
    <style:style style:name="T10_51" style:family="text"/>
    <style:style style:name="T10_52" style:family="text"/>
    <style:style style:name="T10_53" style:family="text"/>
    <style:style style:name="T10_54" style:family="text"/>
    <style:style style:name="T10_55" style:family="text"/>
    <style:style style:name="T10_56" style:family="text"/>
    <style:style style:name="T10_57" style:family="text"/>
    <style:style style:name="T10_58" style:family="text"/>
    <style:style style:name="T10_59" style:family="text"/>
    <style:style style:name="T10_60" style:family="text"/>
    <style:style style:name="T10_61" style:family="text"/>
    <style:style style:name="T10_62" style:family="text"/>
    <style:style style:name="T10_63" style:family="text"/>
    <style:style style:name="T10_64" style:family="text"/>
    <style:style style:name="T10_65" style:family="text"/>
    <style:style style:name="T10_66" style:family="text"/>
    <style:style style:name="T10_67" style:family="text"/>
    <style:style style:name="T10_68" style:family="text"/>
    <style:style style:name="T10_69" style:family="text"/>
    <style:style style:name="T10_70" style:family="text"/>
    <style:style style:name="T10_71" style:family="text"/>
    <style:style style:name="T10_72" style:family="text"/>
    <style:style style:name="T10_73" style:family="text"/>
    <style:style style:name="T10_74" style:family="text"/>
    <style:style style:name="T10_75" style:family="text"/>
    <style:style style:name="T10_76" style:family="text"/>
    <style:style style:name="T10_77" style:family="text"/>
    <style:style style:name="T10_78" style:family="text"/>
    <style:style style:name="T10_79" style:family="text"/>
    <style:style style:name="T10_80" style:family="text"/>
    <style:style style:name="T10_81" style:family="text"/>
    <style:style style:name="T10_82" style:family="text"/>
    <style:style style:name="T10_83" style:family="text"/>
    <style:style style:name="T10_84" style:family="text"/>
    <style:style style:name="T10_85" style:family="text"/>
    <style:style style:name="T10_86" style:family="text"/>
    <style:style style:name="T10_87" style:family="text"/>
    <style:style style:name="T10_88" style:family="text"/>
    <style:style style:name="T10_89" style:family="text"/>
    <style:style style:name="T10_90" style:family="text"/>
    <style:style style:name="T10_91" style:family="text"/>
    <style:style style:name="T10_92" style:family="text"/>
    <style:style style:name="T10_93" style:family="text"/>
    <style:style style:name="T10_94" style:family="text"/>
    <style:style style:name="T10_95" style:family="text"/>
    <style:style style:name="T10_96" style:family="text"/>
    <style:style style:name="T10_97" style:family="text"/>
    <style:style style:name="T10_98" style:family="text"/>
    <style:style style:name="T10_99" style:family="text"/>
    <style:style style:name="T10_100" style:family="text"/>
    <style:style style:name="T10_101" style:family="text"/>
    <style:style style:name="T10_102" style:family="text"/>
    <style:style style:name="T10_103" style:family="text"/>
    <style:style style:name="T10_104" style:family="text"/>
    <style:style style:name="T10_105" style:family="text"/>
    <style:style style:name="T10_106" style:family="text"/>
    <style:style style:name="T10_107" style:family="text"/>
    <style:style style:name="T10_108" style:family="text"/>
    <style:style style:name="T10_109" style:family="text"/>
    <style:style style:name="T10_110" style:family="text"/>
    <style:style style:name="T10_111" style:family="text"/>
    <style:style style:name="T10_112" style:family="text"/>
    <style:style style:name="T10_113" style:family="text"/>
    <style:style style:name="T10_114" style:family="text"/>
    <style:style style:name="T10_115" style:family="text"/>
    <style:style style:name="T10_116" style:family="text"/>
    <style:style style:name="T10_117" style:family="text"/>
    <style:style style:name="T10_118" style:family="text"/>
    <style:style style:name="T10_119" style:family="text"/>
    <style:style style:name="T10_120" style:family="text"/>
    <style:style style:name="T10_121" style:family="text"/>
    <style:style style:name="T10_122" style:family="text"/>
    <style:style style:name="T10_123" style:family="text"/>
    <style:style style:name="T10_124" style:family="text"/>
    <style:style style:name="T10_125" style:family="text"/>
    <style:style style:name="T10_126" style:family="text"/>
    <style:style style:name="T10_127" style:family="text"/>
    <style:style style:name="T10_128" style:family="text"/>
    <style:style style:name="T10_129" style:family="text"/>
    <style:style style:name="T10_130" style:family="text"/>
    <style:style style:name="T10_131" style:family="text"/>
    <style:style style:name="T10_132" style:family="text"/>
    <style:style style:name="T10_133" style:family="text"/>
    <style:style style:name="T10_134" style:family="text"/>
    <style:style style:name="T10_135" style:family="text"/>
    <style:style style:name="T10_136" style:family="text"/>
    <style:style style:name="T10_137" style:family="text"/>
    <style:style style:name="T10_138" style:family="text"/>
    <style:style style:name="T10_139" style:family="text"/>
    <style:style style:name="T10_140" style:family="text"/>
    <style:style style:name="T10_141" style:family="text"/>
    <style:style style:name="T10_142" style:family="text"/>
    <style:style style:name="T10_143" style:family="text"/>
    <style:style style:name="T10_144" style:family="text"/>
    <style:style style:name="T10_145" style:family="text"/>
    <style:style style:name="T10_146" style:family="text"/>
    <style:style style:name="T10_147" style:family="text"/>
    <style:style style:name="T10_148" style:family="text"/>
    <style:style style:name="T10_149" style:family="text"/>
    <style:style style:name="T10_150" style:family="text"/>
    <style:style style:name="T10_151" style:family="text"/>
    <style:style style:name="T10_152" style:family="text"/>
    <style:style style:name="T10_153" style:family="text"/>
    <style:style style:name="T10_154" style:family="text"/>
    <style:style style:name="T10_155" style:family="text"/>
    <style:style style:name="T10_156" style:family="text"/>
    <style:style style:name="T10_157" style:family="text"/>
    <style:style style:name="T10_158" style:family="text"/>
    <style:style style:name="T10_159" style:family="text"/>
    <style:style style:name="T10_160" style:family="text"/>
    <style:style style:name="T10_161" style:family="text"/>
    <style:style style:name="T10_162" style:family="text"/>
    <style:style style:name="T10_163" style:family="text"/>
    <style:style style:name="T10_164" style:family="text"/>
    <style:style style:name="T10_165" style:family="text"/>
    <style:style style:name="T10_166" style:family="text"/>
    <style:style style:name="T10_167" style:family="text"/>
    <style:style style:name="T10_168" style:family="text"/>
    <style:style style:name="T10_169" style:family="text"/>
    <style:style style:name="T10_170" style:family="text"/>
    <style:style style:name="T10_171" style:family="text"/>
    <style:style style:name="T10_172" style:family="text"/>
    <style:style style:name="T10_173" style:family="text"/>
    <style:style style:name="T10_174" style:family="text"/>
    <style:style style:name="T10_175" style:family="text"/>
    <style:style style:name="T10_176" style:family="text"/>
    <style:style style:name="T10_177" style:family="text"/>
    <style:style style:name="T10_178" style:family="text"/>
    <style:style style:name="T10_179" style:family="text"/>
    <style:style style:name="T10_180" style:family="text"/>
    <style:style style:name="T10_181" style:family="text"/>
    <style:style style:name="T10_182" style:family="text"/>
    <style:style style:name="T10_183" style:family="text"/>
    <style:style style:name="T10_184" style:family="text"/>
    <style:style style:name="T10_185" style:family="text"/>
    <style:style style:name="T10_186" style:family="text"/>
    <style:style style:name="T10_187" style:family="text"/>
    <style:style style:name="T10_18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  <style:style style:name="T11_47" style:family="text"/>
    <style:style style:name="T11_48" style:family="text"/>
    <style:style style:name="T11_49" style:family="text"/>
    <style:style style:name="T11_50" style:family="text"/>
    <style:style style:name="T11_51" style:family="text"/>
    <style:style style:name="T11_52" style:family="text"/>
    <style:style style:name="T11_53" style:family="text"/>
    <style:style style:name="T11_54" style:family="text"/>
    <style:style style:name="T11_55" style:family="text"/>
    <style:style style:name="T11_56" style:family="text"/>
    <style:style style:name="T11_57" style:family="text"/>
    <style:style style:name="T11_58" style:family="text"/>
    <style:style style:name="T11_59" style:family="text"/>
    <style:style style:name="T11_60" style:family="text"/>
    <style:style style:name="T11_61" style:family="text"/>
    <style:style style:name="T11_62" style:family="text"/>
    <style:style style:name="T11_63" style:family="text"/>
    <style:style style:name="T11_64" style:family="text"/>
    <style:style style:name="T11_65" style:family="text"/>
    <style:style style:name="T11_66" style:family="text"/>
    <style:style style:name="T11_67" style:family="text"/>
    <style:style style:name="T11_68" style:family="text"/>
    <style:style style:name="T11_69" style:family="text"/>
    <style:style style:name="T11_70" style:family="text"/>
    <style:style style:name="T11_71" style:family="text"/>
    <style:style style:name="T11_72" style:family="text"/>
    <style:style style:name="T11_73" style:family="text"/>
    <style:style style:name="T11_74" style:family="text"/>
    <style:style style:name="T11_75" style:family="text"/>
    <style:style style:name="T11_76" style:family="text"/>
    <style:style style:name="T11_77" style:family="text"/>
    <style:style style:name="T11_78" style:family="text"/>
    <style:style style:name="T11_79" style:family="text"/>
    <style:style style:name="T11_80" style:family="text"/>
    <style:style style:name="T11_81" style:family="text"/>
    <style:style style:name="T11_82" style:family="text"/>
    <style:style style:name="T11_83" style:family="text"/>
    <style:style style:name="T11_84" style:family="text"/>
    <style:style style:name="T11_85" style:family="text"/>
    <style:style style:name="T11_86" style:family="text"/>
    <style:style style:name="T11_87" style:family="text"/>
    <style:style style:name="T11_88" style:family="text"/>
    <style:style style:name="T11_89" style:family="text"/>
    <style:style style:name="T11_90" style:family="text"/>
    <style:style style:name="T11_91" style:family="text"/>
    <style:style style:name="T11_92" style:family="text"/>
    <style:style style:name="T11_93" style:family="text"/>
    <style:style style:name="T11_94" style:family="text"/>
    <style:style style:name="T11_95" style:family="text"/>
    <style:style style:name="T11_96" style:family="text"/>
    <style:style style:name="T11_97" style:family="text"/>
    <style:style style:name="T11_98" style:family="text"/>
    <style:style style:name="T11_99" style:family="text"/>
    <style:style style:name="T11_100" style:family="text"/>
    <style:style style:name="T11_101" style:family="text"/>
    <style:style style:name="T11_102" style:family="text"/>
    <style:style style:name="T11_103" style:family="text"/>
    <style:style style:name="T11_104" style:family="text"/>
    <style:style style:name="T11_105" style:family="text"/>
    <style:style style:name="T11_106" style:family="text"/>
    <style:style style:name="T11_107" style:family="text"/>
    <style:style style:name="T11_108" style:family="text"/>
    <style:style style:name="T11_109" style:family="text"/>
    <style:style style:name="T11_110" style:family="text"/>
    <style:style style:name="T11_111" style:family="text"/>
    <style:style style:name="T11_112" style:family="text"/>
    <style:style style:name="T11_113" style:family="text"/>
    <style:style style:name="T11_114" style:family="text"/>
    <style:style style:name="T11_115" style:family="text"/>
    <style:style style:name="T11_116" style:family="text"/>
    <style:style style:name="T11_117" style:family="text"/>
    <style:style style:name="T11_118" style:family="text"/>
    <style:style style:name="T11_119" style:family="text"/>
    <style:style style:name="T11_120" style:family="text"/>
    <style:style style:name="T11_121" style:family="text"/>
    <style:style style:name="T11_122" style:family="text"/>
    <style:style style:name="T11_123" style:family="text"/>
    <style:style style:name="T11_124" style:family="text"/>
    <style:style style:name="T11_125" style:family="text"/>
    <style:style style:name="T11_126" style:family="text"/>
    <style:style style:name="T11_127" style:family="text"/>
    <style:style style:name="T11_128" style:family="text"/>
    <style:style style:name="T11_129" style:family="text"/>
    <style:style style:name="T11_130" style:family="text"/>
    <style:style style:name="T11_131" style:family="text"/>
    <style:style style:name="T11_132" style:family="text"/>
    <style:style style:name="T11_133" style:family="text"/>
    <style:style style:name="T11_134" style:family="text"/>
    <style:style style:name="T11_135" style:family="text"/>
    <style:style style:name="T11_136" style:family="text"/>
    <style:style style:name="T11_137" style:family="text"/>
    <style:style style:name="T11_138" style:family="text"/>
    <style:style style:name="T11_139" style:family="text"/>
    <style:style style:name="T11_140" style:family="text"/>
    <style:style style:name="T11_141" style:family="text"/>
    <style:style style:name="T11_142" style:family="text"/>
    <style:style style:name="T11_143" style:family="text"/>
    <style:style style:name="T11_144" style:family="text"/>
    <style:style style:name="T11_145" style:family="text"/>
    <style:style style:name="T11_146" style:family="text"/>
    <style:style style:name="T11_147" style:family="text"/>
    <style:style style:name="T11_148" style:family="text"/>
    <style:style style:name="T11_149" style:family="text"/>
    <style:style style:name="T11_150" style:family="text"/>
    <style:style style:name="T11_151" style:family="text"/>
    <style:style style:name="T11_152" style:family="text"/>
    <style:style style:name="T11_153" style:family="text"/>
    <style:style style:name="T11_154" style:family="text"/>
    <style:style style:name="T11_155" style:family="text"/>
    <style:style style:name="T11_156" style:family="text"/>
    <style:style style:name="T11_157" style:family="text"/>
    <style:style style:name="T11_158" style:family="text"/>
    <style:style style:name="T11_159" style:family="text"/>
    <style:style style:name="T11_160" style:family="text"/>
    <style:style style:name="T11_161" style:family="text"/>
    <style:style style:name="T11_162" style:family="text"/>
    <style:style style:name="T11_163" style:family="text"/>
    <style:style style:name="T11_164" style:family="text"/>
    <style:style style:name="T11_165" style:family="text"/>
    <style:style style:name="T11_166" style:family="text"/>
    <style:style style:name="T11_167" style:family="text"/>
    <style:style style:name="T11_168" style:family="text"/>
    <style:style style:name="T11_169" style:family="text"/>
    <style:style style:name="T11_170" style:family="text"/>
    <style:style style:name="T11_171" style:family="text"/>
    <style:style style:name="T11_172" style:family="text"/>
    <style:style style:name="T11_173" style:family="text"/>
    <style:style style:name="T11_174" style:family="text"/>
    <style:style style:name="T11_175" style:family="text"/>
    <style:style style:name="T11_176" style:family="text"/>
    <style:style style:name="T11_177" style:family="text"/>
    <style:style style:name="T11_178" style:family="text"/>
    <style:style style:name="T11_179" style:family="text"/>
    <style:style style:name="T11_180" style:family="text"/>
    <style:style style:name="T11_181" style:family="text"/>
    <style:style style:name="T11_182" style:family="text"/>
    <style:style style:name="T11_183" style:family="text"/>
    <style:style style:name="T11_184" style:family="text"/>
    <style:style style:name="T11_185" style:family="text"/>
    <style:style style:name="T11_186" style:family="text"/>
    <style:style style:name="T11_187" style:family="text"/>
    <style:style style:name="T11_188" style:family="text"/>
    <style:style style:name="T11_189" style:family="text"/>
    <style:style style:name="T11_190" style:family="text"/>
    <style:style style:name="T11_191" style:family="text"/>
    <style:style style:name="T11_192" style:family="text"/>
    <style:style style:name="T11_193" style:family="text"/>
    <style:style style:name="T11_194" style:family="text"/>
    <style:style style:name="T11_195" style:family="text"/>
    <style:style style:name="T11_196" style:family="text"/>
    <style:style style:name="T11_197" style:family="text"/>
    <style:style style:name="T11_198" style:family="text"/>
    <style:style style:name="T11_199" style:family="text"/>
    <style:style style:name="T11_200" style:family="text"/>
    <style:style style:name="T11_201" style:family="text"/>
    <style:style style:name="T11_202" style:family="text"/>
    <style:style style:name="T11_203" style:family="text"/>
    <style:style style:name="T11_204" style:family="text"/>
    <style:style style:name="T11_205" style:family="text"/>
    <style:style style:name="T11_206" style:family="text"/>
    <style:style style:name="T11_207" style:family="text"/>
    <style:style style:name="T11_208" style:family="text"/>
    <style:style style:name="T11_209" style:family="text"/>
    <style:style style:name="T11_210" style:family="text"/>
    <style:style style:name="T11_211" style:family="text"/>
    <style:style style:name="T11_212" style:family="text"/>
    <style:style style:name="P12" style:family="paragraph" style:parent-style-name="Heading_20_4">
      <style:paragraph-properties fo:break-before="auto" fo:line-height="115%" fo:margin-top="0.423cm" fo:margin-bottom="0.071cm" style:writing-mode="lr-tb"/>
    </style:style>
    <style:style style:name="T12_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8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9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0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1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2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3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4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5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6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7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8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T12_19" style:family="text">
      <style:text-properties fo:color="#000000" style:font-name="Arial" style:font-name-asian="Arial" style:font-name-complex="Arial" fo:font-weight="bold" style:font-weight-asian="bold" style:font-weight-complex="bold" style:text-underline-style="none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T13_32" style:family="text"/>
    <style:style style:name="T13_33" style:family="text"/>
    <style:style style:name="T13_34" style:family="text"/>
    <style:style style:name="T13_35" style:family="text">
      <style:text-properties fo:font-style="italic" style:font-style-asian="italic" style:font-style-complex="italic"/>
    </style:style>
    <style:style style:name="T13_36" style:family="text">
      <style:text-properties fo:font-style="italic" style:font-style-asian="italic" style:font-style-complex="italic"/>
    </style:style>
    <style:style style:name="T13_37" style:family="text">
      <style:text-properties fo:font-style="italic" style:font-style-asian="italic" style:font-style-complex="italic"/>
    </style:style>
    <style:style style:name="T13_38" style:family="text">
      <style:text-properties fo:font-style="italic" style:font-style-asian="italic" style:font-style-complex="italic"/>
    </style:style>
    <style:style style:name="T13_39" style:family="text">
      <style:text-properties fo:font-style="italic" style:font-style-asian="italic" style:font-style-complex="italic"/>
    </style:style>
    <style:style style:name="T13_40" style:family="text">
      <style:text-properties fo:font-style="italic" style:font-style-asian="italic" style:font-style-complex="italic"/>
    </style:style>
    <style:style style:name="T13_41" style:family="text">
      <style:text-properties fo:font-style="italic" style:font-style-asian="italic" style:font-style-complex="italic"/>
    </style:style>
    <style:style style:name="T13_42" style:family="text">
      <style:text-properties fo:font-style="italic" style:font-style-asian="italic" style:font-style-complex="italic"/>
    </style:style>
    <style:style style:name="T13_43" style:family="text">
      <style:text-properties fo:font-style="italic" style:font-style-asian="italic" style:font-style-complex="italic"/>
    </style:style>
    <style:style style:name="T13_44" style:family="text"/>
    <style:style style:name="T13_45" style:family="text"/>
    <style:style style:name="T13_46" style:family="text"/>
    <style:style style:name="T13_47" style:family="text"/>
    <style:style style:name="T13_48" style:family="text"/>
    <style:style style:name="T13_49" style:family="text"/>
    <style:style style:name="T13_50" style:family="text"/>
    <style:style style:name="T13_51" style:family="text"/>
    <style:style style:name="T13_52" style:family="text"/>
    <style:style style:name="T13_53" style:family="text"/>
    <style:style style:name="T13_54" style:family="text"/>
    <style:style style:name="T13_55" style:family="text">
      <style:text-properties fo:font-style="italic" style:font-style-asian="italic" style:font-style-complex="italic"/>
    </style:style>
    <style:style style:name="T13_56" style:family="text">
      <style:text-properties fo:font-style="italic" style:font-style-asian="italic" style:font-style-complex="italic"/>
    </style:style>
    <style:style style:name="T13_57" style:family="text">
      <style:text-properties fo:font-style="italic" style:font-style-asian="italic" style:font-style-complex="italic"/>
    </style:style>
    <style:style style:name="T13_58" style:family="text">
      <style:text-properties fo:font-style="italic" style:font-style-asian="italic" style:font-style-complex="italic"/>
    </style:style>
    <style:style style:name="T13_59" style:family="text">
      <style:text-properties fo:font-style="italic" style:font-style-asian="italic" style:font-style-complex="italic"/>
    </style:style>
    <style:style style:name="T13_60" style:family="text"/>
    <style:style style:name="T13_61" style:family="text"/>
    <style:style style:name="T13_62" style:family="text"/>
    <style:style style:name="T13_63" style:family="text"/>
    <style:style style:name="T13_64" style:family="text"/>
    <style:style style:name="T13_65" style:family="text"/>
    <style:style style:name="T13_66" style:family="text"/>
    <style:style style:name="T13_67" style:family="text"/>
    <style:style style:name="T13_68" style:family="text"/>
    <style:style style:name="T13_69" style:family="text"/>
    <style:style style:name="T13_70" style:family="text"/>
    <style:style style:name="T13_71" style:family="text"/>
    <style:style style:name="T13_72" style:family="text"/>
    <style:style style:name="T13_73" style:family="text"/>
    <style:style style:name="T13_74" style:family="text"/>
    <style:style style:name="T13_75" style:family="text"/>
    <style:style style:name="T13_76" style:family="text"/>
    <style:style style:name="T13_77" style:family="text"/>
    <style:style style:name="T13_78" style:family="text"/>
    <style:style style:name="T13_79" style:family="text"/>
    <style:style style:name="T13_80" style:family="text"/>
    <style:style style:name="T13_81" style:family="text"/>
    <style:style style:name="T13_82" style:family="text"/>
    <style:style style:name="T13_83" style:family="text"/>
    <style:style style:name="T13_84" style:family="text"/>
    <style:style style:name="T13_85" style:family="text"/>
    <style:style style:name="T13_86" style:family="text"/>
    <style:style style:name="T13_87" style:family="text"/>
    <style:style style:name="T13_88" style:family="text"/>
    <style:style style:name="T13_89" style:family="text"/>
    <style:style style:name="T13_90" style:family="text"/>
    <style:style style:name="T13_91" style:family="text"/>
    <style:style style:name="T13_92" style:family="text"/>
    <style:style style:name="T13_93" style:family="text"/>
    <style:style style:name="T13_94" style:family="text"/>
    <style:style style:name="T13_95" style:family="text"/>
    <style:style style:name="T13_96" style:family="text"/>
    <style:style style:name="T13_97" style:family="text"/>
    <style:style style:name="T13_98" style:family="text"/>
    <style:style style:name="T13_99" style:family="text"/>
    <style:style style:name="T13_100" style:family="text"/>
    <style:style style:name="T13_101" style:family="text"/>
    <style:style style:name="T13_102" style:family="text"/>
    <style:style style:name="T13_103" style:family="text"/>
    <style:style style:name="T13_104" style:family="text"/>
    <style:style style:name="T13_105" style:family="text"/>
    <style:style style:name="T13_106" style:family="text"/>
    <style:style style:name="T13_107" style:family="text"/>
    <style:style style:name="T13_108" style:family="text"/>
    <style:style style:name="T13_109" style:family="text"/>
    <style:style style:name="T13_110" style:family="text"/>
    <style:style style:name="T13_111" style:family="text"/>
    <style:style style:name="T13_112" style:family="text"/>
    <style:style style:name="T13_113" style:family="text"/>
    <style:style style:name="T13_114" style:family="text"/>
    <style:style style:name="T13_115" style:family="text"/>
    <style:style style:name="T13_116" style:family="text"/>
    <style:style style:name="T13_117" style:family="text"/>
    <style:style style:name="T13_118" style:family="text"/>
    <style:style style:name="T13_119" style:family="text"/>
    <style:style style:name="T13_120" style:family="text"/>
    <style:style style:name="T13_121" style:family="text"/>
    <style:style style:name="T13_122" style:family="text"/>
    <style:style style:name="T13_123" style:family="text"/>
    <style:style style:name="T13_124" style:family="text"/>
    <style:style style:name="T13_125" style:family="text"/>
    <style:style style:name="T13_126" style:family="text"/>
    <style:style style:name="T13_127" style:family="text"/>
    <style:style style:name="T13_128" style:family="text"/>
    <style:style style:name="T13_129" style:family="text"/>
    <style:style style:name="T13_130" style:family="text"/>
    <style:style style:name="T13_131" style:family="text"/>
    <style:style style:name="T13_132" style:family="text"/>
    <style:style style:name="T13_133" style:family="text"/>
    <style:style style:name="T13_134" style:family="text"/>
    <style:style style:name="T13_135" style:family="text"/>
    <style:style style:name="T13_136" style:family="text"/>
    <style:style style:name="T13_137" style:family="text"/>
    <style:style style:name="T13_138" style:family="text"/>
    <style:style style:name="T13_139" style:family="text"/>
    <style:style style:name="T13_140" style:family="text"/>
    <style:style style:name="T13_141" style:family="text"/>
    <style:style style:name="T13_142" style:family="text"/>
    <style:style style:name="T13_143" style:family="text"/>
    <style:style style:name="T13_144" style:family="text"/>
    <style:style style:name="T13_145" style:family="text"/>
    <style:style style:name="T13_146" style:family="text"/>
    <style:style style:name="T13_147" style:family="text"/>
    <style:style style:name="T13_148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T15_26" style:family="text"/>
    <style:style style:name="T15_27" style:family="text"/>
    <style:style style:name="T15_28" style:family="text"/>
    <style:style style:name="T15_29" style:family="text"/>
    <style:style style:name="T15_30" style:family="text"/>
    <style:style style:name="T15_31" style:family="text"/>
    <style:style style:name="T15_32" style:family="text"/>
    <style:style style:name="T15_33" style:family="text"/>
    <style:style style:name="T15_34" style:family="text"/>
    <style:style style:name="T15_35" style:family="text"/>
    <style:style style:name="T15_36" style:family="text"/>
    <style:style style:name="T15_37" style:family="text"/>
    <style:style style:name="T15_38" style:family="text"/>
    <style:style style:name="T15_39" style:family="text"/>
    <style:style style:name="T15_40" style:family="text"/>
    <style:style style:name="T15_41" style:family="text"/>
    <style:style style:name="T15_42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T18_21" style:family="text"/>
    <style:style style:name="T18_22" style:family="text"/>
    <style:style style:name="T18_23" style:family="text"/>
    <style:style style:name="T18_24" style:family="text"/>
    <style:style style:name="T18_25" style:family="text"/>
    <style:style style:name="T18_26" style:family="text"/>
    <style:style style:name="T18_27" style:family="text"/>
    <style:style style:name="T18_28" style:family="text"/>
    <style:style style:name="T18_29" style:family="text"/>
    <style:style style:name="T18_30" style:family="text"/>
    <style:style style:name="T18_31" style:family="text"/>
    <style:style style:name="T18_32" style:family="text"/>
    <style:style style:name="T18_33" style:family="text"/>
    <style:style style:name="T18_34" style:family="text"/>
    <style:style style:name="T18_35" style:family="text"/>
    <style:style style:name="T18_36" style:family="text"/>
    <style:style style:name="T18_37" style:family="text"/>
    <style:style style:name="T18_38" style:family="text"/>
    <style:style style:name="T18_39" style:family="text"/>
    <style:style style:name="T18_40" style:family="text"/>
    <style:style style:name="T18_41" style:family="text"/>
    <style:style style:name="T18_42" style:family="text"/>
    <style:style style:name="T18_43" style:family="text"/>
    <style:style style:name="T18_44" style:family="text"/>
    <style:style style:name="T18_45" style:family="text"/>
    <style:style style:name="T18_46" style:family="text"/>
    <style:style style:name="T18_47" style:family="text"/>
    <style:style style:name="T18_48" style:family="text"/>
    <style:style style:name="T18_49" style:family="text"/>
    <style:style style:name="T18_50" style:family="text"/>
    <style:style style:name="T18_51" style:family="text"/>
    <style:style style:name="T18_52" style:family="text"/>
    <style:style style:name="T18_53" style:family="text"/>
    <style:style style:name="T18_54" style:family="text"/>
    <style:style style:name="T18_55" style:family="text"/>
    <style:style style:name="T18_56" style:family="text"/>
    <style:style style:name="T18_57" style:family="text"/>
    <style:style style:name="T18_58" style:family="text"/>
    <style:style style:name="T18_59" style:family="text"/>
    <style:style style:name="T18_60" style:family="text"/>
    <style:style style:name="T18_61" style:family="text"/>
    <style:style style:name="T18_62" style:family="text"/>
    <style:style style:name="T18_63" style:family="text"/>
    <style:style style:name="T18_64" style:family="text"/>
    <style:style style:name="T18_65" style:family="text"/>
    <style:style style:name="T18_66" style:family="text"/>
    <style:style style:name="T18_67" style:family="text"/>
    <style:style style:name="T18_68" style:family="text"/>
    <style:style style:name="T18_69" style:family="text"/>
    <style:style style:name="T18_70" style:family="text"/>
    <style:style style:name="T18_71" style:family="text"/>
    <style:style style:name="T18_72" style:family="text"/>
    <style:style style:name="T18_73" style:family="text"/>
    <style:style style:name="T18_74" style:family="text"/>
    <style:style style:name="T18_75" style:family="text"/>
    <style:style style:name="T18_76" style:family="text"/>
    <style:style style:name="T18_77" style:family="text"/>
    <style:style style:name="T18_78" style:family="text"/>
    <style:style style:name="T18_79" style:family="text"/>
    <style:style style:name="T18_80" style:family="text"/>
    <style:style style:name="T18_81" style:family="text"/>
    <style:style style:name="T18_82" style:family="text"/>
    <style:style style:name="T18_83" style:family="text"/>
    <style:style style:name="T18_84" style:family="text"/>
    <style:style style:name="T18_85" style:family="text"/>
    <style:style style:name="T18_86" style:family="text"/>
    <style:style style:name="T18_87" style:family="text"/>
    <style:style style:name="T18_88" style:family="text"/>
    <style:style style:name="T18_89" style:family="text"/>
    <style:style style:name="T18_90" style:family="text"/>
    <style:style style:name="T18_91" style:family="text"/>
    <style:style style:name="T18_92" style:family="text"/>
    <style:style style:name="T18_93" style:family="text"/>
    <style:style style:name="T18_94" style:family="text"/>
    <style:style style:name="T18_95" style:family="text"/>
    <style:style style:name="T18_96" style:family="text"/>
    <style:style style:name="T18_97" style:family="text"/>
    <style:style style:name="T18_98" style:family="text"/>
    <style:style style:name="T18_99" style:family="text"/>
    <style:style style:name="T18_100" style:family="text"/>
    <style:style style:name="T18_101" style:family="text"/>
    <style:style style:name="T18_102" style:family="text"/>
    <style:style style:name="T18_103" style:family="text"/>
    <style:style style:name="T18_104" style:family="text"/>
    <style:style style:name="T18_105" style:family="text"/>
    <style:style style:name="T18_106" style:family="text"/>
    <style:style style:name="T18_107" style:family="text"/>
    <style:style style:name="T18_108" style:family="text"/>
    <style:style style:name="T18_109" style:family="text"/>
    <style:style style:name="T18_110" style:family="text"/>
    <style:style style:name="T18_111" style:family="text"/>
    <style:style style:name="T18_112" style:family="text"/>
    <style:style style:name="T18_113" style:family="text"/>
    <style:style style:name="T18_114" style:family="text"/>
    <style:style style:name="T18_115" style:family="text"/>
    <style:style style:name="T18_116" style:family="text"/>
    <style:style style:name="T18_117" style:family="text"/>
    <style:style style:name="T18_118" style:family="text"/>
    <style:style style:name="T18_119" style:family="text"/>
    <style:style style:name="T18_120" style:family="text"/>
    <style:style style:name="T18_121" style:family="text"/>
    <style:style style:name="T18_122" style:family="text"/>
    <style:style style:name="T18_123" style:family="text"/>
    <style:style style:name="T18_124" style:family="text"/>
    <style:style style:name="T18_125" style:family="text"/>
    <style:style style:name="T18_126" style:family="text"/>
    <style:style style:name="T18_127" style:family="text"/>
    <style:style style:name="T18_128" style:family="text"/>
    <style:style style:name="T18_129" style:family="text"/>
    <style:style style:name="T18_130" style:family="text"/>
    <style:style style:name="T18_131" style:family="text"/>
    <style:style style:name="T18_132" style:family="text"/>
    <style:style style:name="T18_133" style:family="text"/>
    <style:style style:name="T18_134" style:family="text"/>
    <style:style style:name="T18_135" style:family="text"/>
    <style:style style:name="T18_136" style:family="text"/>
    <style:style style:name="T18_137" style:family="text"/>
    <style:style style:name="T18_138" style:family="text"/>
    <style:style style:name="T18_139" style:family="text"/>
    <style:style style:name="T18_140" style:family="text"/>
    <style:style style:name="T18_141" style:family="text"/>
    <style:style style:name="T18_142" style:family="text"/>
    <style:style style:name="T18_143" style:family="text"/>
    <style:style style:name="T18_144" style:family="text"/>
    <style:style style:name="T18_145" style:family="text"/>
    <style:style style:name="T18_146" style:family="text"/>
    <style:style style:name="T18_147" style:family="text"/>
    <style:style style:name="T18_148" style:family="text"/>
    <style:style style:name="T18_149" style:family="text"/>
    <style:style style:name="T18_150" style:family="text"/>
    <style:style style:name="T18_151" style:family="text"/>
    <style:style style:name="T18_152" style:family="text"/>
    <style:style style:name="T18_153" style:family="text"/>
    <style:style style:name="T18_154" style:family="text"/>
    <style:style style:name="T18_155" style:family="text"/>
    <style:style style:name="T18_156" style:family="text"/>
    <style:style style:name="T18_157" style:family="text"/>
    <style:style style:name="T18_158" style:family="text"/>
    <style:style style:name="T18_159" style:family="text"/>
    <style:style style:name="T18_160" style:family="text"/>
    <style:style style:name="T18_161" style:family="text"/>
    <style:style style:name="T18_162" style:family="text"/>
    <style:style style:name="T18_163" style:family="text"/>
    <style:style style:name="T18_164" style:family="text"/>
    <style:style style:name="T18_165" style:family="text"/>
    <style:style style:name="T18_166" style:family="text"/>
    <style:style style:name="T18_167" style:family="text"/>
    <style:style style:name="T18_168" style:family="text"/>
    <style:style style:name="T18_169" style:family="text"/>
    <style:style style:name="T18_170" style:family="text"/>
    <style:style style:name="T18_171" style:family="text"/>
    <style:style style:name="T18_172" style:family="text"/>
    <style:style style:name="T18_173" style:family="text"/>
    <style:style style:name="T18_174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T19_16" style:family="text"/>
    <style:style style:name="T19_17" style:family="text"/>
    <style:style style:name="T19_18" style:family="text"/>
    <style:style style:name="T19_19" style:family="text"/>
    <style:style style:name="T19_20" style:family="text"/>
    <style:style style:name="T19_21" style:family="text"/>
    <style:style style:name="T19_22" style:family="text"/>
    <style:style style:name="T19_23" style:family="text"/>
    <style:style style:name="T19_24" style:family="text"/>
    <style:style style:name="T19_25" style:family="text"/>
    <style:style style:name="T19_26" style:family="text"/>
    <style:style style:name="T19_27" style:family="text"/>
    <style:style style:name="T19_28" style:family="text"/>
    <style:style style:name="T19_29" style:family="text"/>
    <style:style style:name="T19_30" style:family="text"/>
    <style:style style:name="T19_31" style:family="text"/>
    <style:style style:name="T19_32" style:family="text"/>
    <style:style style:name="T19_33" style:family="text"/>
    <style:style style:name="T19_34" style:family="text"/>
    <style:style style:name="T19_35" style:family="text"/>
    <style:style style:name="T19_36" style:family="text"/>
    <style:style style:name="T19_37" style:family="text"/>
    <style:style style:name="T19_38" style:family="text"/>
    <style:style style:name="T19_39" style:family="text"/>
    <style:style style:name="T19_40" style:family="text"/>
    <style:style style:name="T19_41" style:family="text"/>
    <style:style style:name="T19_42" style:family="text"/>
    <style:style style:name="T19_43" style:family="text"/>
    <style:style style:name="T19_44" style:family="text"/>
    <style:style style:name="T19_45" style:family="text"/>
    <style:style style:name="T19_46" style:family="text"/>
    <style:style style:name="T19_47" style:family="text"/>
    <style:style style:name="T19_48" style:family="text"/>
    <style:style style:name="T19_49" style:family="text"/>
    <style:style style:name="T19_50" style:family="text"/>
    <style:style style:name="T19_51" style:family="text"/>
    <style:style style:name="T19_52" style:family="text"/>
    <style:style style:name="T19_53" style:family="text"/>
    <style:style style:name="T19_54" style:family="text"/>
    <style:style style:name="T19_55" style:family="text"/>
    <style:style style:name="T19_56" style:family="text"/>
    <style:style style:name="T19_57" style:family="text"/>
    <style:style style:name="T19_58" style:family="text"/>
    <style:style style:name="T19_59" style:family="text"/>
    <style:style style:name="T19_60" style:family="text"/>
    <style:style style:name="T19_61" style:family="text"/>
    <style:style style:name="T19_62" style:family="text"/>
    <style:style style:name="T19_63" style:family="text"/>
    <style:style style:name="T19_64" style:family="text"/>
    <style:style style:name="T19_65" style:family="text"/>
    <style:style style:name="T19_66" style:family="text"/>
    <style:style style:name="T19_67" style:family="text"/>
    <style:style style:name="T19_68" style:family="text"/>
    <style:style style:name="T19_69" style:family="text"/>
    <style:style style:name="T19_70" style:family="text"/>
    <style:style style:name="T19_71" style:family="text"/>
    <style:style style:name="T19_72" style:family="text"/>
    <style:style style:name="T19_73" style:family="text"/>
    <style:style style:name="T19_74" style:family="text"/>
    <style:style style:name="T19_75" style:family="text"/>
    <style:style style:name="T19_76" style:family="text"/>
    <style:style style:name="T19_77" style:family="text"/>
    <style:style style:name="T19_78" style:family="text"/>
    <style:style style:name="T19_79" style:family="text"/>
    <style:style style:name="T19_80" style:family="text"/>
    <style:style style:name="T19_81" style:family="text"/>
    <style:style style:name="T19_82" style:family="text"/>
    <style:style style:name="T19_83" style:family="text"/>
    <style:style style:name="T19_84" style:family="text"/>
    <style:style style:name="T19_85" style:family="text"/>
    <style:style style:name="T19_86" style:family="text"/>
    <style:style style:name="T19_87" style:family="text"/>
    <style:style style:name="T19_88" style:family="text"/>
    <style:style style:name="T19_89" style:family="text"/>
    <style:style style:name="T19_90" style:family="text"/>
    <style:style style:name="T19_91" style:family="text"/>
    <style:style style:name="T19_92" style:family="text"/>
    <style:style style:name="T19_93" style:family="text"/>
    <style:style style:name="T19_94" style:family="text"/>
    <style:style style:name="T19_95" style:family="text"/>
    <style:style style:name="T19_96" style:family="text"/>
    <style:style style:name="T19_97" style:family="text"/>
    <style:style style:name="T19_98" style:family="text"/>
    <style:style style:name="T19_99" style:family="text"/>
    <style:style style:name="T19_100" style:family="text"/>
    <style:style style:name="T19_101" style:family="text"/>
    <style:style style:name="T19_102" style:family="text"/>
    <style:style style:name="T19_103" style:family="text"/>
    <style:style style:name="T19_104" style:family="text"/>
    <style:style style:name="T19_105" style:family="text"/>
    <style:style style:name="T19_106" style:family="text"/>
    <style:style style:name="T19_107" style:family="text"/>
    <style:style style:name="T19_108" style:family="text"/>
    <style:style style:name="T19_109" style:family="text"/>
    <style:style style:name="T19_110" style:family="text"/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T20_8" style:family="text"/>
    <style:style style:name="T20_9" style:family="text"/>
    <style:style style:name="T20_10" style:family="text"/>
    <style:style style:name="T20_11" style:family="text"/>
    <style:style style:name="T20_12" style:family="text"/>
    <style:style style:name="T20_13" style:family="text"/>
    <style:style style:name="T20_14" style:family="text"/>
    <style:style style:name="T20_15" style:family="text"/>
    <style:style style:name="T20_16" style:family="text"/>
    <style:style style:name="T20_17" style:family="text"/>
    <style:style style:name="T20_18" style:family="text"/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T20_29" style:family="text"/>
    <style:style style:name="T20_30" style:family="text"/>
    <style:style style:name="T20_31" style:family="text"/>
    <style:style style:name="T20_32" style:family="text"/>
    <style:style style:name="T20_33" style:family="text"/>
    <style:style style:name="T20_34" style:family="text"/>
    <style:style style:name="T20_35" style:family="text"/>
    <style:style style:name="T20_36" style:family="text"/>
    <style:style style:name="T20_37" style:family="text"/>
    <style:style style:name="T20_38" style:family="text"/>
    <style:style style:name="T20_39" style:family="text"/>
    <style:style style:name="T20_40" style:family="text"/>
    <style:style style:name="T20_41" style:family="text"/>
    <style:style style:name="T20_42" style:family="text"/>
    <style:style style:name="T20_43" style:family="text"/>
    <style:style style:name="T20_44" style:family="text"/>
    <style:style style:name="T20_45" style:family="text"/>
    <style:style style:name="T20_46" style:family="text"/>
    <style:style style:name="T20_47" style:family="text"/>
    <style:style style:name="T20_48" style:family="text"/>
    <style:style style:name="T20_49" style:family="text"/>
    <style:style style:name="T20_50" style:family="text"/>
    <style:style style:name="T20_51" style:family="text"/>
    <style:style style:name="T20_52" style:family="text"/>
    <style:style style:name="T20_53" style:family="text"/>
    <style:style style:name="T20_54" style:family="text"/>
    <style:style style:name="T20_55" style:family="text"/>
    <style:style style:name="T20_56" style:family="text"/>
    <style:style style:name="T20_57" style:family="text"/>
    <style:style style:name="T20_58" style:family="text"/>
    <style:style style:name="T20_59" style:family="text"/>
    <style:style style:name="T20_60" style:family="text"/>
    <style:style style:name="T20_61" style:family="text"/>
    <style:style style:name="T20_62" style:family="text"/>
    <style:style style:name="T20_63" style:family="text"/>
    <style:style style:name="T20_64" style:family="text"/>
    <style:style style:name="T20_65" style:family="text"/>
    <style:style style:name="T20_66" style:family="text"/>
    <style:style style:name="T20_67" style:family="text"/>
    <style:style style:name="T20_68" style:family="text"/>
    <style:style style:name="T20_69" style:family="text"/>
    <style:style style:name="T20_70" style:family="text"/>
    <style:style style:name="T20_71" style:family="text"/>
    <style:style style:name="T20_72" style:family="text"/>
    <style:style style:name="T20_73" style:family="text"/>
    <style:style style:name="T20_74" style:family="text"/>
    <style:style style:name="T20_75" style:family="text"/>
    <style:style style:name="T20_76" style:family="text"/>
    <style:style style:name="T20_77" style:family="text"/>
    <style:style style:name="T20_78" style:family="text"/>
    <style:style style:name="T20_79" style:family="text"/>
    <style:style style:name="T20_80" style:family="text"/>
    <style:style style:name="T20_81" style:family="text"/>
    <style:style style:name="T20_82" style:family="text"/>
    <style:style style:name="T20_83" style:family="text"/>
    <style:style style:name="T20_84" style:family="text"/>
    <style:style style:name="T20_85" style:family="text"/>
    <style:style style:name="T20_86" style:family="text"/>
    <style:style style:name="T20_87" style:family="text"/>
    <style:style style:name="T20_88" style:family="text"/>
    <style:style style:name="T20_89" style:family="text"/>
    <style:style style:name="T20_90" style:family="text"/>
    <style:style style:name="T20_91" style:family="text"/>
    <style:style style:name="T20_92" style:family="text"/>
    <style:style style:name="T20_93" style:family="text"/>
    <style:style style:name="T20_94" style:family="text"/>
    <style:style style:name="T20_95" style:family="text"/>
    <style:style style:name="T20_96" style:family="text"/>
    <style:style style:name="T20_97" style:family="text"/>
    <style:style style:name="T20_98" style:family="text"/>
    <style:style style:name="T20_99" style:family="text"/>
    <style:style style:name="T20_100" style:family="text"/>
    <style:style style:name="T20_101" style:family="text"/>
    <style:style style:name="T20_102" style:family="text"/>
    <style:style style:name="T20_103" style:family="text"/>
    <style:style style:name="T20_104" style:family="text"/>
    <style:style style:name="T20_105" style:family="text"/>
    <style:style style:name="T20_106" style:family="text"/>
    <style:style style:name="T20_107" style:family="text"/>
    <style:style style:name="T20_108" style:family="text"/>
    <style:style style:name="T20_109" style:family="text"/>
    <style:style style:name="T20_110" style:family="text"/>
    <style:style style:name="T20_111" style:family="text"/>
    <style:style style:name="T20_112" style:family="text"/>
    <style:style style:name="T20_113" style:family="text"/>
    <style:style style:name="T20_114" style:family="text"/>
    <style:style style:name="T20_115" style:family="text"/>
    <style:style style:name="T20_116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T23_31" style:family="text"/>
    <style:style style:name="T23_32" style:family="text"/>
    <style:style style:name="T23_33" style:family="text"/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T23_115" style:family="text"/>
    <style:style style:name="T23_116" style:family="text"/>
    <style:style style:name="T23_117" style:family="text"/>
    <style:style style:name="T23_118" style:family="text"/>
    <style:style style:name="T23_119" style:family="text"/>
    <style:style style:name="T23_120" style:family="text"/>
    <style:style style:name="T23_121" style:family="text"/>
    <style:style style:name="T23_122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T24_41" style:family="text"/>
    <style:style style:name="T24_42" style:family="text"/>
    <style:style style:name="T24_43" style:family="text"/>
    <style:style style:name="T24_44" style:family="text"/>
    <style:style style:name="T24_45" style:family="text"/>
    <style:style style:name="T24_46" style:family="text"/>
    <style:style style:name="T24_47" style:family="text"/>
    <style:style style:name="T24_48" style:family="text"/>
    <style:style style:name="T24_49" style:family="text"/>
    <style:style style:name="T24_50" style:family="text"/>
    <style:style style:name="T24_51" style:family="text"/>
    <style:style style:name="T24_52" style:family="text"/>
    <style:style style:name="T24_53" style:family="text"/>
    <style:style style:name="T24_54" style:family="text"/>
    <style:style style:name="T24_55" style:family="text"/>
    <style:style style:name="T24_56" style:family="text"/>
    <style:style style:name="T24_57" style:family="text"/>
    <style:style style:name="T24_58" style:family="text"/>
    <style:style style:name="T24_59" style:family="text"/>
    <style:style style:name="T24_60" style:family="text"/>
    <style:style style:name="T24_61" style:family="text"/>
    <style:style style:name="T24_62" style:family="text"/>
    <style:style style:name="T24_63" style:family="text"/>
    <style:style style:name="T24_64" style:family="text"/>
    <style:style style:name="T24_65" style:family="text"/>
    <style:style style:name="T24_66" style:family="text"/>
    <style:style style:name="T24_67" style:family="text"/>
    <style:style style:name="T24_68" style:family="text"/>
    <style:style style:name="T24_69" style:family="text"/>
    <style:style style:name="T24_70" style:family="text"/>
    <style:style style:name="T24_71" style:family="text"/>
    <style:style style:name="T24_72" style:family="text"/>
    <style:style style:name="T24_73" style:family="text"/>
    <style:style style:name="T24_74" style:family="text"/>
    <style:style style:name="T24_75" style:family="text"/>
    <style:style style:name="T24_76" style:family="text"/>
    <style:style style:name="T24_77" style:family="text"/>
    <style:style style:name="T24_78" style:family="text"/>
    <style:style style:name="T24_79" style:family="text"/>
    <style:style style:name="T24_80" style:family="text"/>
    <style:style style:name="T24_81" style:family="text"/>
    <style:style style:name="T24_82" style:family="text"/>
    <style:style style:name="T24_83" style:family="text"/>
    <style:style style:name="T24_84" style:family="text"/>
    <style:style style:name="T24_85" style:family="text"/>
    <style:style style:name="T24_86" style:family="text"/>
    <style:style style:name="T24_87" style:family="text"/>
    <style:style style:name="T24_88" style:family="text"/>
    <style:style style:name="T24_89" style:family="text"/>
    <style:style style:name="T24_90" style:family="text"/>
    <style:style style:name="T24_91" style:family="text"/>
    <style:style style:name="T24_92" style:family="text"/>
    <style:style style:name="T24_93" style:family="text"/>
    <style:style style:name="T24_94" style:family="text"/>
    <style:style style:name="T24_95" style:family="text"/>
    <style:style style:name="T24_96" style:family="text"/>
    <style:style style:name="T24_97" style:family="text"/>
    <style:style style:name="T24_98" style:family="text"/>
    <style:style style:name="T24_99" style:family="text"/>
    <style:style style:name="T24_100" style:family="text"/>
    <style:style style:name="T24_101" style:family="text"/>
    <style:style style:name="T24_102" style:family="text"/>
    <style:style style:name="T24_103" style:family="text"/>
    <style:style style:name="T24_104" style:family="text"/>
    <style:style style:name="T24_105" style:family="text"/>
    <style:style style:name="T24_106" style:family="text"/>
    <style:style style:name="T24_107" style:family="text"/>
    <style:style style:name="T24_108" style:family="text"/>
    <style:style style:name="T24_109" style:family="text"/>
    <style:style style:name="T24_110" style:family="text"/>
    <style:style style:name="T24_111" style:family="text"/>
    <style:style style:name="T24_112" style:family="text"/>
    <style:style style:name="T24_113" style:family="text"/>
    <style:style style:name="T24_114" style:family="text"/>
    <style:style style:name="T24_115" style:family="text"/>
    <style:style style:name="T24_116" style:family="text"/>
    <style:style style:name="T24_117" style:family="text"/>
    <style:style style:name="T24_118" style:family="text"/>
    <style:style style:name="T24_119" style:family="text"/>
    <style:style style:name="T24_120" style:family="text"/>
    <style:style style:name="T24_121" style:family="text"/>
    <style:style style:name="T24_122" style:family="text"/>
    <style:style style:name="T24_123" style:family="text"/>
    <style:style style:name="T24_124" style:family="text"/>
    <style:style style:name="T24_125" style:family="text"/>
    <style:style style:name="T24_126" style:family="text"/>
    <style:style style:name="T24_127" style:family="text"/>
    <style:style style:name="T24_128" style:family="text"/>
    <style:style style:name="T24_129" style:family="text"/>
    <style:style style:name="T24_130" style:family="text"/>
    <style:style style:name="T24_131" style:family="text"/>
    <style:style style:name="T24_132" style:family="text"/>
    <style:style style:name="T24_133" style:family="text"/>
    <style:style style:name="T24_134" style:family="text"/>
    <style:style style:name="T24_135" style:family="text"/>
    <style:style style:name="T24_136" style:family="text"/>
    <style:style style:name="T24_137" style:family="text"/>
    <style:style style:name="T24_138" style:family="text"/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>
      <style:text-properties fo:color="#1155cc" style:text-underline-style="solid" style:text-underline-color="font-color"/>
    </style:style>
    <style:style style:name="T28_7" style:family="text"/>
    <style:style style:name="T28_8" style:family="text">
      <style:text-properties fo:color="#1155cc" style:text-underline-style="solid" style:text-underline-color="font-color"/>
    </style:style>
    <style:style style:name="T28_9" style:family="text"/>
    <style:style style:name="T28_10" style:family="text">
      <style:text-properties fo:color="#1155cc" style:text-underline-style="solid" style:text-underline-color="font-color"/>
    </style:style>
    <style:style style:name="T28_11" style:family="text"/>
    <style:style style:name="T28_12" style:family="text">
      <style:text-properties fo:color="#1155cc" style:text-underline-style="solid" style:text-underline-color="font-color"/>
    </style:style>
    <style:style style:name="T28_13" style:family="text"/>
    <style:style style:name="T28_14" style:family="text">
      <style:text-properties fo:color="#1155cc" style:text-underline-style="solid" style:text-underline-color="font-color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Hey</text:span><text:span text:style-name="T1_2">!</text:span></text:p>
      <text:p text:style-name="P2"><text:span text:style-name="T2_1">I</text:span><text:span text:style-name="T2_2"><text:s/></text:span><text:span text:style-name="T2_3">have</text:span><text:span text:style-name="T2_4"><text:s/></text:span><text:span text:style-name="T2_5">an</text:span><text:span text:style-name="T2_6"><text:s/></text:span><text:span text:style-name="T2_7">idea</text:span><text:span text:style-name="T2_8"><text:s/></text:span><text:span text:style-name="T2_9">that</text:span><text:span text:style-name="T2_10"><text:s/></text:span><text:span text:style-name="T2_11">I</text:span><text:span text:style-name="T2_12">'</text:span><text:span text:style-name="T2_13">d</text:span><text:span text:style-name="T2_14"><text:s/></text:span><text:span text:style-name="T2_15">love</text:span><text:span text:style-name="T2_16"><text:s/></text:span><text:span text:style-name="T2_17">some</text:span><text:span text:style-name="T2_18"><text:s/></text:span><text:span text:style-name="T2_19">input</text:span><text:span text:style-name="T2_20"><text:s/></text:span><text:span text:style-name="T2_21">on</text:span><text:span text:style-name="T2_22">.<text:s/></text:span><text:span text:style-name="T2_23">I</text:span><text:span text:style-name="T2_24"><text:s/></text:span><text:span text:style-name="T2_25">grabbed</text:span><text:span text:style-name="T2_26"><text:s/></text:span><text:span text:style-name="T2_27">this</text:span><text:span text:style-name="T2_28"><text:s/></text:span><text:span text:style-name="T2_29">address</text:span><text:span text:style-name="T2_30"><text:s/></text:span><text:span text:style-name="T2_31">from</text:span><text:span text:style-name="T2_32"><text:s/></text:span><text:span text:style-name="T2_33">the</text:span><text:span text:style-name="T2_34"><text:s/></text:span><text:span text:style-name="T2_35">website</text:span><text:span text:style-name="T2_36"><text:s/></text:span><text:span text:style-name="T2_37">under</text:span><text:span text:style-name="T2_38"><text:s/></text:span><text:span text:style-name="T2_39">the</text:span><text:span text:style-name="T2_40"><text:s/>"</text:span><text:span text:style-name="T2_41">Share</text:span><text:span text:style-name="T2_42"><text:s/></text:span><text:span text:style-name="T2_43">a</text:span><text:span text:style-name="T2_44"><text:s/></text:span><text:span text:style-name="T2_45">Trend</text:span><text:span text:style-name="T2_46">"<text:s/></text:span><text:span text:style-name="T2_47">section</text:span><text:span text:style-name="T2_48">,<text:s/></text:span><text:span text:style-name="T2_49">so</text:span><text:span text:style-name="T2_50"><text:s/></text:span><text:span text:style-name="T2_51">I</text:span><text:span text:style-name="T2_52"><text:s/></text:span><text:span text:style-name="T2_53">hope</text:span><text:span text:style-name="T2_54"><text:s/></text:span><text:span text:style-name="T2_55">this</text:span><text:span text:style-name="T2_56"><text:s/></text:span><text:span text:style-name="T2_57">is</text:span><text:span text:style-name="T2_58"><text:s/></text:span><text:span text:style-name="T2_59">the</text:span><text:span text:style-name="T2_60"><text:s/></text:span><text:span text:style-name="T2_61">right</text:span><text:span text:style-name="T2_62"><text:s/></text:span><text:span text:style-name="T2_63">spot</text:span><text:span text:style-name="T2_64">!</text:span></text:p>
      <text:h text:style-name="P3" text:outline-level="10"><text:bookmark-start text:name="h.aj7bgovje5ry"/><text:bookmark-end text:name="h.aj7bgovje5ry"/><text:span text:style-name="T3_1">Abstract</text:span></text:h>
      <text:p text:style-name="P4"><text:span text:style-name="T4_1">I</text:span><text:span text:style-name="T4_2"><text:s/></text:span><text:span text:style-name="T4_3">believe</text:span><text:span text:style-name="T4_4"><text:s/></text:span><text:span text:style-name="T4_5">there</text:span><text:span text:style-name="T4_6">'</text:span><text:span text:style-name="T4_7">s</text:span><text:span text:style-name="T4_8"><text:s/></text:span><text:span text:style-name="T4_9">a</text:span><text:span text:style-name="T4_10"><text:s/></text:span><text:span text:style-name="T4_11">trend</text:span><text:span text:style-name="T4_12"><text:s/></text:span><text:span text:style-name="T4_13">that</text:span><text:span text:style-name="T4_14">'</text:span><text:span text:style-name="T4_15">s</text:span><text:span text:style-name="T4_16"><text:s/></text:span><text:span text:style-name="T4_17">not</text:span><text:span text:style-name="T4_18"><text:s/></text:span><text:span text:style-name="T4_19">being</text:span><text:span text:style-name="T4_20"><text:s/></text:span><text:span text:style-name="T4_21">sufficiently</text:span><text:span text:style-name="T4_22"><text:s/></text:span><text:span text:style-name="T4_23">promoted</text:span><text:span text:style-name="T4_24"><text:s/></text:span><text:span text:style-name="T4_25">and</text:span><text:span text:style-name="T4_26"><text:s/></text:span><text:span text:style-name="T4_27">that</text:span><text:span text:style-name="T4_28"><text:s/></text:span><text:span text:style-name="T4_29">I</text:span><text:span text:style-name="T4_30"><text:s/></text:span><text:span text:style-name="T4_31">think</text:span><text:span text:style-name="T4_32"><text:s/></text:span><text:span text:style-name="T4_33">Ashoka</text:span><text:span text:style-name="T4_34"><text:s/></text:span><text:span text:style-name="T4_35">would</text:span><text:span text:style-name="T4_36"><text:s/></text:span><text:span text:style-name="T4_37">be</text:span><text:span text:style-name="T4_38"><text:s/></text:span><text:span text:style-name="T4_39">a</text:span><text:span text:style-name="T4_40"><text:s/></text:span><text:span text:style-name="T4_41">good</text:span><text:span text:style-name="T4_42"><text:s/></text:span><text:span text:style-name="T4_43">candidate</text:span><text:span text:style-name="T4_44"><text:s/></text:span><text:span text:style-name="T4_45">to</text:span><text:span text:style-name="T4_46"><text:s/></text:span><text:span text:style-name="T4_47">move</text:span><text:span text:style-name="T4_48"><text:s/></text:span><text:span text:style-name="T4_49">it</text:span><text:span text:style-name="T4_50"><text:s/></text:span><text:span text:style-name="T4_51">forward</text:span><text:span text:style-name="T4_52">.<text:s/></text:span><text:span text:style-name="T4_53">In</text:span><text:span text:style-name="T4_54"><text:s/></text:span><text:span text:style-name="T4_55">four</text:span><text:span text:style-name="T4_56"><text:s/></text:span><text:span text:style-name="T4_57">words</text:span><text:span text:style-name="T4_58"><text:s/></text:span><text:span text:style-name="T4_59">or</text:span><text:span text:style-name="T4_60"><text:s/></text:span><text:span text:style-name="T4_61">less</text:span><text:span text:style-name="T4_62">,<text:s/></text:span><text:span text:style-name="T4_63">it</text:span><text:span text:style-name="T4_64">'</text:span><text:span text:style-name="T4_65">s</text:span><text:span text:style-name="T4_66"><text:s/></text:span><text:span text:style-name="T4_67">the</text:span><text:span text:style-name="T4_68"><text:s/></text:span><text:span text:style-name="T4_69">Open</text:span><text:span text:style-name="T4_70"><text:s/></text:span><text:span text:style-name="T4_71">Source</text:span><text:span text:style-name="T4_72"><text:s/></text:span><text:span text:style-name="T4_73">Social</text:span><text:span text:style-name="T4_74"><text:s/></text:span><text:span text:style-name="T4_75">Sector</text:span><text:span text:style-name="T4_76">.<text:s/></text:span><text:span text:style-name="T4_77">At</text:span><text:span text:style-name="T4_78"><text:s/></text:span><text:span text:style-name="T4_79">its</text:span><text:span text:style-name="T4_80"><text:s/></text:span><text:span text:style-name="T4_81">core</text:span><text:span text:style-name="T4_82"><text:s/></text:span><text:span text:style-name="T4_83">is</text:span><text:span text:style-name="T4_84"><text:s/></text:span><text:span text:style-name="T4_85">collaboration</text:span><text:span text:style-name="T4_86">,<text:s/></text:span><text:span text:style-name="T4_87">but</text:span><text:span text:style-name="T4_88"><text:s/></text:span><text:span text:style-name="T4_89">collaboration</text:span><text:span text:style-name="T4_90"><text:s/></text:span><text:span text:style-name="T4_91">like</text:span><text:span text:style-name="T4_92"><text:s/></text:span><text:span text:style-name="T4_93">we</text:span><text:span text:style-name="T4_94">'</text:span><text:span text:style-name="T4_95">ve</text:span><text:span text:style-name="T4_96"><text:s/></text:span><text:span text:style-name="T4_97">never</text:span><text:span text:style-name="T4_98"><text:s/></text:span><text:span text:style-name="T4_99">seen</text:span><text:span text:style-name="T4_100"><text:s/></text:span><text:span text:style-name="T4_101">it</text:span><text:span text:style-name="T4_102"><text:s/></text:span><text:span text:style-name="T4_103">before</text:span><text:span text:style-name="T4_104">,<text:s/></text:span><text:span text:style-name="T4_105">enabled</text:span><text:span text:style-name="T4_106"><text:s/></text:span><text:span text:style-name="T4_107">by</text:span><text:span text:style-name="T4_108"><text:s/></text:span><text:span text:style-name="T4_109">tools</text:span><text:span text:style-name="T4_110"><text:s/></text:span><text:span text:style-name="T4_111">that</text:span><text:span text:style-name="T4_112"><text:s/></text:span><text:span text:style-name="T4_113">haven</text:span><text:span text:style-name="T4_114">'</text:span><text:span text:style-name="T4_115">t</text:span><text:span text:style-name="T4_116"><text:s/></text:span><text:span text:style-name="T4_117">been</text:span><text:span text:style-name="T4_118"><text:s/></text:span><text:span text:style-name="T4_119">invented</text:span><text:span text:style-name="T4_120"><text:s/></text:span><text:span text:style-name="T4_121">yet</text:span><text:span text:style-name="T4_122"><text:s/></text:span><text:span text:style-name="T4_123">and</text:span><text:span text:style-name="T4_124"><text:s/></text:span><text:span text:style-name="T4_125">powered</text:span><text:span text:style-name="T4_126"><text:s/></text:span><text:span text:style-name="T4_127">by</text:span><text:span text:style-name="T4_128"><text:s/></text:span><text:span text:style-name="T4_129">the</text:span><text:span text:style-name="T4_130"><text:s/></text:span><text:span text:style-name="T4_131">Open</text:span><text:span text:style-name="T4_132"><text:s/></text:span><text:span text:style-name="T4_133">Source</text:span><text:span text:style-name="T4_134"><text:s/></text:span><text:span text:style-name="T4_135">philosophy</text:span><text:span text:style-name="T4_136"><text:s/></text:span><text:span text:style-name="T4_137">that</text:span><text:span text:style-name="T4_138"><text:s/></text:span><text:span text:style-name="T4_139">has</text:span><text:span text:style-name="T4_140"><text:s/></text:span><text:span text:style-name="T4_141">come</text:span><text:span text:style-name="T4_142"><text:s/></text:span><text:span text:style-name="T4_143">of</text:span><text:span text:style-name="T4_144"><text:s/></text:span><text:span text:style-name="T4_145">age</text:span><text:span text:style-name="T4_146"><text:s/></text:span><text:span text:style-name="T4_147">in</text:span><text:span text:style-name="T4_148"><text:s/></text:span><text:span text:style-name="T4_149">the</text:span><text:span text:style-name="T4_150"><text:s/>21</text:span><text:span text:style-name="T4_151">st</text:span><text:span text:style-name="T4_152"><text:s/></text:span><text:span text:style-name="T4_153">century</text:span><text:span text:style-name="T4_154"><text:s/></text:span><text:span text:style-name="T4_155">with</text:span><text:span text:style-name="T4_156"><text:s/></text:span><text:span text:style-name="T4_157">projects</text:span><text:span text:style-name="T4_158"><text:s/></text:span><text:span text:style-name="T4_159">like</text:span><text:span text:style-name="T4_160"><text:s/></text:span><text:span text:style-name="T4_161">Linux</text:span><text:span text:style-name="T4_162"><text:s/></text:span><text:span text:style-name="T4_163">and</text:span><text:span text:style-name="T4_164"><text:s/></text:span><text:span text:style-name="T4_165">Android</text:span><text:span text:style-name="T4_166">.<text:s/></text:span><text:span text:style-name="T4_167">This</text:span><text:span text:style-name="T4_168"><text:s/></text:span><text:span text:style-name="T4_169">trend</text:span><text:span text:style-name="T4_170"><text:s/>--<text:s/></text:span><text:span text:style-name="T4_171">if</text:span><text:span text:style-name="T4_172"><text:s/></text:span><text:span text:style-name="T4_173">we</text:span><text:span text:style-name="T4_174"><text:s/></text:span><text:span text:style-name="T4_175">can</text:span><text:span text:style-name="T4_176"><text:s/></text:span><text:span text:style-name="T4_177">nurture</text:span><text:span text:style-name="T4_178"><text:s/></text:span><text:span text:style-name="T4_179">it</text:span><text:span text:style-name="T4_180"><text:s/>--<text:s/></text:span><text:span text:style-name="T4_181">could</text:span><text:span text:style-name="T4_182"><text:s/></text:span><text:span text:style-name="T4_183">mean</text:span><text:span text:style-name="T4_184"><text:s/></text:span><text:span text:style-name="T4_185">the</text:span><text:span text:style-name="T4_186"><text:s/></text:span><text:span text:style-name="T4_187">end</text:span><text:span text:style-name="T4_188"><text:s/></text:span><text:span text:style-name="T4_189">of</text:span><text:span text:style-name="T4_190"><text:s/></text:span><text:span text:style-name="T4_191">competition</text:span><text:span text:style-name="T4_192"><text:s/></text:span><text:span text:style-name="T4_193">in</text:span><text:span text:style-name="T4_194"><text:s/></text:span><text:span text:style-name="T4_195">the</text:span><text:span text:style-name="T4_196"><text:s/></text:span><text:span text:style-name="T4_197">social</text:span><text:span text:style-name="T4_198"><text:s/></text:span><text:span text:style-name="T4_199">sector</text:span><text:span text:style-name="T4_200">,<text:s/></text:span><text:span text:style-name="T4_201">and</text:span><text:span text:style-name="T4_202"><text:s/></text:span><text:span text:style-name="T4_203">a</text:span><text:span text:style-name="T4_204"><text:s/></text:span><text:span text:style-name="T4_205">shift</text:span><text:span text:style-name="T4_206"><text:s/></text:span><text:span text:style-name="T4_207">from</text:span><text:span text:style-name="T4_208"><text:s/></text:span><text:span text:style-name="T4_209">the</text:span><text:span text:style-name="T4_210"><text:s/></text:span><text:span text:style-name="T4_211">current</text:span><text:span text:style-name="T4_212"><text:s/>"</text:span><text:span text:style-name="T4_213">wild</text:span><text:span text:style-name="T4_214"><text:s/></text:span><text:span text:style-name="T4_215">west</text:span><text:span text:style-name="T4_216">",<text:s/></text:span><text:span text:style-name="T4_217">every</text:span><text:span text:style-name="T4_218">-</text:span><text:span text:style-name="T4_219">man</text:span><text:span text:style-name="T4_220">-</text:span><text:span text:style-name="T4_221">for</text:span><text:span text:style-name="T4_222">-</text:span><text:span text:style-name="T4_223">himself</text:span><text:span text:style-name="T4_224"><text:s/></text:span><text:span text:style-name="T4_225">approach</text:span><text:span text:style-name="T4_226"><text:s/></text:span><text:span text:style-name="T4_227">to</text:span><text:span text:style-name="T4_228"><text:s/></text:span><text:span text:style-name="T4_229">a</text:span><text:span text:style-name="T4_230"><text:s/></text:span><text:span text:style-name="T4_231">whole</text:span><text:span text:style-name="T4_232">-</text:span><text:span text:style-name="T4_233">system</text:span><text:span text:style-name="T4_234"><text:s/></text:span><text:span text:style-name="T4_235">approach</text:span><text:span text:style-name="T4_236"><text:s/></text:span><text:span text:style-name="T4_237">founded</text:span><text:span text:style-name="T4_238"><text:s/></text:span><text:span text:style-name="T4_239">in</text:span><text:span text:style-name="T4_240"><text:s/></text:span><text:span text:style-name="T4_241">the</text:span><text:span text:style-name="T4_242"><text:s/>"</text:span><text:span text:style-name="T4_243">Team</text:span><text:span text:style-name="T4_244"><text:s/></text:span><text:span text:style-name="T4_245">of</text:span><text:span text:style-name="T4_246"><text:s/></text:span><text:span text:style-name="T4_247">Teams</text:span><text:span text:style-name="T4_248">"<text:s/></text:span><text:span text:style-name="T4_249">philosophy</text:span><text:span text:style-name="T4_250"><text:s/></text:span><text:span text:style-name="T4_251">espoused</text:span><text:span text:style-name="T4_252"><text:s/></text:span><text:span text:style-name="T4_253">by</text:span><text:span text:style-name="T4_254"><text:s/></text:span><text:span text:style-name="T4_255">Stanley</text:span><text:span text:style-name="T4_256"><text:s/></text:span><text:span text:style-name="T4_257">McChrystal</text:span><text:span text:style-name="T4_258">'</text:span><text:span text:style-name="T4_259">s</text:span><text:span text:style-name="T4_260"><text:s/></text:span><text:span text:style-name="T4_261">book</text:span><text:span text:style-name="T4_262"><text:s/></text:span><text:span text:style-name="T4_263">of</text:span><text:span text:style-name="T4_264"><text:s/></text:span><text:span text:style-name="T4_265">the</text:span><text:span text:style-name="T4_266"><text:s/></text:span><text:span text:style-name="T4_267">same</text:span><text:span text:style-name="T4_268"><text:s/></text:span><text:span text:style-name="T4_269">name</text:span><text:span text:style-name="T4_270">.</text:span></text:p>
      <text:p text:style-name="P5"><text:span text:style-name="T5_1">While</text:span><text:span text:style-name="T5_2"><text:s/></text:span><text:span text:style-name="T5_3">we</text:span><text:span text:style-name="T5_4">'</text:span><text:span text:style-name="T5_5">ve</text:span><text:span text:style-name="T5_6"><text:s/></text:span><text:span text:style-name="T5_7">certainly</text:span><text:span text:style-name="T5_8"><text:s/></text:span><text:span text:style-name="T5_9">seen</text:span><text:span text:style-name="T5_10"><text:s/></text:span><text:span text:style-name="T5_11">international</text:span><text:span text:style-name="T5_12"><text:s/></text:span><text:span text:style-name="T5_13">consortia</text:span><text:span text:style-name="T5_14"><text:s/></text:span><text:span text:style-name="T5_15">like</text:span><text:span text:style-name="T5_16"><text:s/></text:span><text:span text:style-name="T5_17">InterAction</text:span><text:span text:style-name="T5_18"><text:s/></text:span><text:span text:style-name="T5_19">before</text:span><text:span text:style-name="T5_20">,<text:s/></text:span><text:span text:style-name="T5_21">I</text:span><text:span text:style-name="T5_22"><text:s/></text:span><text:span text:style-name="T5_23">think</text:span><text:span text:style-name="T5_24"><text:s/></text:span><text:span text:style-name="T5_25">we</text:span><text:span text:style-name="T5_26">'</text:span><text:span text:style-name="T5_27">ve</text:span><text:span text:style-name="T5_28"><text:s/></text:span><text:span text:style-name="T5_29">yet</text:span><text:span text:style-name="T5_30"><text:s/></text:span><text:span text:style-name="T5_31">to</text:span><text:span text:style-name="T5_32"><text:s/></text:span><text:span text:style-name="T5_33">see</text:span><text:span text:style-name="T5_34"><text:s/></text:span><text:span text:style-name="T5_35">the</text:span><text:span text:style-name="T5_36"><text:s/></text:span><text:span text:style-name="T5_37">true</text:span><text:span text:style-name="T5_38"><text:s/></text:span><text:span text:style-name="T5_39">power</text:span><text:span text:style-name="T5_40"><text:s/></text:span><text:span text:style-name="T5_41">of</text:span><text:span text:style-name="T5_42"><text:s/></text:span><text:span text:style-name="T5_43">modern</text:span><text:span text:style-name="T5_44"><text:s/></text:span><text:span text:style-name="T5_45">collaboration</text:span><text:span text:style-name="T5_46">,<text:s/></text:span><text:span text:style-name="T5_47">armed</text:span><text:span text:style-name="T5_48"><text:s/></text:span><text:span text:style-name="T5_49">in</text:span><text:span text:style-name="T5_50"><text:s/></text:span><text:span text:style-name="T5_51">a</text:span><text:span text:style-name="T5_52"><text:s/></text:span><text:span text:style-name="T5_53">new</text:span><text:span text:style-name="T5_54"><text:s/></text:span><text:span text:style-name="T5_55">generation</text:span><text:span text:style-name="T5_56"><text:s/></text:span><text:span text:style-name="T5_57">with</text:span><text:span text:style-name="T5_58"><text:s/></text:span><text:span text:style-name="T5_59">concepts</text:span><text:span text:style-name="T5_60"><text:s/></text:span><text:span text:style-name="T5_61">like</text:span><text:span text:style-name="T5_62"><text:s/></text:span><text:span text:style-name="T5_63">Agility</text:span><text:span text:style-name="T5_64">,<text:s/></text:span><text:span text:style-name="T5_65">Open</text:span><text:span text:style-name="T5_66"><text:s/></text:span><text:span text:style-name="T5_67">Source</text:span><text:span text:style-name="T5_68">,<text:s/></text:span><text:span text:style-name="T5_69">Crowdsourcing</text:span><text:span text:style-name="T5_70">,<text:s/></text:span><text:span text:style-name="T5_71">Latent</text:span><text:span text:style-name="T5_72"><text:s/></text:span><text:span text:style-name="T5_73">Supply</text:span><text:span text:style-name="T5_74"><text:s/></text:span><text:span text:style-name="T5_75">and</text:span><text:span text:style-name="T5_76"><text:s/></text:span><text:span text:style-name="T5_77">Computer</text:span><text:span text:style-name="T5_78"><text:s/></text:span><text:span text:style-name="T5_79">Learning</text:span><text:span text:style-name="T5_80">.<text:s/></text:span><text:span text:style-name="T5_81">To</text:span><text:span text:style-name="T5_82"><text:s/></text:span><text:span text:style-name="T5_83">complicate</text:span><text:span text:style-name="T5_84"><text:s/></text:span><text:span text:style-name="T5_85">the</text:span><text:span text:style-name="T5_86"><text:s/></text:span><text:span text:style-name="T5_87">issue</text:span><text:span text:style-name="T5_88">,<text:s/></text:span><text:span text:style-name="T5_89">because</text:span><text:span text:style-name="T5_90"><text:s/></text:span><text:span text:style-name="T5_91">consortia</text:span><text:span text:style-name="T5_92"><text:s/></text:span><text:span text:style-name="T5_93">like</text:span><text:span text:style-name="T5_94"><text:s/></text:span><text:span text:style-name="T5_95">InterAction</text:span><text:span text:style-name="T5_96"><text:s/></text:span><text:span text:style-name="T5_97">have</text:span><text:span text:style-name="T5_98"><text:s/></text:span><text:span text:style-name="T5_99">in</text:span><text:span text:style-name="T5_100"><text:s/></text:span><text:span text:style-name="T5_101">some</text:span><text:span text:style-name="T5_102"><text:s/></text:span><text:span text:style-name="T5_103">ways</text:span><text:span text:style-name="T5_104"><text:s/></text:span><text:span text:style-name="T5_105">failed</text:span><text:span text:style-name="T5_106"><text:s/></text:span><text:span text:style-name="T5_107">to</text:span><text:span text:style-name="T5_108"><text:s/></text:span><text:span text:style-name="T5_109">deliver</text:span><text:span text:style-name="T5_110"><text:s/></text:span><text:span text:style-name="T5_111">on</text:span><text:span text:style-name="T5_112"><text:s/></text:span><text:span text:style-name="T5_113">the</text:span><text:span text:style-name="T5_114"><text:s/></text:span><text:span text:style-name="T5_115">promise</text:span><text:span text:style-name="T5_116"><text:s/></text:span><text:span text:style-name="T5_117">of</text:span><text:span text:style-name="T5_118"><text:s/></text:span><text:span text:style-name="T5_119">a</text:span><text:span text:style-name="T5_120"><text:s/></text:span><text:span text:style-name="T5_121">high</text:span><text:span text:style-name="T5_122">-</text:span><text:span text:style-name="T5_123">functioning</text:span><text:span text:style-name="T5_124"><text:s/></text:span><text:span text:style-name="T5_125">social</text:span><text:span text:style-name="T5_126"><text:s/></text:span><text:span text:style-name="T5_127">sector</text:span><text:span text:style-name="T5_128"><text:s/>(</text:span><text:span text:style-name="T5_129">though</text:span><text:span text:style-name="T5_130"><text:s/></text:span><text:span text:style-name="T5_131">I</text:span><text:span text:style-name="T5_132"><text:s/></text:span><text:span text:style-name="T5_133">think</text:span><text:span text:style-name="T5_134"><text:s/></text:span><text:span text:style-name="T5_135">they</text:span><text:span text:style-name="T5_136">'</text:span><text:span text:style-name="T5_137">ve</text:span><text:span text:style-name="T5_138"><text:s/></text:span><text:span text:style-name="T5_139">still</text:span><text:span text:style-name="T5_140"><text:s/></text:span><text:span text:style-name="T5_141">been</text:span><text:span text:style-name="T5_142"><text:s/></text:span><text:span text:style-name="T5_143">extremely</text:span><text:span text:style-name="T5_144"><text:s/></text:span><text:span text:style-name="T5_145">valuable</text:span><text:span text:style-name="T5_146"><text:s/></text:span><text:span text:style-name="T5_147">in</text:span><text:span text:style-name="T5_148"><text:s/></text:span><text:span text:style-name="T5_149">many</text:span><text:span text:style-name="T5_150"><text:s/></text:span><text:span text:style-name="T5_151">ways</text:span><text:span text:style-name="T5_152">),<text:s/></text:span><text:span text:style-name="T5_153">people</text:span><text:span text:style-name="T5_154"><text:s/></text:span><text:span text:style-name="T5_155">that</text:span><text:span text:style-name="T5_156"><text:s/></text:span><text:span text:style-name="T5_157">I</text:span><text:span text:style-name="T5_158">'</text:span><text:span text:style-name="T5_159">ve</text:span><text:span text:style-name="T5_160"><text:s/></text:span><text:span text:style-name="T5_161">spoken</text:span><text:span text:style-name="T5_162"><text:s/></text:span><text:span text:style-name="T5_163">to</text:span><text:span text:style-name="T5_164"><text:s/></text:span><text:span text:style-name="T5_165">have</text:span><text:span text:style-name="T5_166"><text:s/></text:span><text:span text:style-name="T5_167">become</text:span><text:span text:style-name="T5_168"><text:s/></text:span><text:span text:style-name="T5_169">jaded</text:span><text:span text:style-name="T5_170"><text:s/></text:span><text:span text:style-name="T5_171">and</text:span><text:span text:style-name="T5_172"><text:s/></text:span><text:span text:style-name="T5_173">less</text:span><text:span text:style-name="T5_174"><text:s/></text:span><text:span text:style-name="T5_175">inclined</text:span><text:span text:style-name="T5_176"><text:s/></text:span><text:span text:style-name="T5_177">to</text:span><text:span text:style-name="T5_178"><text:s/></text:span><text:span text:style-name="T5_179">participate</text:span><text:span text:style-name="T5_180"><text:s/></text:span><text:span text:style-name="T5_181">in</text:span><text:span text:style-name="T5_182"><text:s/></text:span><text:span text:style-name="T5_183">collaborative</text:span><text:span text:style-name="T5_184"><text:s/></text:span><text:span text:style-name="T5_185">efforts</text:span><text:span text:style-name="T5_186">.</text:span></text:p>
      <text:p text:style-name="P6"><text:span text:style-name="T6_1">In</text:span><text:span text:style-name="T6_2"><text:s/></text:span><text:span text:style-name="T6_3">conclusion</text:span><text:span text:style-name="T6_4">,<text:s/></text:span><text:span text:style-name="T6_5">I</text:span><text:span text:style-name="T6_6"><text:s/></text:span><text:span text:style-name="T6_7">believe</text:span><text:span text:style-name="T6_8"><text:s/></text:span><text:span text:style-name="T6_9">we</text:span><text:span text:style-name="T6_10"><text:s/></text:span><text:span text:style-name="T6_11">have</text:span><text:span text:style-name="T6_12"><text:s/></text:span><text:span text:style-name="T6_13">a</text:span><text:span text:style-name="T6_14"><text:s/></text:span><text:span text:style-name="T6_15">new</text:span><text:span text:style-name="T6_16"><text:s/></text:span><text:span text:style-name="T6_17">opportunity</text:span><text:span text:style-name="T6_18"><text:s/>--<text:s/></text:span><text:span text:style-name="T6_19">fueled</text:span><text:span text:style-name="T6_20"><text:s/></text:span><text:span text:style-name="T6_21">by</text:span><text:span text:style-name="T6_22"><text:s/></text:span><text:span text:style-name="T6_23">a</text:span><text:span text:style-name="T6_24"><text:s/></text:span><text:span text:style-name="T6_25">new</text:span><text:span text:style-name="T6_26"><text:s/></text:span><text:span text:style-name="T6_27">context</text:span><text:span text:style-name="T6_28">,<text:s/></text:span><text:span text:style-name="T6_29">new</text:span><text:span text:style-name="T6_30"><text:s/></text:span><text:span text:style-name="T6_31">culture</text:span><text:span text:style-name="T6_32"><text:s/></text:span><text:span text:style-name="T6_33">and</text:span><text:span text:style-name="T6_34"><text:s/></text:span><text:span text:style-name="T6_35">new</text:span><text:span text:style-name="T6_36"><text:s/></text:span><text:span text:style-name="T6_37">technology</text:span><text:span text:style-name="T6_38"><text:s/>--<text:s/></text:span><text:span text:style-name="T6_39">to</text:span><text:span text:style-name="T6_40"><text:s/></text:span><text:span text:style-name="T6_41">reinvent</text:span><text:span text:style-name="T6_42"><text:s/></text:span><text:span text:style-name="T6_43">large</text:span><text:span text:style-name="T6_44">-</text:span><text:span text:style-name="T6_45">scale</text:span><text:span text:style-name="T6_46"><text:s/></text:span><text:span text:style-name="T6_47">social</text:span><text:span text:style-name="T6_48">-</text:span><text:span text:style-name="T6_49">sector</text:span><text:span text:style-name="T6_50"><text:s/></text:span><text:span text:style-name="T6_51">collaboration</text:span><text:span text:style-name="T6_52">.</text:span></text:p>
      <text:p text:style-name="P7"><text:span text:style-name="T7_1"><text:a xlink:type="simple" xlink:href="https://drive.google.com/drive/folders/0ByWtXkhNf140eFlMOGRhRllFaFk"><text:span text:style-name="T7_2">Here</text:span></text:a></text:span><text:span text:style-name="T7_3">'</text:span><text:span text:style-name="T7_4">s</text:span><text:span text:style-name="T7_5"><text:s/></text:span><text:span text:style-name="T7_6">a</text:span><text:span text:style-name="T7_7"><text:s/></text:span><text:span text:style-name="T7_8">rough</text:span><text:span text:style-name="T7_9"><text:s/>(</text:span><text:span text:style-name="T7_10">and</text:span><text:span text:style-name="T7_11"><text:s/></text:span><text:span text:style-name="T7_12">kind</text:span><text:span text:style-name="T7_13"><text:s/></text:span><text:span text:style-name="T7_14">of</text:span><text:span text:style-name="T7_15"><text:s/></text:span><text:span text:style-name="T7_16">unexciting</text:span><text:span text:style-name="T7_17">)<text:s/></text:span><text:span text:style-name="T7_18">drawing</text:span><text:span text:style-name="T7_19"><text:s/></text:span><text:span text:style-name="T7_20">that</text:span><text:span text:style-name="T7_21"><text:s/></text:span><text:span text:style-name="T7_22">I</text:span><text:span text:style-name="T7_23">'</text:span><text:span text:style-name="T7_24">ve</text:span><text:span text:style-name="T7_25"><text:s/></text:span><text:span text:style-name="T7_26">made</text:span><text:span text:style-name="T7_27"><text:s/></text:span><text:span text:style-name="T7_28">to</text:span><text:span text:style-name="T7_29"><text:s/></text:span><text:span text:style-name="T7_30">highlight</text:span><text:span text:style-name="T7_31"><text:s/></text:span><text:span text:style-name="T7_32">the</text:span><text:span text:style-name="T7_33"><text:s/></text:span><text:span text:style-name="T7_34">differences</text:span><text:span text:style-name="T7_35"><text:s/></text:span><text:span text:style-name="T7_36">between</text:span><text:span text:style-name="T7_37"><text:s/></text:span><text:span text:style-name="T7_38">what</text:span><text:span text:style-name="T7_39"><text:s/></text:span><text:span text:style-name="T7_40">we</text:span><text:span text:style-name="T7_41">'</text:span><text:span text:style-name="T7_42">re</text:span><text:span text:style-name="T7_43"><text:s/></text:span><text:span text:style-name="T7_44">doing</text:span><text:span text:style-name="T7_45"><text:s/></text:span><text:span text:style-name="T7_46">now</text:span><text:span text:style-name="T7_47"><text:s/></text:span><text:span text:style-name="T7_48">and</text:span><text:span text:style-name="T7_49"><text:s/></text:span><text:span text:style-name="T7_50">what</text:span><text:span text:style-name="T7_51"><text:s/></text:span><text:span text:style-name="T7_52">the</text:span><text:span text:style-name="T7_53"><text:s/></text:span><text:span text:style-name="T7_54">future</text:span><text:span text:style-name="T7_55"><text:s/></text:span><text:span text:style-name="T7_56">might</text:span><text:span text:style-name="T7_57"><text:s/></text:span><text:span text:style-name="T7_58">look</text:span><text:span text:style-name="T7_59"><text:s/></text:span><text:span text:style-name="T7_60">like</text:span><text:span text:style-name="T7_61">,<text:s/></text:span><text:span text:style-name="T7_62">including</text:span><text:span text:style-name="T7_63">,<text:s/></text:span><text:span text:style-name="T7_64">importantly</text:span><text:span text:style-name="T7_65">,<text:s/></text:span><text:span text:style-name="T7_66">the</text:span><text:span text:style-name="T7_67"><text:s/></text:span><text:span text:style-name="T7_68">concept</text:span><text:span text:style-name="T7_69"><text:s/></text:span><text:span text:style-name="T7_70">that</text:span><text:span text:style-name="T7_71"><text:s/></text:span><text:span text:style-name="T7_72">each</text:span><text:span text:style-name="T7_73"><text:s/></text:span><text:span text:style-name="T7_74">individual</text:span><text:span text:style-name="T7_75"><text:s/></text:span><text:span text:style-name="T7_76">industry</text:span><text:span text:style-name="T7_77"><text:s/></text:span><text:span text:style-name="T7_78">would</text:span><text:span text:style-name="T7_79"><text:s/></text:span><text:span text:style-name="T7_80">benefit</text:span><text:span text:style-name="T7_81"><text:s/></text:span><text:span text:style-name="T7_82">from</text:span><text:span text:style-name="T7_83"><text:s/></text:span><text:span text:style-name="T7_84">a</text:span><text:span text:style-name="T7_85"><text:s/></text:span><text:span text:style-name="T7_86">separate</text:span><text:span text:style-name="T7_87"><text:s/></text:span><text:span text:style-name="T7_88">framework</text:span><text:span text:style-name="T7_89"><text:s/></text:span><text:span text:style-name="T7_90">dedicated</text:span><text:span text:style-name="T7_91"><text:s/></text:span><text:span text:style-name="T7_92">to</text:span><text:span text:style-name="T7_93"><text:s/></text:span><text:span text:style-name="T7_94">coordinating</text:span><text:span text:style-name="T7_95"><text:s/></text:span><text:span text:style-name="T7_96">collaboration</text:span><text:span text:style-name="T7_97"><text:s/></text:span><text:span text:style-name="T7_98">among</text:span><text:span text:style-name="T7_99"><text:s/></text:span><text:span text:style-name="T7_100">stakeholders</text:span><text:span text:style-name="T7_101">.<text:s/>(</text:span><text:span text:style-name="T7_102">I</text:span><text:span text:style-name="T7_103">'</text:span><text:span text:style-name="T7_104">ve</text:span><text:span text:style-name="T7_105"><text:s/></text:span><text:span text:style-name="T7_106">called</text:span><text:span text:style-name="T7_107"><text:s/></text:span><text:span text:style-name="T7_108">this</text:span><text:span text:style-name="T7_109"><text:s/></text:span><text:span text:style-name="T7_110">framework</text:span><text:span text:style-name="T7_111"><text:s/></text:span><text:span text:style-name="T7_112">a</text:span><text:span text:style-name="T7_113"><text:s/>"</text:span><text:span text:style-name="T7_114">backbone</text:span><text:span text:style-name="T7_115"><text:s/></text:span><text:span text:style-name="T7_116">organization</text:span><text:span text:style-name="T7_117">",<text:s/></text:span><text:span text:style-name="T7_118">but</text:span><text:span text:style-name="T7_119"><text:s/></text:span><text:span text:style-name="T7_120">it</text:span><text:span text:style-name="T7_121"><text:s/></text:span><text:span text:style-name="T7_122">doesn</text:span><text:span text:style-name="T7_123">'</text:span><text:span text:style-name="T7_124">t</text:span><text:span text:style-name="T7_125"><text:s/></text:span><text:span text:style-name="T7_126">necessarily</text:span><text:span text:style-name="T7_127"><text:s/></text:span><text:span text:style-name="T7_128">have</text:span><text:span text:style-name="T7_129"><text:s/></text:span><text:span text:style-name="T7_130">to</text:span><text:span text:style-name="T7_131"><text:s/></text:span><text:span text:style-name="T7_132">be</text:span><text:span text:style-name="T7_133"><text:s/></text:span><text:span text:style-name="T7_134">a</text:span><text:span text:style-name="T7_135"><text:s/></text:span><text:span text:style-name="T7_136">formal</text:span><text:span text:style-name="T7_137"><text:s/></text:span><text:span text:style-name="T7_138">organization</text:span><text:span text:style-name="T7_139">.)</text:span></text:p>
      <text:h text:style-name="P8" text:outline-level="10"><text:bookmark-start text:name="h.a19y8p2h67l"/><text:bookmark-end text:name="h.a19y8p2h67l"/><text:span text:style-name="T8_1">Context</text:span><text:span text:style-name="T8_2"><text:s/></text:span><text:span text:style-name="T8_3">for</text:span><text:span text:style-name="T8_4"><text:s/></text:span><text:span text:style-name="T8_5">the</text:span><text:span text:style-name="T8_6"><text:s/></text:span><text:span text:style-name="T8_7">Trend</text:span></text:h>
      <text:p text:style-name="P9"><text:span text:style-name="T9_1">After</text:span><text:span text:style-name="T9_2"><text:s/></text:span><text:span text:style-name="T9_3">nearly</text:span><text:span text:style-name="T9_4"><text:s/></text:span><text:span text:style-name="T9_5">a</text:span><text:span text:style-name="T9_6"><text:s/></text:span><text:span text:style-name="T9_7">decade</text:span><text:span text:style-name="T9_8"><text:s/></text:span><text:span text:style-name="T9_9">traveling</text:span><text:span text:style-name="T9_10"><text:s/></text:span><text:span text:style-name="T9_11">overseas</text:span><text:span text:style-name="T9_12"><text:s/></text:span><text:span text:style-name="T9_13">and</text:span><text:span text:style-name="T9_14"><text:s/></text:span><text:span text:style-name="T9_15">exploring</text:span><text:span text:style-name="T9_16"><text:s/></text:span><text:span text:style-name="T9_17">the</text:span><text:span text:style-name="T9_18"><text:s/></text:span><text:span text:style-name="T9_19">nonprofit</text:span><text:span text:style-name="T9_20"><text:s/></text:span><text:span text:style-name="T9_21">sector</text:span><text:span text:style-name="T9_22">,<text:s/></text:span><text:span text:style-name="T9_23">I</text:span><text:span text:style-name="T9_24"><text:s/></text:span><text:span text:style-name="T9_25">decided</text:span><text:span text:style-name="T9_26"><text:s/></text:span><text:span text:style-name="T9_27">there</text:span><text:span text:style-name="T9_28"><text:s/></text:span><text:span text:style-name="T9_29">was</text:span><text:span text:style-name="T9_30"><text:s/></text:span><text:span text:style-name="T9_31">a</text:span><text:span text:style-name="T9_32"><text:s/></text:span><text:span text:style-name="T9_33">need</text:span><text:span text:style-name="T9_34"><text:s/></text:span><text:span text:style-name="T9_35">for</text:span><text:span text:style-name="T9_36"><text:s/></text:span><text:span text:style-name="T9_37">a</text:span><text:span text:style-name="T9_38"><text:s/></text:span><text:span text:style-name="T9_39">nonprofit</text:span><text:span text:style-name="T9_40"><text:s/></text:span><text:span text:style-name="T9_41">management</text:span><text:span text:style-name="T9_42"><text:s/></text:span><text:span text:style-name="T9_43">consultancy</text:span><text:span text:style-name="T9_44"><text:s/></text:span><text:span text:style-name="T9_45">with</text:span><text:span text:style-name="T9_46"><text:s/></text:span><text:span text:style-name="T9_47">a</text:span><text:span text:style-name="T9_48"><text:s/></text:span><text:span text:style-name="T9_49">high</text:span><text:span text:style-name="T9_50">-</text:span><text:span text:style-name="T9_51">contact</text:span><text:span text:style-name="T9_52">,<text:s/></text:span><text:span text:style-name="T9_53">on</text:span><text:span text:style-name="T9_54">-</text:span><text:span text:style-name="T9_55">the</text:span><text:span text:style-name="T9_56">-</text:span><text:span text:style-name="T9_57">ground</text:span><text:span text:style-name="T9_58"><text:s/></text:span><text:span text:style-name="T9_59">approach</text:span><text:span text:style-name="T9_60"><text:s/></text:span><text:span text:style-name="T9_61">for</text:span><text:span text:style-name="T9_62"><text:s/></text:span><text:span text:style-name="T9_63">small</text:span><text:span text:style-name="T9_64"><text:s/></text:span><text:span text:style-name="T9_65">and</text:span><text:span text:style-name="T9_66"><text:s/></text:span><text:span text:style-name="T9_67">medium</text:span><text:span text:style-name="T9_68">-</text:span><text:span text:style-name="T9_69">sized</text:span><text:span text:style-name="T9_70"><text:s/></text:span><text:span text:style-name="T9_71">overseas</text:span><text:span text:style-name="T9_72"><text:s/></text:span><text:span text:style-name="T9_73">nonprofits</text:span><text:span text:style-name="T9_74">.<text:s/></text:span><text:span text:style-name="T9_75">I</text:span><text:span text:style-name="T9_76"><text:s/></text:span><text:span text:style-name="T9_77">looked</text:span><text:span text:style-name="T9_78"><text:s/></text:span><text:span text:style-name="T9_79">around</text:span><text:span text:style-name="T9_80">,<text:s/></text:span><text:span text:style-name="T9_81">couldn</text:span><text:span text:style-name="T9_82">'</text:span><text:span text:style-name="T9_83">t</text:span><text:span text:style-name="T9_84"><text:s/></text:span><text:span text:style-name="T9_85">find</text:span><text:span text:style-name="T9_86"><text:s/></text:span><text:span text:style-name="T9_87">anything</text:span><text:span text:style-name="T9_88"><text:s/></text:span><text:span text:style-name="T9_89">that</text:span><text:span text:style-name="T9_90"><text:s/></text:span><text:span text:style-name="T9_91">fit</text:span><text:span text:style-name="T9_92"><text:s/></text:span><text:span text:style-name="T9_93">the</text:span><text:span text:style-name="T9_94"><text:s/></text:span><text:span text:style-name="T9_95">bill</text:span><text:span text:style-name="T9_96">,<text:s/></text:span><text:span text:style-name="T9_97">so</text:span><text:span text:style-name="T9_98"><text:s/></text:span><text:span text:style-name="T9_99">I</text:span><text:span text:style-name="T9_100"><text:s/></text:span><text:span text:style-name="T9_101">created</text:span><text:span text:style-name="T9_102"><text:s/></text:span><text:span text:style-name="T9_103">the</text:span><text:span text:style-name="T9_104"><text:s/></text:span><text:span text:style-name="T9_105">concept</text:span><text:span text:style-name="T9_106"><text:s/></text:span><text:span text:style-name="T9_107">for</text:span><text:span text:style-name="T9_108"><text:a xlink:type="simple" xlink:href="https://theoperationsinstitute.org"><text:span text:style-name="T9_109"><text:s/></text:span></text:a></text:span><text:span text:style-name="T9_110"><text:a xlink:type="simple" xlink:href="https://theoperationsinstitute.org"><text:span text:style-name="T9_111">The</text:span></text:a></text:span><text:span text:style-name="T9_112"><text:a xlink:type="simple" xlink:href="https://theoperationsinstitute.org"><text:span text:style-name="T9_113"><text:s/></text:span></text:a></text:span><text:span text:style-name="T9_114"><text:a xlink:type="simple" xlink:href="https://theoperationsinstitute.org"><text:span text:style-name="T9_115">Operations</text:span></text:a></text:span><text:span text:style-name="T9_116"><text:a xlink:type="simple" xlink:href="https://theoperationsinstitute.org"><text:span text:style-name="T9_117"><text:s/></text:span></text:a></text:span><text:span text:style-name="T9_118"><text:a xlink:type="simple" xlink:href="https://theoperationsinstitute.org"><text:span text:style-name="T9_119">Institute</text:span></text:a></text:span><text:span text:style-name="T9_120">,<text:s/></text:span><text:span text:style-name="T9_121">a</text:span><text:span text:style-name="T9_122"><text:s/></text:span><text:span text:style-name="T9_123">uniquely</text:span><text:span text:style-name="T9_124"><text:s/></text:span><text:span text:style-name="T9_125">millennial</text:span><text:span text:style-name="T9_126"><text:s/></text:span><text:span text:style-name="T9_127">nonprofit</text:span><text:span text:style-name="T9_128"><text:s/></text:span><text:span text:style-name="T9_129">management</text:span><text:span text:style-name="T9_130"><text:s/></text:span><text:span text:style-name="T9_131">consultancy</text:span><text:span text:style-name="T9_132"><text:s/></text:span><text:span text:style-name="T9_133">with</text:span><text:span text:style-name="T9_134"><text:s/></text:span><text:span text:style-name="T9_135">a</text:span><text:span text:style-name="T9_136"><text:s/></text:span><text:span text:style-name="T9_137">model</text:span><text:span text:style-name="T9_138"><text:s/></text:span><text:span text:style-name="T9_139">based</text:span><text:span text:style-name="T9_140"><text:s/></text:span><text:span text:style-name="T9_141">on</text:span><text:span text:style-name="T9_142"><text:s/></text:span><text:span text:style-name="T9_143">technology</text:span><text:span text:style-name="T9_144"><text:s/></text:span><text:span text:style-name="T9_145">and</text:span><text:span text:style-name="T9_146"><text:s/></text:span><text:span text:style-name="T9_147">full</text:span><text:span text:style-name="T9_148">-</text:span><text:span text:style-name="T9_149">contact</text:span><text:span text:style-name="T9_150">,<text:s/></text:span><text:span text:style-name="T9_151">on</text:span><text:span text:style-name="T9_152">-</text:span><text:span text:style-name="T9_153">the</text:span><text:span text:style-name="T9_154">-</text:span><text:span text:style-name="T9_155">ground</text:span><text:span text:style-name="T9_156"><text:s/></text:span><text:span text:style-name="T9_157">operations</text:span><text:span text:style-name="T9_158"><text:s/></text:span><text:span text:style-name="T9_159">assistance</text:span><text:span text:style-name="T9_160"><text:s/></text:span><text:span text:style-name="T9_161">and</text:span><text:span text:style-name="T9_162"><text:s/></text:span><text:span text:style-name="T9_163">capacity</text:span><text:span text:style-name="T9_164">-</text:span><text:span text:style-name="T9_165">building</text:span><text:span text:style-name="T9_166">.<text:s/></text:span><text:span text:style-name="T9_167">As</text:span><text:span text:style-name="T9_168"><text:s/></text:span><text:span text:style-name="T9_169">I</text:span><text:span text:style-name="T9_170"><text:s/></text:span><text:span text:style-name="T9_171">developed</text:span><text:span text:style-name="T9_172"><text:s/></text:span><text:span text:style-name="T9_173">the</text:span><text:span text:style-name="T9_174"><text:s/></text:span><text:span text:style-name="T9_175">idea</text:span><text:span text:style-name="T9_176">,<text:s/></text:span><text:span text:style-name="T9_177">I</text:span><text:span text:style-name="T9_178"><text:s/></text:span><text:span text:style-name="T9_179">was</text:span><text:span text:style-name="T9_180"><text:s/></text:span><text:span text:style-name="T9_181">met</text:span><text:span text:style-name="T9_182"><text:s/></text:span><text:span text:style-name="T9_183">with</text:span><text:span text:style-name="T9_184"><text:s/></text:span><text:span text:style-name="T9_185">a</text:span><text:span text:style-name="T9_186"><text:s/></text:span><text:span text:style-name="T9_187">few</text:span><text:span text:style-name="T9_188"><text:s/></text:span><text:span text:style-name="T9_189">unexpected</text:span><text:span text:style-name="T9_190"><text:s/></text:span><text:span text:style-name="T9_191">challenges</text:span><text:span text:style-name="T9_192"><text:s/></text:span><text:span text:style-name="T9_193">that</text:span><text:span text:style-name="T9_194"><text:s/></text:span><text:span text:style-name="T9_195">led</text:span><text:span text:style-name="T9_196"><text:s/></text:span><text:span text:style-name="T9_197">me</text:span><text:span text:style-name="T9_198"><text:s/></text:span><text:span text:style-name="T9_199">to</text:span><text:span text:style-name="T9_200"><text:s/></text:span><text:span text:style-name="T9_201">believe</text:span><text:span text:style-name="T9_202"><text:s/></text:span><text:span text:style-name="T9_203">that</text:span><text:span text:style-name="T9_204"><text:s/></text:span><text:span text:style-name="T9_205">perhaps</text:span><text:span text:style-name="T9_206"><text:s/></text:span><text:span text:style-name="T9_207">there</text:span><text:span text:style-name="T9_208"><text:s/></text:span><text:span text:style-name="T9_209">was</text:span><text:span text:style-name="T9_210"><text:s/></text:span><text:span text:style-name="T9_211">a</text:span><text:span text:style-name="T9_212"><text:s/></text:span><text:span text:style-name="T9_213">sort</text:span><text:span text:style-name="T9_214"><text:s/></text:span><text:span text:style-name="T9_215">of</text:span><text:span text:style-name="T9_216"><text:s/>"</text:span><text:span text:style-name="T9_217">Step</text:span><text:span text:style-name="T9_218"><text:s/>0"<text:s/></text:span><text:span text:style-name="T9_219">that</text:span><text:span text:style-name="T9_220"><text:s/></text:span><text:span text:style-name="T9_221">needed</text:span><text:span text:style-name="T9_222"><text:s/></text:span><text:span text:style-name="T9_223">to</text:span><text:span text:style-name="T9_224"><text:s/></text:span><text:span text:style-name="T9_225">happen</text:span><text:span text:style-name="T9_226"><text:s/></text:span><text:span text:style-name="T9_227">before</text:span><text:span text:style-name="T9_228"><text:s/></text:span><text:span text:style-name="T9_229">my</text:span><text:span text:style-name="T9_230"><text:s/></text:span><text:span text:style-name="T9_231">venture</text:span><text:span text:style-name="T9_232"><text:s/></text:span><text:span text:style-name="T9_233">could</text:span><text:span text:style-name="T9_234"><text:s/></text:span><text:span text:style-name="T9_235">truly</text:span><text:span text:style-name="T9_236"><text:s/></text:span><text:span text:style-name="T9_237">succeed</text:span><text:span text:style-name="T9_238">.</text:span></text:p>
      <text:p text:style-name="P10"><text:span text:style-name="T10_1">The</text:span><text:span text:style-name="T10_2"><text:s/></text:span><text:span text:style-name="T10_3">first</text:span><text:span text:style-name="T10_4"><text:s/></text:span><text:span text:style-name="T10_5">issue</text:span><text:span text:style-name="T10_6"><text:s/></text:span><text:span text:style-name="T10_7">was</text:span><text:span text:style-name="T10_8"><text:s/></text:span><text:span text:style-name="T10_9">that</text:span><text:span text:style-name="T10_10"><text:s/></text:span><text:span text:style-name="T10_11">I</text:span><text:span text:style-name="T10_12"><text:s/></text:span><text:span text:style-name="T10_13">was</text:span><text:span text:style-name="T10_14"><text:s/></text:span><text:span text:style-name="T10_15">faced</text:span><text:span text:style-name="T10_16"><text:s/></text:span><text:span text:style-name="T10_17">with</text:span><text:span text:style-name="T10_18"><text:s/></text:span><text:span text:style-name="T10_19">the</text:span><text:span text:style-name="T10_20"><text:s/></text:span><text:span text:style-name="T10_21">task</text:span><text:span text:style-name="T10_22"><text:s/></text:span><text:span text:style-name="T10_23">of</text:span><text:span text:style-name="T10_24"><text:s/></text:span><text:span text:style-name="T10_25">creating</text:span><text:span text:style-name="T10_26"><text:s/></text:span><text:span text:style-name="T10_27">a</text:span><text:span text:style-name="T10_28"><text:s/></text:span><text:span text:style-name="T10_29">management</text:span><text:span text:style-name="T10_30"><text:s/></text:span><text:span text:style-name="T10_31">curriculum</text:span><text:span text:style-name="T10_32"><text:s/></text:span><text:span text:style-name="T10_33">to</text:span><text:span text:style-name="T10_34"><text:s/></text:span><text:span text:style-name="T10_35">teach</text:span><text:span text:style-name="T10_36"><text:s/></text:span><text:span text:style-name="T10_37">fellows</text:span><text:span text:style-name="T10_38"><text:s/></text:span><text:span text:style-name="T10_39">in</text:span><text:span text:style-name="T10_40"><text:s/></text:span><text:span text:style-name="T10_41">my</text:span><text:span text:style-name="T10_42"><text:s/></text:span><text:span text:style-name="T10_43">program</text:span><text:span text:style-name="T10_44"><text:s/></text:span><text:span text:style-name="T10_45">and</text:span><text:span text:style-name="T10_46"><text:s/></text:span><text:span text:style-name="T10_47">that</text:span><text:span text:style-name="T10_48"><text:s/></text:span><text:span text:style-name="T10_49">the</text:span><text:span text:style-name="T10_50"><text:s/></text:span><text:span text:style-name="T10_51">fellows</text:span><text:span text:style-name="T10_52"><text:s/></text:span><text:span text:style-name="T10_53">would</text:span><text:span text:style-name="T10_54"><text:s/></text:span><text:span text:style-name="T10_55">then</text:span><text:span text:style-name="T10_56"><text:s/></text:span><text:span text:style-name="T10_57">pass</text:span><text:span text:style-name="T10_58"><text:s/></text:span><text:span text:style-name="T10_59">on</text:span><text:span text:style-name="T10_60"><text:s/></text:span><text:span text:style-name="T10_61">to</text:span><text:span text:style-name="T10_62"><text:s/></text:span><text:span text:style-name="T10_63">nonprofit</text:span><text:span text:style-name="T10_64"><text:s/></text:span><text:span text:style-name="T10_65">staff</text:span><text:span text:style-name="T10_66"><text:s/></text:span><text:span text:style-name="T10_67">in</text:span><text:span text:style-name="T10_68"><text:s/></text:span><text:span text:style-name="T10_69">the</text:span><text:span text:style-name="T10_70"><text:s/></text:span><text:span text:style-name="T10_71">projects</text:span><text:span text:style-name="T10_72"><text:s/></text:span><text:span text:style-name="T10_73">that</text:span><text:span text:style-name="T10_74"><text:s/></text:span><text:span text:style-name="T10_75">they</text:span><text:span text:style-name="T10_76"><text:s/></text:span><text:span text:style-name="T10_77">worked</text:span><text:span text:style-name="T10_78"><text:s/></text:span><text:span text:style-name="T10_79">with</text:span><text:span text:style-name="T10_80">.<text:s/></text:span><text:span text:style-name="T10_81">It</text:span><text:span text:style-name="T10_82"><text:s/></text:span><text:span text:style-name="T10_83">seemed</text:span><text:span text:style-name="T10_84"><text:s/></text:span><text:span text:style-name="T10_85">wrong</text:span><text:span text:style-name="T10_86"><text:s/></text:span><text:span text:style-name="T10_87">to</text:span><text:span text:style-name="T10_88"><text:s/></text:span><text:span text:style-name="T10_89">me</text:span><text:span text:style-name="T10_90"><text:s/></text:span><text:span text:style-name="T10_91">that</text:span><text:span text:style-name="T10_92"><text:s/></text:span><text:span text:style-name="T10_93">we</text:span><text:span text:style-name="T10_94"><text:s/></text:span><text:span text:style-name="T10_95">should</text:span><text:span text:style-name="T10_96"><text:s/></text:span><text:span text:style-name="T10_97">be</text:span><text:span text:style-name="T10_98"><text:s/></text:span><text:span text:style-name="T10_99">wasting</text:span><text:span text:style-name="T10_100"><text:s/></text:span><text:span text:style-name="T10_101">resources</text:span><text:span text:style-name="T10_102"><text:s/></text:span><text:span text:style-name="T10_103">creating</text:span><text:span text:style-name="T10_104"><text:s/></text:span><text:span text:style-name="T10_105">something</text:span><text:span text:style-name="T10_106"><text:s/></text:span><text:span text:style-name="T10_107">that</text:span><text:span text:style-name="T10_108"><text:s/></text:span><text:span text:style-name="T10_109">hundreds</text:span><text:span text:style-name="T10_110"><text:s/></text:span><text:span text:style-name="T10_111">of</text:span><text:span text:style-name="T10_112"><text:s/></text:span><text:span text:style-name="T10_113">other</text:span><text:span text:style-name="T10_114"><text:s/></text:span><text:span text:style-name="T10_115">organizations</text:span><text:span text:style-name="T10_116"><text:s/></text:span><text:span text:style-name="T10_117">have</text:span><text:span text:style-name="T10_118"><text:s/></text:span><text:span text:style-name="T10_119">already</text:span><text:span text:style-name="T10_120"><text:s/></text:span><text:span text:style-name="T10_121">created</text:span><text:span text:style-name="T10_122"><text:s/>--<text:s/></text:span><text:span text:style-name="T10_123">including</text:span><text:span text:style-name="T10_124"><text:s/></text:span><text:span text:style-name="T10_125">colleges</text:span><text:span text:style-name="T10_126"><text:s/></text:span><text:span text:style-name="T10_127">and</text:span><text:span text:style-name="T10_128"><text:s/></text:span><text:span text:style-name="T10_129">other</text:span><text:span text:style-name="T10_130"><text:s/></text:span><text:span text:style-name="T10_131">educational</text:span><text:span text:style-name="T10_132"><text:s/></text:span><text:span text:style-name="T10_133">institutions</text:span><text:span text:style-name="T10_134">,<text:s/></text:span><text:span text:style-name="T10_135">as</text:span><text:span text:style-name="T10_136"><text:s/></text:span><text:span text:style-name="T10_137">well</text:span><text:span text:style-name="T10_138"><text:s/></text:span><text:span text:style-name="T10_139">as</text:span><text:span text:style-name="T10_140"><text:s/></text:span><text:span text:style-name="T10_141">other</text:span><text:span text:style-name="T10_142"><text:s/></text:span><text:span text:style-name="T10_143">management</text:span><text:span text:style-name="T10_144"><text:s/></text:span><text:span text:style-name="T10_145">consultancies</text:span><text:span text:style-name="T10_146">,<text:s/></text:span><text:span text:style-name="T10_147">foundations</text:span><text:span text:style-name="T10_148">,<text:s/></text:span><text:span text:style-name="T10_149">and</text:span><text:span text:style-name="T10_150"><text:s/></text:span><text:span text:style-name="T10_151">nonprofits</text:span><text:span text:style-name="T10_152"><text:s/>--<text:s/></text:span><text:span text:style-name="T10_153">and</text:span><text:span text:style-name="T10_154"><text:s/></text:span><text:span text:style-name="T10_155">moreover</text:span><text:span text:style-name="T10_156">,<text:s/></text:span><text:span text:style-name="T10_157">it</text:span><text:span text:style-name="T10_158"><text:s/></text:span><text:span text:style-name="T10_159">seemed</text:span><text:span text:style-name="T10_160"><text:s/></text:span><text:span text:style-name="T10_161">wrong</text:span><text:span text:style-name="T10_162"><text:s/></text:span><text:span text:style-name="T10_163">that</text:span><text:span text:style-name="T10_164"><text:s/></text:span><text:span text:style-name="T10_165">all</text:span><text:span text:style-name="T10_166"><text:s/></text:span><text:span text:style-name="T10_167">of</text:span><text:span text:style-name="T10_168"><text:s/></text:span><text:span text:style-name="T10_169">those</text:span><text:span text:style-name="T10_170"><text:s/></text:span><text:span text:style-name="T10_171">other</text:span><text:span text:style-name="T10_172"><text:s/></text:span><text:span text:style-name="T10_173">organizations</text:span><text:span text:style-name="T10_174"><text:s/></text:span><text:span text:style-name="T10_175">had</text:span><text:span text:style-name="T10_176"><text:s/></text:span><text:span text:style-name="T10_177">also</text:span><text:span text:style-name="T10_178"><text:s/></text:span><text:span text:style-name="T10_179">wasted</text:span><text:span text:style-name="T10_180"><text:s/></text:span><text:span text:style-name="T10_181">resources</text:span><text:span text:style-name="T10_182"><text:s/></text:span><text:span text:style-name="T10_183">reinventing</text:span><text:span text:style-name="T10_184"><text:s/></text:span><text:span text:style-name="T10_185">that</text:span><text:span text:style-name="T10_186"><text:s/></text:span><text:span text:style-name="T10_187">wheel</text:span><text:span text:style-name="T10_188">.</text:span></text:p>
      <text:p text:style-name="P11"><text:span text:style-name="T11_1">The</text:span><text:span text:style-name="T11_2"><text:s/></text:span><text:span text:style-name="T11_3">second</text:span><text:span text:style-name="T11_4"><text:s/></text:span><text:span text:style-name="T11_5">issue</text:span><text:span text:style-name="T11_6"><text:s/></text:span><text:span text:style-name="T11_7">was</text:span><text:span text:style-name="T11_8"><text:s/></text:span><text:span text:style-name="T11_9">that</text:span><text:span text:style-name="T11_10"><text:s/></text:span><text:span text:style-name="T11_11">I</text:span><text:span text:style-name="T11_12"><text:s/></text:span><text:span text:style-name="T11_13">immediately</text:span><text:span text:style-name="T11_14"><text:s/></text:span><text:span text:style-name="T11_15">felt</text:span><text:span text:style-name="T11_16"><text:s/></text:span><text:span text:style-name="T11_17">competition</text:span><text:span text:style-name="T11_18"><text:s/></text:span><text:span text:style-name="T11_19">in</text:span><text:span text:style-name="T11_20"><text:s/></text:span><text:span text:style-name="T11_21">the</text:span><text:span text:style-name="T11_22"><text:s/></text:span><text:span text:style-name="T11_23">field</text:span><text:span text:style-name="T11_24">.<text:s/></text:span><text:span text:style-name="T11_25">People</text:span><text:span text:style-name="T11_26"><text:s/></text:span><text:span text:style-name="T11_27">that</text:span><text:span text:style-name="T11_28"><text:s/></text:span><text:span text:style-name="T11_29">I</text:span><text:span text:style-name="T11_30"><text:s/></text:span><text:span text:style-name="T11_31">looked</text:span><text:span text:style-name="T11_32"><text:s/></text:span><text:span text:style-name="T11_33">up</text:span><text:span text:style-name="T11_34"><text:s/></text:span><text:span text:style-name="T11_35">to</text:span><text:span text:style-name="T11_36"><text:s/></text:span><text:span text:style-name="T11_37">and</text:span><text:span text:style-name="T11_38"><text:s/></text:span><text:span text:style-name="T11_39">whom</text:span><text:span text:style-name="T11_40"><text:s/></text:span><text:span text:style-name="T11_41">I</text:span><text:span text:style-name="T11_42"><text:s/></text:span><text:span text:style-name="T11_43">expected</text:span><text:span text:style-name="T11_44"><text:s/></text:span><text:span text:style-name="T11_45">to</text:span><text:span text:style-name="T11_46"><text:s/></text:span><text:span text:style-name="T11_47">encourage</text:span><text:span text:style-name="T11_48"><text:s/></text:span><text:span text:style-name="T11_49">me</text:span><text:span text:style-name="T11_50"><text:s/></text:span><text:span text:style-name="T11_51">and</text:span><text:span text:style-name="T11_52"><text:s/></text:span><text:span text:style-name="T11_53">accept</text:span><text:span text:style-name="T11_54"><text:s/></text:span><text:span text:style-name="T11_55">me</text:span><text:span text:style-name="T11_56"><text:s/></text:span><text:span text:style-name="T11_57">as</text:span><text:span text:style-name="T11_58"><text:s/></text:span><text:span text:style-name="T11_59">an</text:span><text:span text:style-name="T11_60"><text:s/></text:span><text:span text:style-name="T11_61">ally</text:span><text:span text:style-name="T11_62"><text:s/></text:span><text:span text:style-name="T11_63">working</text:span><text:span text:style-name="T11_64"><text:s/></text:span><text:span text:style-name="T11_65">toward</text:span><text:span text:style-name="T11_66"><text:s/></text:span><text:span text:style-name="T11_67">our</text:span><text:span text:style-name="T11_68"><text:s/></text:span><text:span text:style-name="T11_69">shared</text:span><text:span text:style-name="T11_70"><text:s/></text:span><text:span text:style-name="T11_71">mission</text:span><text:span text:style-name="T11_72"><text:s/></text:span><text:span text:style-name="T11_73">instead</text:span><text:span text:style-name="T11_74"><text:s/></text:span><text:span text:style-name="T11_75">tried</text:span><text:span text:style-name="T11_76"><text:s/></text:span><text:span text:style-name="T11_77">to</text:span><text:span text:style-name="T11_78"><text:s/></text:span><text:span text:style-name="T11_79">dissuade</text:span><text:span text:style-name="T11_80"><text:s/></text:span><text:span text:style-name="T11_81">me</text:span><text:span text:style-name="T11_82"><text:s/></text:span><text:span text:style-name="T11_83">from</text:span><text:span text:style-name="T11_84"><text:s/></text:span><text:span text:style-name="T11_85">continuing</text:span><text:span text:style-name="T11_86">.<text:s/></text:span><text:span text:style-name="T11_87">I</text:span><text:span text:style-name="T11_88"><text:s/></text:span><text:span text:style-name="T11_89">understood</text:span><text:span text:style-name="T11_90"><text:s/></text:span><text:span text:style-name="T11_91">that</text:span><text:span text:style-name="T11_92"><text:s/></text:span><text:span text:style-name="T11_93">the</text:span><text:span text:style-name="T11_94"><text:s/></text:span><text:span text:style-name="T11_95">field</text:span><text:span text:style-name="T11_96"><text:s/></text:span><text:span text:style-name="T11_97">of</text:span><text:span text:style-name="T11_98"><text:s/></text:span><text:span text:style-name="T11_99">management</text:span><text:span text:style-name="T11_100"><text:s/></text:span><text:span text:style-name="T11_101">consulting</text:span><text:span text:style-name="T11_102"><text:s/></text:span><text:span text:style-name="T11_103">was</text:span><text:span text:style-name="T11_104"><text:s/></text:span><text:span text:style-name="T11_105">richly</text:span><text:span text:style-name="T11_106"><text:s/></text:span><text:span text:style-name="T11_107">populated</text:span><text:span text:style-name="T11_108">,<text:s/></text:span><text:span text:style-name="T11_109">but</text:span><text:span text:style-name="T11_110"><text:s/></text:span><text:span text:style-name="T11_111">I</text:span><text:span text:style-name="T11_112"><text:s/></text:span><text:span text:style-name="T11_113">viewed</text:span><text:span text:style-name="T11_114"><text:s/></text:span><text:span text:style-name="T11_115">that</text:span><text:span text:style-name="T11_116"><text:s/></text:span><text:span text:style-name="T11_117">as</text:span><text:span text:style-name="T11_118"><text:s/></text:span><text:span text:style-name="T11_119">an</text:span><text:span text:style-name="T11_120"><text:s/></text:span><text:span text:style-name="T11_121">asset</text:span><text:span text:style-name="T11_122">,<text:s/></text:span><text:span text:style-name="T11_123">not</text:span><text:span text:style-name="T11_124"><text:s/></text:span><text:span text:style-name="T11_125">a</text:span><text:span text:style-name="T11_126"><text:s/></text:span><text:span text:style-name="T11_127">threat</text:span><text:span text:style-name="T11_128">,<text:s/></text:span><text:span text:style-name="T11_129">and</text:span><text:span text:style-name="T11_130"><text:s/></text:span><text:span text:style-name="T11_131">others</text:span><text:span text:style-name="T11_132"><text:s/></text:span><text:span text:style-name="T11_133">didn</text:span><text:span text:style-name="T11_134">'</text:span><text:span text:style-name="T11_135">t</text:span><text:span text:style-name="T11_136"><text:s/></text:span><text:span text:style-name="T11_137">seem</text:span><text:span text:style-name="T11_138"><text:s/></text:span><text:span text:style-name="T11_139">to</text:span><text:span text:style-name="T11_140"><text:s/></text:span><text:span text:style-name="T11_141">agree</text:span><text:span text:style-name="T11_142">.<text:s/></text:span><text:span text:style-name="T11_143">They</text:span><text:span text:style-name="T11_144"><text:s/></text:span><text:span text:style-name="T11_145">carried</text:span><text:span text:style-name="T11_146"><text:s/></text:span><text:span text:style-name="T11_147">with</text:span><text:span text:style-name="T11_148"><text:s/></text:span><text:span text:style-name="T11_149">them</text:span><text:span text:style-name="T11_150"><text:s/></text:span><text:span text:style-name="T11_151">the</text:span><text:span text:style-name="T11_152"><text:s/>20</text:span><text:span text:style-name="T11_153">th</text:span><text:span text:style-name="T11_154">-</text:span><text:span text:style-name="T11_155">century</text:span><text:span text:style-name="T11_156"><text:s/></text:span><text:span text:style-name="T11_157">scar</text:span><text:span text:style-name="T11_158"><text:s/></text:span><text:span text:style-name="T11_159">of</text:span><text:span text:style-name="T11_160"><text:s/></text:span><text:span text:style-name="T11_161">competition</text:span><text:span text:style-name="T11_162">,<text:s/></text:span><text:span text:style-name="T11_163">and</text:span><text:span text:style-name="T11_164"><text:s/></text:span><text:span text:style-name="T11_165">they</text:span><text:span text:style-name="T11_166"><text:s/></text:span><text:span text:style-name="T11_167">saw</text:span><text:span text:style-name="T11_168"><text:s/></text:span><text:span text:style-name="T11_169">new</text:span><text:span text:style-name="T11_170"><text:s/></text:span><text:span text:style-name="T11_171">startups</text:span><text:span text:style-name="T11_172"><text:s/></text:span><text:span text:style-name="T11_173">not</text:span><text:span text:style-name="T11_174"><text:s/></text:span><text:span text:style-name="T11_175">as</text:span><text:span text:style-name="T11_176"><text:s/></text:span><text:span text:style-name="T11_177">the</text:span><text:span text:style-name="T11_178"><text:s/></text:span><text:span text:style-name="T11_179">energy</text:span><text:span text:style-name="T11_180">-</text:span><text:span text:style-name="T11_181">rich</text:span><text:span text:style-name="T11_182"><text:s/></text:span><text:span text:style-name="T11_183">allies</text:span><text:span text:style-name="T11_184"><text:s/></text:span><text:span text:style-name="T11_185">that</text:span><text:span text:style-name="T11_186"><text:s/></text:span><text:span text:style-name="T11_187">they</text:span><text:span text:style-name="T11_188"><text:s/></text:span><text:span text:style-name="T11_189">are</text:span><text:span text:style-name="T11_190">,<text:s/></text:span><text:span text:style-name="T11_191">but</text:span><text:span text:style-name="T11_192"><text:s/></text:span><text:span text:style-name="T11_193">as</text:span><text:span text:style-name="T11_194"><text:s/></text:span><text:span text:style-name="T11_195">potential</text:span><text:span text:style-name="T11_196"><text:s/></text:span><text:span text:style-name="T11_197">threats</text:span><text:span text:style-name="T11_198"><text:s/></text:span><text:span text:style-name="T11_199">competing</text:span><text:span text:style-name="T11_200"><text:s/></text:span><text:span text:style-name="T11_201">for</text:span><text:span text:style-name="T11_202"><text:s/></text:span><text:span text:style-name="T11_203">resources</text:span><text:span text:style-name="T11_204"><text:s/></text:span><text:span text:style-name="T11_205">that</text:span><text:span text:style-name="T11_206"><text:s/></text:span><text:span text:style-name="T11_207">were</text:span><text:span text:style-name="T11_208"><text:s/></text:span><text:span text:style-name="T11_209">hard</text:span><text:span text:style-name="T11_210"><text:s/></text:span><text:span text:style-name="T11_211">won</text:span><text:span text:style-name="T11_212">.</text:span></text:p>
      <text:h text:style-name="P12" text:outline-level="10"><text:bookmark-start text:name="h.wow0q53qb9v7"/><text:bookmark-end text:name="h.wow0q53qb9v7"/><text:span text:style-name="T12_1">The</text:span><text:span text:style-name="T12_2"><text:s/></text:span><text:span text:style-name="T12_3">Open</text:span><text:span text:style-name="T12_4"><text:s/></text:span><text:span text:style-name="T12_5">Source</text:span><text:span text:style-name="T12_6"><text:s/></text:span><text:span text:style-name="T12_7">Social</text:span><text:span text:style-name="T12_8"><text:s/></text:span><text:span text:style-name="T12_9">Sector</text:span><text:span text:style-name="T12_10">:<text:s/></text:span><text:span text:style-name="T12_11">What</text:span><text:span text:style-name="T12_12"><text:s/></text:span><text:span text:style-name="T12_13">It</text:span><text:span text:style-name="T12_14"><text:s/></text:span><text:span text:style-name="T12_15">Might</text:span><text:span text:style-name="T12_16"><text:s/></text:span><text:span text:style-name="T12_17">Look</text:span><text:span text:style-name="T12_18"><text:s/></text:span><text:span text:style-name="T12_19">Like</text:span></text:h>
      <text:p text:style-name="P13"><text:span text:style-name="T13_1">Two</text:span><text:span text:style-name="T13_2"><text:s/></text:span><text:span text:style-name="T13_3">important</text:span><text:span text:style-name="T13_4"><text:s/></text:span><text:span text:style-name="T13_5">books</text:span><text:span text:style-name="T13_6"><text:s/></text:span><text:span text:style-name="T13_7">have</text:span><text:span text:style-name="T13_8"><text:s/></text:span><text:span text:style-name="T13_9">sown</text:span><text:span text:style-name="T13_10"><text:s/></text:span><text:span text:style-name="T13_11">the</text:span><text:span text:style-name="T13_12"><text:s/></text:span><text:span text:style-name="T13_13">seeds</text:span><text:span text:style-name="T13_14"><text:s/></text:span><text:span text:style-name="T13_15">of</text:span><text:span text:style-name="T13_16"><text:s/></text:span><text:span text:style-name="T13_17">what</text:span><text:span text:style-name="T13_18"><text:s/></text:span><text:span text:style-name="T13_19">I</text:span><text:span text:style-name="T13_20"><text:s/></text:span><text:span text:style-name="T13_21">consider</text:span><text:span text:style-name="T13_22"><text:s/></text:span><text:span text:style-name="T13_23">a</text:span><text:span text:style-name="T13_24"><text:s/></text:span><text:span text:style-name="T13_25">possible</text:span><text:span text:style-name="T13_26"><text:s/></text:span><text:span text:style-name="T13_27">solution</text:span><text:span text:style-name="T13_28"><text:s/></text:span><text:span text:style-name="T13_29">to</text:span><text:span text:style-name="T13_30"><text:s/></text:span><text:span text:style-name="T13_31">these</text:span><text:span text:style-name="T13_32"><text:s/></text:span><text:span text:style-name="T13_33">challenges</text:span><text:span text:style-name="T13_34">:<text:s/></text:span><text:span text:style-name="T13_35">Systems</text:span><text:span text:style-name="T13_36"><text:s/></text:span><text:span text:style-name="T13_37">Thinking</text:span><text:span text:style-name="T13_38"><text:s/></text:span><text:span text:style-name="T13_39">for</text:span><text:span text:style-name="T13_40"><text:s/></text:span><text:span text:style-name="T13_41">Social</text:span><text:span text:style-name="T13_42"><text:s/></text:span><text:span text:style-name="T13_43">Change</text:span><text:span text:style-name="T13_44">,<text:s/></text:span><text:span text:style-name="T13_45">by</text:span><text:span text:style-name="T13_46"><text:s/></text:span><text:span text:style-name="T13_47">David</text:span><text:span text:style-name="T13_48"><text:s/></text:span><text:span text:style-name="T13_49">Peter</text:span><text:span text:style-name="T13_50"><text:s/></text:span><text:span text:style-name="T13_51">Stroh</text:span><text:span text:style-name="T13_52">,<text:s/></text:span><text:span text:style-name="T13_53">and</text:span><text:span text:style-name="T13_54"><text:s/></text:span><text:span text:style-name="T13_55">The</text:span><text:span text:style-name="T13_56"><text:s/></text:span><text:span text:style-name="T13_57">Open</text:span><text:span text:style-name="T13_58"><text:s/></text:span><text:span text:style-name="T13_59">Organization</text:span><text:span text:style-name="T13_60">,<text:s/></text:span><text:span text:style-name="T13_61">by</text:span><text:span text:style-name="T13_62"><text:s/></text:span><text:span text:style-name="T13_63">Jim</text:span><text:span text:style-name="T13_64"><text:s/></text:span><text:span text:style-name="T13_65">Whitehurst</text:span><text:span text:style-name="T13_66">.<text:s/></text:span><text:span text:style-name="T13_67">Taken</text:span><text:span text:style-name="T13_68"><text:s/></text:span><text:span text:style-name="T13_69">together</text:span><text:span text:style-name="T13_70">,<text:s/></text:span><text:span text:style-name="T13_71">these</text:span><text:span text:style-name="T13_72"><text:s/></text:span><text:span text:style-name="T13_73">two</text:span><text:span text:style-name="T13_74"><text:s/></text:span><text:span text:style-name="T13_75">books</text:span><text:span text:style-name="T13_76"><text:s/></text:span><text:span text:style-name="T13_77">represent</text:span><text:span text:style-name="T13_78"><text:s/></text:span><text:span text:style-name="T13_79">a</text:span><text:span text:style-name="T13_80"><text:s/></text:span><text:span text:style-name="T13_81">vision</text:span><text:span text:style-name="T13_82"><text:s/></text:span><text:span text:style-name="T13_83">of</text:span><text:span text:style-name="T13_84"><text:s/></text:span><text:span text:style-name="T13_85">a</text:span><text:span text:style-name="T13_86"><text:s/></text:span><text:span text:style-name="T13_87">future</text:span><text:span text:style-name="T13_88"><text:s/></text:span><text:span text:style-name="T13_89">where</text:span><text:span text:style-name="T13_90"><text:s/></text:span><text:span text:style-name="T13_91">competitive</text:span><text:span text:style-name="T13_92"><text:s/></text:span><text:span text:style-name="T13_93">energy</text:span><text:span text:style-name="T13_94"><text:s/></text:span><text:span text:style-name="T13_95">is</text:span><text:span text:style-name="T13_96"><text:s/></text:span><text:span text:style-name="T13_97">converted</text:span><text:span text:style-name="T13_98"><text:s/></text:span><text:span text:style-name="T13_99">to</text:span><text:span text:style-name="T13_100"><text:s/></text:span><text:span text:style-name="T13_101">collaborative</text:span><text:span text:style-name="T13_102"><text:s/></text:span><text:span text:style-name="T13_103">progress</text:span><text:span text:style-name="T13_104">,<text:s/></text:span><text:span text:style-name="T13_105">where</text:span><text:span text:style-name="T13_106"><text:s/></text:span><text:span text:style-name="T13_107">new</text:span><text:span text:style-name="T13_108"><text:s/></text:span><text:span text:style-name="T13_109">technologies</text:span><text:span text:style-name="T13_110"><text:s/></text:span><text:span text:style-name="T13_111">and</text:span><text:span text:style-name="T13_112"><text:s/></text:span><text:span text:style-name="T13_113">cultures</text:span><text:span text:style-name="T13_114"><text:s/></text:span><text:span text:style-name="T13_115">enable</text:span><text:span text:style-name="T13_116"><text:s/></text:span><text:span text:style-name="T13_117">a</text:span><text:span text:style-name="T13_118"><text:s/></text:span><text:span text:style-name="T13_119">level</text:span><text:span text:style-name="T13_120"><text:s/></text:span><text:span text:style-name="T13_121">of</text:span><text:span text:style-name="T13_122"><text:s/></text:span><text:span text:style-name="T13_123">communication</text:span><text:span text:style-name="T13_124"><text:s/></text:span><text:span text:style-name="T13_125">and</text:span><text:span text:style-name="T13_126"><text:s/></text:span><text:span text:style-name="T13_127">interdependence</text:span><text:span text:style-name="T13_128"><text:s/></text:span><text:span text:style-name="T13_129">that</text:span><text:span text:style-name="T13_130"><text:s/></text:span><text:span text:style-name="T13_131">can</text:span><text:span text:style-name="T13_132"><text:s/></text:span><text:span text:style-name="T13_133">create</text:span><text:span text:style-name="T13_134"><text:s/></text:span><text:span text:style-name="T13_135">true</text:span><text:span text:style-name="T13_136"><text:s/></text:span><text:span text:style-name="T13_137">alignment</text:span><text:span text:style-name="T13_138"><text:s/></text:span><text:span text:style-name="T13_139">without</text:span><text:span text:style-name="T13_140"><text:s/></text:span><text:span text:style-name="T13_141">the</text:span><text:span text:style-name="T13_142"><text:s/></text:span><text:span text:style-name="T13_143">burden</text:span><text:span text:style-name="T13_144"><text:s/></text:span><text:span text:style-name="T13_145">of</text:span><text:span text:style-name="T13_146"><text:s/></text:span><text:span text:style-name="T13_147">bureaucracy</text:span><text:span text:style-name="T13_148">.</text:span></text:p>
      <text:p text:style-name="P14"/>
      <text:p text:style-name="P15"><text:span text:style-name="T15_1">That</text:span><text:span text:style-name="T15_2">'</text:span><text:span text:style-name="T15_3">s</text:span><text:span text:style-name="T15_4"><text:s/></text:span><text:span text:style-name="T15_5">all</text:span><text:span text:style-name="T15_6"><text:s/></text:span><text:span text:style-name="T15_7">fine</text:span><text:span text:style-name="T15_8"><text:s/></text:span><text:span text:style-name="T15_9">to</text:span><text:span text:style-name="T15_10"><text:s/></text:span><text:span text:style-name="T15_11">say</text:span><text:span text:style-name="T15_12">,<text:s/></text:span><text:span text:style-name="T15_13">but</text:span><text:span text:style-name="T15_14"><text:s/></text:span><text:span text:style-name="T15_15">what</text:span><text:span text:style-name="T15_16"><text:s/></text:span><text:span text:style-name="T15_17">might</text:span><text:span text:style-name="T15_18"><text:s/></text:span><text:span text:style-name="T15_19">that</text:span><text:span text:style-name="T15_20"><text:s/></text:span><text:span text:style-name="T15_21">look</text:span><text:span text:style-name="T15_22"><text:s/></text:span><text:span text:style-name="T15_23">like</text:span><text:span text:style-name="T15_24">?<text:s/></text:span><text:span text:style-name="T15_25">Well</text:span><text:span text:style-name="T15_26">,<text:s/></text:span><text:span text:style-name="T15_27">I</text:span><text:span text:style-name="T15_28"><text:s/></text:span><text:span text:style-name="T15_29">think</text:span><text:span text:style-name="T15_30"><text:s/></text:span><text:span text:style-name="T15_31">there</text:span><text:span text:style-name="T15_32"><text:s/></text:span><text:span text:style-name="T15_33">are</text:span><text:span text:style-name="T15_34"><text:s/></text:span><text:span text:style-name="T15_35">a</text:span><text:span text:style-name="T15_36"><text:s/></text:span><text:span text:style-name="T15_37">few</text:span><text:span text:style-name="T15_38"><text:s/></text:span><text:span text:style-name="T15_39">key</text:span><text:span text:style-name="T15_40"><text:s/></text:span><text:span text:style-name="T15_41">elements</text:span><text:span text:style-name="T15_42">:</text:span></text:p>
      <text:list text:style-name="LS1" xml:id="list0">
        <text:list-item>
          <text:p text:style-name="P16"><text:span text:style-name="T16_1">With</text:span><text:span text:style-name="T16_2"><text:s/></text:span><text:span text:style-name="T16_3">advances</text:span><text:span text:style-name="T16_4"><text:s/></text:span><text:span text:style-name="T16_5">in</text:span><text:span text:style-name="T16_6"><text:s/></text:span><text:span text:style-name="T16_7">computer</text:span><text:span text:style-name="T16_8"><text:s/></text:span><text:span text:style-name="T16_9">technology</text:span><text:span text:style-name="T16_10">,<text:s/></text:span><text:span text:style-name="T16_11">it</text:span><text:span text:style-name="T16_12">'</text:span><text:span text:style-name="T16_13">s</text:span><text:span text:style-name="T16_14"><text:s/></text:span><text:span text:style-name="T16_15">possible</text:span><text:span text:style-name="T16_16"><text:s/></text:span><text:span text:style-name="T16_17">for</text:span><text:span text:style-name="T16_18"><text:s/></text:span><text:span text:style-name="T16_19">us</text:span><text:span text:style-name="T16_20"><text:s/></text:span><text:span text:style-name="T16_21">to</text:span><text:span text:style-name="T16_22"><text:s/></text:span><text:span text:style-name="T16_23">catalog</text:span><text:span text:style-name="T16_24"><text:s/></text:span><text:span text:style-name="T16_25">current</text:span><text:span text:style-name="T16_26"><text:s/></text:span><text:span text:style-name="T16_27">efforts</text:span><text:span text:style-name="T16_28"><text:s/></text:span><text:span text:style-name="T16_29">like</text:span><text:span text:style-name="T16_30"><text:s/></text:span><text:span text:style-name="T16_31">never</text:span><text:span text:style-name="T16_32"><text:s/></text:span><text:span text:style-name="T16_33">before</text:span><text:span text:style-name="T16_34">.<text:s/></text:span><text:span text:style-name="T16_35">With</text:span><text:span text:style-name="T16_36"><text:s/></text:span><text:span text:style-name="T16_37">new</text:span><text:span text:style-name="T16_38"><text:s/></text:span><text:span text:style-name="T16_39">data</text:span><text:span text:style-name="T16_40"><text:s/></text:span><text:span text:style-name="T16_41">protocols</text:span><text:span text:style-name="T16_42"><text:s/></text:span><text:span text:style-name="T16_43">and</text:span><text:span text:style-name="T16_44"><text:s/></text:span><text:span text:style-name="T16_45">scrapers</text:span><text:span text:style-name="T16_46">,<text:s/></text:span><text:span text:style-name="T16_47">this</text:span><text:span text:style-name="T16_48"><text:s/></text:span><text:span text:style-name="T16_49">catalog</text:span><text:span text:style-name="T16_50"><text:s/></text:span><text:span text:style-name="T16_51">can</text:span><text:span text:style-name="T16_52"><text:s/></text:span><text:span text:style-name="T16_53">be</text:span><text:span text:style-name="T16_54"><text:s/></text:span><text:span text:style-name="T16_55">created</text:span><text:span text:style-name="T16_56"><text:s/></text:span><text:span text:style-name="T16_57">and</text:span><text:span text:style-name="T16_58"><text:s/></text:span><text:span text:style-name="T16_59">maintained</text:span><text:span text:style-name="T16_60"><text:s/></text:span><text:span text:style-name="T16_61">with</text:span><text:span text:style-name="T16_62"><text:s/></text:span><text:span text:style-name="T16_63">very</text:span><text:span text:style-name="T16_64"><text:s/></text:span><text:span text:style-name="T16_65">little</text:span><text:span text:style-name="T16_66"><text:s/></text:span><text:span text:style-name="T16_67">overhead</text:span><text:span text:style-name="T16_68">.</text:span></text:p>
        </text:list-item>
        <text:list-item>
          <text:p text:style-name="P17"/>
        </text:list-item>
        <text:list-item>
          <text:p text:style-name="P18"><text:span text:style-name="T18_1">Adding</text:span><text:span text:style-name="T18_2"><text:s/></text:span><text:span text:style-name="T18_3">to</text:span><text:span text:style-name="T18_4"><text:s/></text:span><text:span text:style-name="T18_5">that</text:span><text:span text:style-name="T18_6">,<text:s/></text:span><text:span text:style-name="T18_7">we</text:span><text:span text:style-name="T18_8"><text:s/></text:span><text:span text:style-name="T18_9">can</text:span><text:span text:style-name="T18_10"><text:s/></text:span><text:span text:style-name="T18_11">create</text:span><text:span text:style-name="T18_12"><text:s/></text:span><text:span text:style-name="T18_13">big</text:span><text:span text:style-name="T18_14">-</text:span><text:span text:style-name="T18_15">data</text:span><text:span text:style-name="T18_16"><text:s/></text:span><text:span text:style-name="T18_17">algorithms</text:span><text:span text:style-name="T18_18"><text:s/></text:span><text:span text:style-name="T18_19">that</text:span><text:span text:style-name="T18_20"><text:s/></text:span><text:span text:style-name="T18_21">can</text:span><text:span text:style-name="T18_22"><text:s/></text:span><text:span text:style-name="T18_23">tell</text:span><text:span text:style-name="T18_24"><text:s/></text:span><text:span text:style-name="T18_25">us</text:span><text:span text:style-name="T18_26"><text:s/></text:span><text:span text:style-name="T18_27">when</text:span><text:span text:style-name="T18_28"><text:s/></text:span><text:span text:style-name="T18_29">we</text:span><text:span text:style-name="T18_30"><text:s/></text:span><text:span text:style-name="T18_31">need</text:span><text:span text:style-name="T18_32"><text:s/></text:span><text:span text:style-name="T18_33">to</text:span><text:span text:style-name="T18_34"><text:s/></text:span><text:span text:style-name="T18_35">be</text:span><text:span text:style-name="T18_36"><text:s/></text:span><text:span text:style-name="T18_37">talking</text:span><text:span text:style-name="T18_38"><text:s/></text:span><text:span text:style-name="T18_39">and</text:span><text:span text:style-name="T18_40"><text:s/></text:span><text:span text:style-name="T18_41">to</text:span><text:span text:style-name="T18_42"><text:s/></text:span><text:span text:style-name="T18_43">whom</text:span><text:span text:style-name="T18_44">.<text:s/></text:span><text:span text:style-name="T18_45">Imagine</text:span><text:span text:style-name="T18_46"><text:s/></text:span><text:span text:style-name="T18_47">getting</text:span><text:span text:style-name="T18_48"><text:s/></text:span><text:span text:style-name="T18_49">an</text:span><text:span text:style-name="T18_50"><text:s/></text:span><text:span text:style-name="T18_51">email</text:span><text:span text:style-name="T18_52"><text:s/></text:span><text:span text:style-name="T18_53">from</text:span><text:span text:style-name="T18_54"><text:s/>"</text:span><text:span text:style-name="T18_55">The</text:span><text:span text:style-name="T18_56"><text:s/></text:span><text:span text:style-name="T18_57">System</text:span><text:span text:style-name="T18_58">"<text:s/></text:span><text:span text:style-name="T18_59">that</text:span><text:span text:style-name="T18_60"><text:s/></text:span><text:span text:style-name="T18_61">says</text:span><text:span text:style-name="T18_62">,<text:s/>"</text:span><text:span text:style-name="T18_63">hey</text:span><text:span text:style-name="T18_64">,<text:s/></text:span><text:span text:style-name="T18_65">the</text:span><text:span text:style-name="T18_66"><text:s/></text:span><text:span text:style-name="T18_67">project</text:span><text:span text:style-name="T18_68"><text:s/></text:span><text:span text:style-name="T18_69">you</text:span><text:span text:style-name="T18_70">'</text:span><text:span text:style-name="T18_71">re</text:span><text:span text:style-name="T18_72"><text:s/></text:span><text:span text:style-name="T18_73">conceptualizing</text:span><text:span text:style-name="T18_74"><text:s/></text:span><text:span text:style-name="T18_75">is</text:span><text:span text:style-name="T18_76"><text:s/></text:span><text:span text:style-name="T18_77">already</text:span><text:span text:style-name="T18_78"><text:s/></text:span><text:span text:style-name="T18_79">in</text:span><text:span text:style-name="T18_80"><text:s/></text:span><text:span text:style-name="T18_81">pilot</text:span><text:span text:style-name="T18_82"><text:s/></text:span><text:span text:style-name="T18_83">phase</text:span><text:span text:style-name="T18_84"><text:s/></text:span><text:span text:style-name="T18_85">in</text:span><text:span text:style-name="T18_86"><text:s/></text:span><text:span text:style-name="T18_87">Cambodia</text:span><text:span text:style-name="T18_88"><text:s/></text:span><text:span text:style-name="T18_89">under</text:span><text:span text:style-name="T18_90"><text:s/></text:span><text:span text:style-name="T18_91">the</text:span><text:span text:style-name="T18_92"><text:s/></text:span><text:span text:style-name="T18_93">management</text:span><text:span text:style-name="T18_94"><text:s/></text:span><text:span text:style-name="T18_95">of</text:span><text:span text:style-name="T18_96"><text:s/></text:span><text:span text:style-name="T18_97">XYZ</text:span><text:span text:style-name="T18_98">.</text:span><text:span text:style-name="T18_99">org</text:span><text:span text:style-name="T18_100">,<text:s/></text:span><text:span text:style-name="T18_101">and</text:span><text:span text:style-name="T18_102"><text:s/></text:span><text:span text:style-name="T18_103">ABC</text:span><text:span text:style-name="T18_104">.</text:span><text:span text:style-name="T18_105">org</text:span><text:span text:style-name="T18_106"><text:s/></text:span><text:span text:style-name="T18_107">is</text:span><text:span text:style-name="T18_108"><text:s/></text:span><text:span text:style-name="T18_109">likely</text:span><text:span text:style-name="T18_110"><text:s/></text:span><text:span text:style-name="T18_111">to</text:span><text:span text:style-name="T18_112"><text:s/></text:span><text:span text:style-name="T18_113">start</text:span><text:span text:style-name="T18_114"><text:s/></text:span><text:span text:style-name="T18_115">an</text:span><text:span text:style-name="T18_116"><text:s/></text:span><text:span text:style-name="T18_117">initiative</text:span><text:span text:style-name="T18_118"><text:s/></text:span><text:span text:style-name="T18_119">like</text:span><text:span text:style-name="T18_120"><text:s/></text:span><text:span text:style-name="T18_121">this</text:span><text:span text:style-name="T18_122"><text:s/></text:span><text:span text:style-name="T18_123">also</text:span><text:span text:style-name="T18_124">.<text:s/></text:span><text:span text:style-name="T18_125">Notes</text:span><text:span text:style-name="T18_126"><text:s/></text:span><text:span text:style-name="T18_127">from</text:span><text:span text:style-name="T18_128"><text:s/></text:span><text:span text:style-name="T18_129">XYZ</text:span><text:span text:style-name="T18_130">'</text:span><text:span text:style-name="T18_131">s</text:span><text:span text:style-name="T18_132"><text:s/></text:span><text:span text:style-name="T18_133">pilot</text:span><text:span text:style-name="T18_134"><text:s/></text:span><text:span text:style-name="T18_135">initiative</text:span><text:span text:style-name="T18_136"><text:s/></text:span><text:span text:style-name="T18_137">are</text:span><text:span text:style-name="T18_138"><text:s/></text:span><text:span text:style-name="T18_139">here</text:span><text:span text:style-name="T18_140"><text:s/>[</text:span><text:span text:style-name="T18_141">link</text:span><text:span text:style-name="T18_142">]<text:s/></text:span><text:span text:style-name="T18_143">and</text:span><text:span text:style-name="T18_144"><text:s/></text:span><text:span text:style-name="T18_145">we</text:span><text:span text:style-name="T18_146">'</text:span><text:span text:style-name="T18_147">ve</text:span><text:span text:style-name="T18_148"><text:s/></text:span><text:span text:style-name="T18_149">started</text:span><text:span text:style-name="T18_150"><text:s/></text:span><text:span text:style-name="T18_151">a</text:span><text:span text:style-name="T18_152"><text:s/></text:span><text:span text:style-name="T18_153">conversation</text:span><text:span text:style-name="T18_154"><text:s/></text:span><text:span text:style-name="T18_155">among</text:span><text:span text:style-name="T18_156"><text:s/></text:span><text:span text:style-name="T18_157">the</text:span><text:span text:style-name="T18_158"><text:s/></text:span><text:span text:style-name="T18_159">three</text:span><text:span text:style-name="T18_160"><text:s/></text:span><text:span text:style-name="T18_161">of</text:span><text:span text:style-name="T18_162"><text:s/></text:span><text:span text:style-name="T18_163">you</text:span><text:span text:style-name="T18_164"><text:s/></text:span><text:span text:style-name="T18_165">here</text:span><text:span text:style-name="T18_166"><text:s/>[</text:span><text:span text:style-name="T18_167">link</text:span><text:span text:style-name="T18_168"><text:s/></text:span><text:span text:style-name="T18_169">to</text:span><text:span text:style-name="T18_170"><text:s/></text:span><text:span text:style-name="T18_171">communications</text:span><text:span text:style-name="T18_172"><text:s/></text:span><text:span text:style-name="T18_173">forum</text:span><text:span text:style-name="T18_174">]."</text:span></text:p>
        </text:list-item>
        <text:list-item>
          <text:p text:style-name="P19"><text:span text:style-name="T19_1">We</text:span><text:span text:style-name="T19_2">'</text:span><text:span text:style-name="T19_3">ll</text:span><text:span text:style-name="T19_4"><text:s/></text:span><text:span text:style-name="T19_5">also</text:span><text:span text:style-name="T19_6"><text:s/></text:span><text:span text:style-name="T19_7">need</text:span><text:span text:style-name="T19_8"><text:s/></text:span><text:span text:style-name="T19_9">new</text:span><text:span text:style-name="T19_10"><text:s/></text:span><text:span text:style-name="T19_11">ways</text:span><text:span text:style-name="T19_12"><text:s/></text:span><text:span text:style-name="T19_13">of</text:span><text:span text:style-name="T19_14"><text:s/></text:span><text:span text:style-name="T19_15">communicating</text:span><text:span text:style-name="T19_16">.<text:s/></text:span><text:span text:style-name="T19_17">Open</text:span><text:span text:style-name="T19_18"><text:s/></text:span><text:span text:style-name="T19_19">source</text:span><text:span text:style-name="T19_20"><text:s/></text:span><text:span text:style-name="T19_21">is</text:span><text:span text:style-name="T19_22"><text:s/></text:span><text:span text:style-name="T19_23">fast</text:span><text:span text:style-name="T19_24">,<text:s/></text:span><text:span text:style-name="T19_25">and</text:span><text:span text:style-name="T19_26"><text:s/></text:span><text:span text:style-name="T19_27">highly</text:span><text:span text:style-name="T19_28"><text:s/></text:span><text:span text:style-name="T19_29">democratic</text:span><text:span text:style-name="T19_30">.<text:s/></text:span><text:span text:style-name="T19_31">There</text:span><text:span text:style-name="T19_32">'</text:span><text:span text:style-name="T19_33">s</text:span><text:span text:style-name="T19_34"><text:s/></text:span><text:span text:style-name="T19_35">already</text:span><text:span text:style-name="T19_36"><text:s/></text:span><text:span text:style-name="T19_37">technology</text:span><text:span text:style-name="T19_38"><text:s/></text:span><text:span text:style-name="T19_39">available</text:span><text:span text:style-name="T19_40"><text:s/></text:span><text:span text:style-name="T19_41">to</text:span><text:span text:style-name="T19_42"><text:s/></text:span><text:span text:style-name="T19_43">allow</text:span><text:span text:style-name="T19_44"><text:s/></text:span><text:span text:style-name="T19_45">people</text:span><text:span text:style-name="T19_46"><text:s/></text:span><text:span text:style-name="T19_47">to</text:span><text:span text:style-name="T19_48"><text:s/></text:span><text:span text:style-name="T19_49">monitor</text:span><text:span text:style-name="T19_50"><text:s/></text:span><text:span text:style-name="T19_51">and</text:span><text:span text:style-name="T19_52">/</text:span><text:span text:style-name="T19_53">or</text:span><text:span text:style-name="T19_54"><text:s/></text:span><text:span text:style-name="T19_55">participate</text:span><text:span text:style-name="T19_56"><text:s/></text:span><text:span text:style-name="T19_57">in</text:span><text:span text:style-name="T19_58"><text:s/></text:span><text:span text:style-name="T19_59">the</text:span><text:span text:style-name="T19_60"><text:s/></text:span><text:span text:style-name="T19_61">right</text:span><text:span text:style-name="T19_62"><text:s/></text:span><text:span text:style-name="T19_63">channels</text:span><text:span text:style-name="T19_64"><text:s/></text:span><text:span text:style-name="T19_65">with</text:span><text:span text:style-name="T19_66"><text:s/></text:span><text:span text:style-name="T19_67">the</text:span><text:span text:style-name="T19_68"><text:s/></text:span><text:span text:style-name="T19_69">right</text:span><text:span text:style-name="T19_70"><text:s/></text:span><text:span text:style-name="T19_71">people</text:span><text:span text:style-name="T19_72">,<text:s/></text:span><text:span text:style-name="T19_73">but</text:span><text:span text:style-name="T19_74"><text:s/></text:span><text:span text:style-name="T19_75">these</text:span><text:span text:style-name="T19_76"><text:s/></text:span><text:span text:style-name="T19_77">technologies</text:span><text:span text:style-name="T19_78"><text:s/></text:span><text:span text:style-name="T19_79">need</text:span><text:span text:style-name="T19_80"><text:s/></text:span><text:span text:style-name="T19_81">to</text:span><text:span text:style-name="T19_82"><text:s/></text:span><text:span text:style-name="T19_83">be</text:span><text:span text:style-name="T19_84"><text:s/></text:span><text:span text:style-name="T19_85">refined</text:span><text:span text:style-name="T19_86"><text:s/></text:span><text:span text:style-name="T19_87">for</text:span><text:span text:style-name="T19_88"><text:s/></text:span><text:span text:style-name="T19_89">our</text:span><text:span text:style-name="T19_90"><text:s/></text:span><text:span text:style-name="T19_91">new</text:span><text:span text:style-name="T19_92"><text:s/></text:span><text:span text:style-name="T19_93">application</text:span><text:span text:style-name="T19_94"><text:s/></text:span><text:span text:style-name="T19_95">of</text:span><text:span text:style-name="T19_96"><text:s/></text:span><text:span text:style-name="T19_97">them</text:span><text:span text:style-name="T19_98"><text:s/>(</text:span><text:span text:style-name="T19_99">this</text:span><text:span text:style-name="T19_100"><text:s/></text:span><text:span text:style-name="T19_101">is</text:span><text:span text:style-name="T19_102"><text:s/></text:span><text:span text:style-name="T19_103">the</text:span><text:span text:style-name="T19_104"><text:s/></text:span><text:span text:style-name="T19_105">aforementioned</text:span><text:span text:style-name="T19_106"><text:s/>"</text:span><text:span text:style-name="T19_107">communications</text:span><text:span text:style-name="T19_108"><text:s/></text:span><text:span text:style-name="T19_109">forum</text:span><text:span text:style-name="T19_110">").</text:span></text:p>
        </text:list-item>
        <text:list-item>
          <text:p text:style-name="P20"><text:span text:style-name="T20_1">Furthermore</text:span><text:span text:style-name="T20_2">,<text:s/></text:span><text:span text:style-name="T20_3">we</text:span><text:span text:style-name="T20_4"><text:s/></text:span><text:span text:style-name="T20_5">need</text:span><text:span text:style-name="T20_6"><text:s/></text:span><text:span text:style-name="T20_7">a</text:span><text:span text:style-name="T20_8"><text:s/></text:span><text:span text:style-name="T20_9">new</text:span><text:span text:style-name="T20_10"><text:s/></text:span><text:span text:style-name="T20_11">structure</text:span><text:span text:style-name="T20_12"><text:s/></text:span><text:span text:style-name="T20_13">for</text:span><text:span text:style-name="T20_14"><text:s/></text:span><text:span text:style-name="T20_15">open</text:span><text:span text:style-name="T20_16"><text:s/></text:span><text:span text:style-name="T20_17">source</text:span><text:span text:style-name="T20_18"><text:s/></text:span><text:span text:style-name="T20_19">knowledge</text:span><text:span text:style-name="T20_20">.<text:s/></text:span><text:span text:style-name="T20_21">Wikipedia</text:span><text:span text:style-name="T20_22"><text:s/></text:span><text:span text:style-name="T20_23">is</text:span><text:span text:style-name="T20_24"><text:s/></text:span><text:span text:style-name="T20_25">a</text:span><text:span text:style-name="T20_26"><text:s/></text:span><text:span text:style-name="T20_27">good</text:span><text:span text:style-name="T20_28"><text:s/></text:span><text:span text:style-name="T20_29">example</text:span><text:span text:style-name="T20_30"><text:s/></text:span><text:span text:style-name="T20_31">of</text:span><text:span text:style-name="T20_32"><text:s/></text:span><text:span text:style-name="T20_33">the</text:span><text:span text:style-name="T20_34"><text:s/></text:span><text:span text:style-name="T20_35">potential</text:span><text:span text:style-name="T20_36"><text:s/></text:span><text:span text:style-name="T20_37">for</text:span><text:span text:style-name="T20_38"><text:s/></text:span><text:span text:style-name="T20_39">open</text:span><text:span text:style-name="T20_40"><text:s/></text:span><text:span text:style-name="T20_41">source</text:span><text:span text:style-name="T20_42"><text:s/></text:span><text:span text:style-name="T20_43">knowledge</text:span><text:span text:style-name="T20_44">,<text:s/></text:span><text:span text:style-name="T20_45">but</text:span><text:span text:style-name="T20_46"><text:s/></text:span><text:span text:style-name="T20_47">it</text:span><text:span text:style-name="T20_48"><text:s/></text:span><text:span text:style-name="T20_49">can</text:span><text:span text:style-name="T20_50">'</text:span><text:span text:style-name="T20_51">t</text:span><text:span text:style-name="T20_52"><text:s/></text:span><text:span text:style-name="T20_53">capture</text:span><text:span text:style-name="T20_54"><text:s/></text:span><text:span text:style-name="T20_55">the</text:span><text:span text:style-name="T20_56"><text:s/></text:span><text:span text:style-name="T20_57">mushy</text:span><text:span text:style-name="T20_58"><text:s/></text:span><text:span text:style-name="T20_59">sort</text:span><text:span text:style-name="T20_60"><text:s/></text:span><text:span text:style-name="T20_61">of</text:span><text:span text:style-name="T20_62"><text:s/></text:span><text:span text:style-name="T20_63">human</text:span><text:span text:style-name="T20_64"><text:s/></text:span><text:span text:style-name="T20_65">knowledge</text:span><text:span text:style-name="T20_66"><text:s/></text:span><text:span text:style-name="T20_67">that</text:span><text:span text:style-name="T20_68"><text:s/></text:span><text:span text:style-name="T20_69">comes</text:span><text:span text:style-name="T20_70"><text:s/></text:span><text:span text:style-name="T20_71">out</text:span><text:span text:style-name="T20_72"><text:s/></text:span><text:span text:style-name="T20_73">of</text:span><text:span text:style-name="T20_74"><text:s/></text:span><text:span text:style-name="T20_75">case</text:span><text:span text:style-name="T20_76"><text:s/></text:span><text:span text:style-name="T20_77">studies</text:span><text:span text:style-name="T20_78"><text:s/></text:span><text:span text:style-name="T20_79">and</text:span><text:span text:style-name="T20_80"><text:s/></text:span><text:span text:style-name="T20_81">that</text:span><text:span text:style-name="T20_82"><text:s/></text:span><text:span text:style-name="T20_83">changes</text:span><text:span text:style-name="T20_84"><text:s/></text:span><text:span text:style-name="T20_85">depending</text:span><text:span text:style-name="T20_86"><text:s/></text:span><text:span text:style-name="T20_87">on</text:span><text:span text:style-name="T20_88"><text:s/></text:span><text:span text:style-name="T20_89">context</text:span><text:span text:style-name="T20_90">,<text:s/></text:span><text:span text:style-name="T20_91">history</text:span><text:span text:style-name="T20_92"><text:s/></text:span><text:span text:style-name="T20_93">and</text:span><text:span text:style-name="T20_94"><text:s/></text:span><text:span text:style-name="T20_95">culture</text:span><text:span text:style-name="T20_96"><text:s/>(</text:span><text:span text:style-name="T20_97">knowledge</text:span><text:span text:style-name="T20_98"><text:s/></text:span><text:span text:style-name="T20_99">like</text:span><text:span text:style-name="T20_100"><text:s/></text:span><text:span text:style-name="T20_101">leadership</text:span><text:span text:style-name="T20_102"><text:s/></text:span><text:span text:style-name="T20_103">and</text:span><text:span text:style-name="T20_104"><text:s/></text:span><text:span text:style-name="T20_105">management</text:span><text:span text:style-name="T20_106">).<text:s/></text:span><text:span text:style-name="T20_107">We</text:span><text:span text:style-name="T20_108"><text:s/></text:span><text:span text:style-name="T20_109">need</text:span><text:span text:style-name="T20_110"><text:s/></text:span><text:span text:style-name="T20_111">something</text:span><text:span text:style-name="T20_112"><text:s/></text:span><text:span text:style-name="T20_113">that</text:span><text:span text:style-name="T20_114"><text:s/></text:span><text:span text:style-name="T20_115">can</text:span><text:span text:style-name="T20_116">.</text:span></text:p>
        </text:list-item>
        <text:list-item>
          <text:p text:style-name="P21"><text:span text:style-name="T21_1">We</text:span><text:span text:style-name="T21_2"><text:s/></text:span><text:span text:style-name="T21_3">need</text:span><text:span text:style-name="T21_4"><text:s/></text:span><text:span text:style-name="T21_5">a</text:span><text:span text:style-name="T21_6"><text:s/></text:span><text:span text:style-name="T21_7">way</text:span><text:span text:style-name="T21_8"><text:s/></text:span><text:span text:style-name="T21_9">to</text:span><text:span text:style-name="T21_10"><text:s/></text:span><text:span text:style-name="T21_11">proactively</text:span><text:span text:style-name="T21_12"><text:s/></text:span><text:span text:style-name="T21_13">encourage</text:span><text:span text:style-name="T21_14"><text:s/></text:span><text:span text:style-name="T21_15">new</text:span><text:span text:style-name="T21_16"><text:s/></text:span><text:span text:style-name="T21_17">players</text:span><text:span text:style-name="T21_18"><text:s/></text:span><text:span text:style-name="T21_19">to</text:span><text:span text:style-name="T21_20"><text:s/></text:span><text:span text:style-name="T21_21">enter</text:span><text:span text:style-name="T21_22"><text:s/></text:span><text:span text:style-name="T21_23">the</text:span><text:span text:style-name="T21_24"><text:s/></text:span><text:span text:style-name="T21_25">game</text:span><text:span text:style-name="T21_26"><text:s/></text:span><text:span text:style-name="T21_27">and</text:span><text:span text:style-name="T21_28"><text:s/></text:span><text:span text:style-name="T21_29">to</text:span><text:span text:style-name="T21_30"><text:s/></text:span><text:span text:style-name="T21_31">catch</text:span><text:span text:style-name="T21_32"><text:s/></text:span><text:span text:style-name="T21_33">them</text:span><text:span text:style-name="T21_34"><text:s/></text:span><text:span text:style-name="T21_35">up</text:span><text:span text:style-name="T21_36"><text:s/></text:span><text:span text:style-name="T21_37">to</text:span><text:span text:style-name="T21_38"><text:s/></text:span><text:span text:style-name="T21_39">speed</text:span><text:span text:style-name="T21_40"><text:s/></text:span><text:span text:style-name="T21_41">with</text:span><text:span text:style-name="T21_42"><text:s/></text:span><text:span text:style-name="T21_43">the</text:span><text:span text:style-name="T21_44"><text:s/></text:span><text:span text:style-name="T21_45">industry</text:span><text:span text:style-name="T21_46">.<text:s/></text:span><text:span text:style-name="T21_47">Our</text:span><text:span text:style-name="T21_48"><text:s/></text:span><text:span text:style-name="T21_49">common</text:span><text:span text:style-name="T21_50"><text:s/></text:span><text:span text:style-name="T21_51">causes</text:span><text:span text:style-name="T21_52"><text:s/></text:span><text:span text:style-name="T21_53">are</text:span><text:span text:style-name="T21_54"><text:s/></text:span><text:span text:style-name="T21_55">undermined</text:span><text:span text:style-name="T21_56"><text:s/></text:span><text:span text:style-name="T21_57">when</text:span><text:span text:style-name="T21_58"><text:s/></text:span><text:span text:style-name="T21_59">new</text:span><text:span text:style-name="T21_60"><text:s/></text:span><text:span text:style-name="T21_61">players</text:span><text:span text:style-name="T21_62"><text:s/></text:span><text:span text:style-name="T21_63">incur</text:span><text:span text:style-name="T21_64"><text:s/></text:span><text:span text:style-name="T21_65">startup</text:span><text:span text:style-name="T21_66"><text:s/></text:span><text:span text:style-name="T21_67">overhead</text:span><text:span text:style-name="T21_68">.</text:span></text:p>
        </text:list-item>
        <text:list-item>
          <text:p text:style-name="P22"><text:span text:style-name="T22_1">We</text:span><text:span text:style-name="T22_2"><text:s/></text:span><text:span text:style-name="T22_3">need</text:span><text:span text:style-name="T22_4"><text:s/></text:span><text:span text:style-name="T22_5">to</text:span><text:span text:style-name="T22_6"><text:s/></text:span><text:span text:style-name="T22_7">establish</text:span><text:span text:style-name="T22_8"><text:s/></text:span><text:span text:style-name="T22_9">a</text:span><text:span text:style-name="T22_10"><text:s/></text:span><text:span text:style-name="T22_11">template</text:span><text:span text:style-name="T22_12"><text:s/></text:span><text:span text:style-name="T22_13">for</text:span><text:span text:style-name="T22_14"><text:s/></text:span><text:span text:style-name="T22_15">resource</text:span><text:span text:style-name="T22_16"><text:s/></text:span><text:span text:style-name="T22_17">sharing</text:span><text:span text:style-name="T22_18"><text:s/></text:span><text:span text:style-name="T22_19">that</text:span><text:span text:style-name="T22_20"><text:s/></text:span><text:span text:style-name="T22_21">helps</text:span><text:span text:style-name="T22_22"><text:s/></text:span><text:span text:style-name="T22_23">to</text:span><text:span text:style-name="T22_24"><text:s/></text:span><text:span text:style-name="T22_25">effectively</text:span><text:span text:style-name="T22_26"><text:s/></text:span><text:span text:style-name="T22_27">outsource</text:span><text:span text:style-name="T22_28"><text:s/></text:span><text:span text:style-name="T22_29">overhead</text:span><text:span text:style-name="T22_30">.</text:span></text:p>
        </text:list-item>
        <text:list-item>
          <text:p text:style-name="P23"><text:span text:style-name="T23_1">Finally</text:span><text:span text:style-name="T23_2">,<text:s/></text:span><text:span text:style-name="T23_3">we</text:span><text:span text:style-name="T23_4"><text:s/></text:span><text:span text:style-name="T23_5">need</text:span><text:span text:style-name="T23_6"><text:s/></text:span><text:span text:style-name="T23_7">a</text:span><text:span text:style-name="T23_8"><text:s/></text:span><text:span text:style-name="T23_9">way</text:span><text:span text:style-name="T23_10"><text:s/></text:span><text:span text:style-name="T23_11">to</text:span><text:span text:style-name="T23_12"><text:s/></text:span><text:span text:style-name="T23_13">more</text:span><text:span text:style-name="T23_14"><text:s/></text:span><text:span text:style-name="T23_15">proactively</text:span><text:span text:style-name="T23_16"><text:s/></text:span><text:span text:style-name="T23_17">involve</text:span><text:span text:style-name="T23_18"><text:s/></text:span><text:span text:style-name="T23_19">funders</text:span><text:span text:style-name="T23_20"><text:s/></text:span><text:span text:style-name="T23_21">in</text:span><text:span text:style-name="T23_22"><text:s/></text:span><text:span text:style-name="T23_23">the</text:span><text:span text:style-name="T23_24"><text:s/></text:span><text:span text:style-name="T23_25">process</text:span><text:span text:style-name="T23_26"><text:s/></text:span><text:span text:style-name="T23_27">of</text:span><text:span text:style-name="T23_28"><text:s/></text:span><text:span text:style-name="T23_29">aligning</text:span><text:span text:style-name="T23_30"><text:s/></text:span><text:span text:style-name="T23_31">service</text:span><text:span text:style-name="T23_32"><text:s/></text:span><text:span text:style-name="T23_33">providers</text:span><text:span text:style-name="T23_34"><text:s/></text:span><text:span text:style-name="T23_35">and</text:span><text:span text:style-name="T23_36"><text:s/></text:span><text:span text:style-name="T23_37">streamlining</text:span><text:span text:style-name="T23_38"><text:s/></text:span><text:span text:style-name="T23_39">the</text:span><text:span text:style-name="T23_40"><text:s/></text:span><text:span text:style-name="T23_41">movement</text:span><text:span text:style-name="T23_42"><text:s/></text:span><text:span text:style-name="T23_43">of</text:span><text:span text:style-name="T23_44"><text:s/></text:span><text:span text:style-name="T23_45">resources</text:span><text:span text:style-name="T23_46"><text:s/></text:span><text:span text:style-name="T23_47">through</text:span><text:span text:style-name="T23_48"><text:s/></text:span><text:span text:style-name="T23_49">services</text:span><text:span text:style-name="T23_50"><text:s/></text:span><text:span text:style-name="T23_51">to</text:span><text:span text:style-name="T23_52"><text:s/></text:span><text:span text:style-name="T23_53">beneficiaries</text:span><text:span text:style-name="T23_54">.<text:s/>(</text:span><text:span text:style-name="T23_55">Maybe</text:span><text:span text:style-name="T23_56"><text:s/></text:span><text:span text:style-name="T23_57">that</text:span><text:span text:style-name="T23_58">'</text:span><text:span text:style-name="T23_59">s</text:span><text:span text:style-name="T23_60"><text:s/></text:span><text:span text:style-name="T23_61">a</text:span><text:span text:style-name="T23_62"><text:s/></text:span><text:span text:style-name="T23_63">mouthful</text:span><text:span text:style-name="T23_64">,<text:s/></text:span><text:span text:style-name="T23_65">but</text:span><text:span text:style-name="T23_66"><text:s/></text:span><text:span text:style-name="T23_67">the</text:span><text:span text:style-name="T23_68"><text:s/></text:span><text:span text:style-name="T23_69">short</text:span><text:span text:style-name="T23_70"><text:s/></text:span><text:span text:style-name="T23_71">of</text:span><text:span text:style-name="T23_72"><text:s/></text:span><text:span text:style-name="T23_73">it</text:span><text:span text:style-name="T23_74"><text:s/></text:span><text:span text:style-name="T23_75">is</text:span><text:span text:style-name="T23_76"><text:s/></text:span><text:span text:style-name="T23_77">that</text:span><text:span text:style-name="T23_78"><text:s/></text:span><text:span text:style-name="T23_79">we</text:span><text:span text:style-name="T23_80"><text:s/></text:span><text:span text:style-name="T23_81">need</text:span><text:span text:style-name="T23_82"><text:s/></text:span><text:span text:style-name="T23_83">to</text:span><text:span text:style-name="T23_84"><text:s/></text:span><text:span text:style-name="T23_85">do</text:span><text:span text:style-name="T23_86"><text:s/></text:span><text:span text:style-name="T23_87">something</text:span><text:span text:style-name="T23_88"><text:s/></text:span><text:span text:style-name="T23_89">about</text:span><text:span text:style-name="T23_90"><text:s/></text:span><text:span text:style-name="T23_91">the</text:span><text:span text:style-name="T23_92"><text:s/></text:span><text:span text:style-name="T23_93">funding</text:span><text:span text:style-name="T23_94"><text:s/></text:span><text:span text:style-name="T23_95">side</text:span><text:span text:style-name="T23_96"><text:s/></text:span><text:span text:style-name="T23_97">of</text:span><text:span text:style-name="T23_98"><text:s/></text:span><text:span text:style-name="T23_99">the</text:span><text:span text:style-name="T23_100"><text:s/></text:span><text:span text:style-name="T23_101">equation</text:span><text:span text:style-name="T23_102">,<text:s/></text:span><text:span text:style-name="T23_103">and</text:span><text:span text:style-name="T23_104"><text:s/></text:span><text:span text:style-name="T23_105">this</text:span><text:span text:style-name="T23_106"><text:s/></text:span><text:span text:style-name="T23_107">new</text:span><text:span text:style-name="T23_108"><text:s/></text:span><text:span text:style-name="T23_109">framework</text:span><text:span text:style-name="T23_110"><text:s/></text:span><text:span text:style-name="T23_111">may</text:span><text:span text:style-name="T23_112"><text:s/></text:span><text:span text:style-name="T23_113">be</text:span><text:span text:style-name="T23_114"><text:s/></text:span><text:span text:style-name="T23_115">the</text:span><text:span text:style-name="T23_116"><text:s/></text:span><text:span text:style-name="T23_117">vehicle</text:span><text:span text:style-name="T23_118"><text:s/></text:span><text:span text:style-name="T23_119">for</text:span><text:span text:style-name="T23_120"><text:s/></text:span><text:span text:style-name="T23_121">that</text:span><text:span text:style-name="T23_122">.)</text:span></text:p>
        </text:list-item>
      </text:list>
      <text:p text:style-name="P24"><text:span text:style-name="T24_1">With</text:span><text:span text:style-name="T24_2"><text:s/></text:span><text:span text:style-name="T24_3">initiatives</text:span><text:span text:style-name="T24_4"><text:s/></text:span><text:span text:style-name="T24_5">like</text:span><text:span text:style-name="T24_6"><text:s/></text:span><text:span text:style-name="T24_7">your</text:span><text:span text:style-name="T24_8"><text:s/>"</text:span><text:span text:style-name="T24_9">Changemakers</text:span><text:span text:style-name="T24_10">"<text:s/></text:span><text:span text:style-name="T24_11">programs</text:span><text:span text:style-name="T24_12"><text:s/></text:span><text:span text:style-name="T24_13">and</text:span><text:span text:style-name="T24_14"><text:s/></text:span><text:span text:style-name="T24_15">your</text:span><text:span text:style-name="T24_16"><text:s/>"</text:span><text:span text:style-name="T24_17">Ashoka</text:span><text:span text:style-name="T24_18"><text:s/></text:span><text:span text:style-name="T24_19">Globalizer</text:span><text:span text:style-name="T24_20">",<text:s/></text:span><text:span text:style-name="T24_21">you</text:span><text:span text:style-name="T24_22">'</text:span><text:span text:style-name="T24_23">ve</text:span><text:span text:style-name="T24_24"><text:s/></text:span><text:span text:style-name="T24_25">already</text:span><text:span text:style-name="T24_26"><text:s/></text:span><text:span text:style-name="T24_27">established</text:span><text:span text:style-name="T24_28"><text:s/></text:span><text:span text:style-name="T24_29">yourselves</text:span><text:span text:style-name="T24_30"><text:s/></text:span><text:span text:style-name="T24_31">as</text:span><text:span text:style-name="T24_32"><text:s/></text:span><text:span text:style-name="T24_33">leaders</text:span><text:span text:style-name="T24_34"><text:s/></text:span><text:span text:style-name="T24_35">in</text:span><text:span text:style-name="T24_36"><text:s/></text:span><text:span text:style-name="T24_37">the</text:span><text:span text:style-name="T24_38"><text:s/></text:span><text:span text:style-name="T24_39">collaborative</text:span><text:span text:style-name="T24_40"><text:s/></text:span><text:span text:style-name="T24_41">future</text:span><text:span text:style-name="T24_42">.<text:s/></text:span><text:span text:style-name="T24_43">I</text:span><text:span text:style-name="T24_44"><text:s/></text:span><text:span text:style-name="T24_45">hope</text:span><text:span text:style-name="T24_46"><text:s/></text:span><text:span text:style-name="T24_47">you</text:span><text:span text:style-name="T24_48">'</text:span><text:span text:style-name="T24_49">ll</text:span><text:span text:style-name="T24_50"><text:s/></text:span><text:span text:style-name="T24_51">now</text:span><text:span text:style-name="T24_52"><text:s/></text:span><text:span text:style-name="T24_53">consider</text:span><text:span text:style-name="T24_54"><text:s/></text:span><text:span text:style-name="T24_55">helping</text:span><text:span text:style-name="T24_56"><text:s/></text:span><text:span text:style-name="T24_57">me</text:span><text:span text:style-name="T24_58"><text:s/></text:span><text:span text:style-name="T24_59">with</text:span><text:span text:style-name="T24_60"><text:s/></text:span><text:span text:style-name="T24_61">the</text:span><text:span text:style-name="T24_62"><text:s/></text:span><text:span text:style-name="T24_63">development</text:span><text:span text:style-name="T24_64"><text:s/></text:span><text:span text:style-name="T24_65">of</text:span><text:span text:style-name="T24_66"><text:s/></text:span><text:span text:style-name="T24_67">these</text:span><text:span text:style-name="T24_68"><text:s/></text:span><text:span text:style-name="T24_69">ideas</text:span><text:span text:style-name="T24_70">.<text:s/></text:span><text:span text:style-name="T24_71">Specifically</text:span><text:span text:style-name="T24_72">,<text:s/></text:span><text:span text:style-name="T24_73">I</text:span><text:span text:style-name="T24_74">'</text:span><text:span text:style-name="T24_75">m</text:span><text:span text:style-name="T24_76"><text:s/></text:span><text:span text:style-name="T24_77">looking</text:span><text:span text:style-name="T24_78"><text:s/></text:span><text:span text:style-name="T24_79">to</text:span><text:span text:style-name="T24_80"><text:s/></text:span><text:span text:style-name="T24_81">partner</text:span><text:span text:style-name="T24_82"><text:s/></text:span><text:span text:style-name="T24_83">with</text:span><text:span text:style-name="T24_84"><text:s/></text:span><text:span text:style-name="T24_85">people</text:span><text:span text:style-name="T24_86"><text:s/>(</text:span><text:span text:style-name="T24_87">perhaps</text:span><text:span text:style-name="T24_88"><text:s/></text:span><text:span text:style-name="T24_89">Ashoka</text:span><text:span text:style-name="T24_90"><text:s/></text:span><text:span text:style-name="T24_91">fellows</text:span><text:span text:style-name="T24_92"><text:s/></text:span><text:span text:style-name="T24_93">or</text:span><text:span text:style-name="T24_94"><text:s/></text:span><text:span text:style-name="T24_95">staff</text:span><text:span text:style-name="T24_96">)<text:s/></text:span><text:span text:style-name="T24_97">who</text:span><text:span text:style-name="T24_98"><text:s/></text:span><text:span text:style-name="T24_99">are</text:span><text:span text:style-name="T24_100"><text:s/></text:span><text:span text:style-name="T24_101">already</text:span><text:span text:style-name="T24_102"><text:s/></text:span><text:span text:style-name="T24_103">working</text:span><text:span text:style-name="T24_104"><text:s/></text:span><text:span text:style-name="T24_105">toward</text:span><text:span text:style-name="T24_106"><text:s/></text:span><text:span text:style-name="T24_107">similar</text:span><text:span text:style-name="T24_108"><text:s/></text:span><text:span text:style-name="T24_109">goals</text:span><text:span text:style-name="T24_110">,<text:s/></text:span><text:span text:style-name="T24_111">and</text:span><text:span text:style-name="T24_112"><text:s/></text:span><text:span text:style-name="T24_113">I</text:span><text:span text:style-name="T24_114">'</text:span><text:span text:style-name="T24_115">d</text:span><text:span text:style-name="T24_116"><text:s/></text:span><text:span text:style-name="T24_117">like</text:span><text:span text:style-name="T24_118"><text:s/></text:span><text:span text:style-name="T24_119">you</text:span><text:span text:style-name="T24_120"><text:s/></text:span><text:span text:style-name="T24_121">to</text:span><text:span text:style-name="T24_122"><text:s/></text:span><text:span text:style-name="T24_123">consider</text:span><text:span text:style-name="T24_124"><text:s/></text:span><text:span text:style-name="T24_125">putting</text:span><text:span text:style-name="T24_126"><text:s/></text:span><text:span text:style-name="T24_127">me</text:span><text:span text:style-name="T24_128"><text:s/></text:span><text:span text:style-name="T24_129">in</text:span><text:span text:style-name="T24_130"><text:s/></text:span><text:span text:style-name="T24_131">touch</text:span><text:span text:style-name="T24_132"><text:s/></text:span><text:span text:style-name="T24_133">with</text:span><text:span text:style-name="T24_134"><text:s/></text:span><text:span text:style-name="T24_135">those</text:span><text:span text:style-name="T24_136"><text:s/></text:span><text:span text:style-name="T24_137">people</text:span><text:span text:style-name="T24_138">.</text:span></text:p>
      <text:p text:style-name="P25"/>
      <text:p text:style-name="P26"><text:span text:style-name="T26_1">Thanks</text:span><text:span text:style-name="T26_2"><text:s/></text:span><text:span text:style-name="T26_3">for</text:span><text:span text:style-name="T26_4"><text:s/></text:span><text:span text:style-name="T26_5">your</text:span><text:span text:style-name="T26_6"><text:s/></text:span><text:span text:style-name="T26_7">time</text:span><text:span text:style-name="T26_8">,</text:span></text:p>
      <text:p text:style-name="P27"><text:span text:style-name="T27_1">Kael</text:span><text:span text:style-name="T27_2"><text:s/></text:span><text:span text:style-name="T27_3">Shipman</text:span></text:p>
      <text:p text:style-name="P28"><text:span text:style-name="T28_1">Founder</text:span><text:span text:style-name="T28_2">,</text:span><text:span text:style-name="T28_3"><text:a xlink:type="simple" xlink:href="https://theoperationsinstitute.org"><text:span text:style-name="T28_4"><text:s/></text:span></text:a></text:span><text:span text:style-name="T28_5"><text:a xlink:type="simple" xlink:href="https://theoperationsinstitute.org"><text:span text:style-name="T28_6">The</text:span></text:a></text:span><text:span text:style-name="T28_7"><text:a xlink:type="simple" xlink:href="https://theoperationsinstitute.org"><text:span text:style-name="T28_8"><text:s/></text:span></text:a></text:span><text:span text:style-name="T28_9"><text:a xlink:type="simple" xlink:href="https://theoperationsinstitute.org"><text:span text:style-name="T28_10">Operations</text:span></text:a></text:span><text:span text:style-name="T28_11"><text:a xlink:type="simple" xlink:href="https://theoperationsinstitute.org"><text:span text:style-name="T28_12"><text:s/></text:span></text:a></text:span><text:span text:style-name="T28_13"><text:a xlink:type="simple" xlink:href="https://theoperationsinstitute.org"><text:span text:style-name="T28_14">Institute</text:span></text:a></text:span></text:p>
      <text:p text:style-name="P29"><text:span text:style-name="T29_1">+1<text:s/>815.450.7812</text:span></text:p>
      <text:p text:style-name="P30"><text:span text:style-name="T30_1">Chicago</text:span><text:span text:style-name="T30_2">,<text:s/></text:span><text:span text:style-name="T30_3">USA</text:span></text:p>
      <text:p text:style-name="P31"/>
      <text:p text:style-name="P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.353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keep-with-next="always" fo:keep-together="always" style:writing-mode="lr-tb"/>
      <style:text-properties fo:color="#666666" style:font-name="Trebuchet MS" style:font-name-asian="Trebuchet MS" style:font-name-complex="Trebuchet MS"/>
    </style:style>
    <style:style style:name="Heading_20_6" style:display-name="Heading 6" style:family="paragraph" style:parent-style-name="Standard">
      <style:paragraph-properties fo:break-before="auto" fo:line-height="115%" fo:keep-with-next="always" fo:keep-together="always" style:writing-mode="lr-tb"/>
      <style:text-properties fo:color="#999999" style:font-name="Trebuchet MS" style:font-name-asian="Trebuchet MS" style:font-name-complex="Trebuchet MS" style:text-underline-style="solid" style:text-underline-color="font-color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